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87"/>
    <style:style style:name="P3" style:family="paragraph" style:parent-style-name="Preformatted_20_Text" style:list-style-name="L87">
      <style:paragraph-properties fo:margin-top="0in" fo:margin-bottom="0.1965in" style:contextual-spacing="false"/>
    </style:style>
    <style:style style:name="P4" style:family="paragraph" style:parent-style-name="Preformatted_20_Text" style:list-style-name="L90"/>
    <style:style style:name="P5" style:family="paragraph" style:parent-style-name="Preformatted_20_Text" style:list-style-name="L90">
      <style:paragraph-properties fo:margin-top="0in" fo:margin-bottom="0.1965in" style:contextual-spacing="false"/>
    </style:style>
    <style:style style:name="P6" style:family="paragraph" style:parent-style-name="Preformatted_20_Text" style:list-style-name="L92"/>
    <style:style style:name="P7" style:family="paragraph" style:parent-style-name="Preformatted_20_Text" style:list-style-name="L92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in" fo:margin-bottom="0in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in" fo:margin-bottom="0in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in" fo:margin-bottom="0in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in" fo:margin-bottom="0in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in" fo:margin-bottom="0in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in" fo:margin-bottom="0in" style:contextual-spacing="false"/>
    </style:style>
    <style:style style:name="P44" style:family="paragraph" style:parent-style-name="Text_20_body" style:list-style-name="L19"/>
    <style:style style:name="P45" style:family="paragraph" style:parent-style-name="Text_20_body" style:list-style-name="L19">
      <style:paragraph-properties fo:margin-top="0in" fo:margin-bottom="0in" style:contextual-spacing="false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in" fo:margin-bottom="0in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in" fo:margin-bottom="0in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in" fo:margin-bottom="0in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in" fo:margin-bottom="0in" style:contextual-spacing="false"/>
    </style:style>
    <style:style style:name="P54" style:family="paragraph" style:parent-style-name="Text_20_body" style:list-style-name="L24"/>
    <style:style style:name="P55" style:family="paragraph" style:parent-style-name="Text_20_body" style:list-style-name="L24">
      <style:paragraph-properties fo:margin-top="0in" fo:margin-bottom="0in" style:contextual-spacing="false"/>
    </style:style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6">
      <style:paragraph-properties fo:margin-top="0in" fo:margin-bottom="0in" style:contextual-spacing="false"/>
    </style:style>
    <style:style style:name="P59" style:family="paragraph" style:parent-style-name="Text_20_body" style:list-style-name="L27"/>
    <style:style style:name="P60" style:family="paragraph" style:parent-style-name="Text_20_body" style:list-style-name="L27">
      <style:paragraph-properties fo:margin-top="0in" fo:margin-bottom="0in" style:contextual-spacing="false"/>
    </style:style>
    <style:style style:name="P61" style:family="paragraph" style:parent-style-name="Text_20_body" style:list-style-name="L28"/>
    <style:style style:name="P62" style:family="paragraph" style:parent-style-name="Text_20_body" style:list-style-name="L28">
      <style:paragraph-properties fo:margin-top="0in" fo:margin-bottom="0in" style:contextual-spacing="false"/>
    </style:style>
    <style:style style:name="P63" style:family="paragraph" style:parent-style-name="Text_20_body" style:list-style-name="L29"/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in" fo:margin-bottom="0in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1">
      <style:paragraph-properties fo:margin-top="0in" fo:margin-bottom="0in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/>
    <style:style style:name="P70" style:family="paragraph" style:parent-style-name="Text_20_body" style:list-style-name="L33">
      <style:paragraph-properties fo:margin-top="0in" fo:margin-bottom="0in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4">
      <style:paragraph-properties fo:margin-top="0in" fo:margin-bottom="0in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6"/>
    <style:style style:name="P75" style:family="paragraph" style:parent-style-name="Text_20_body" style:list-style-name="L36">
      <style:paragraph-properties fo:margin-top="0in" fo:margin-bottom="0in" style:contextual-spacing="false"/>
    </style:style>
    <style:style style:name="P76" style:family="paragraph" style:parent-style-name="Text_20_body" style:list-style-name="L37"/>
    <style:style style:name="P77" style:family="paragraph" style:parent-style-name="Text_20_body" style:list-style-name="L37">
      <style:paragraph-properties fo:margin-top="0in" fo:margin-bottom="0in" style:contextual-spacing="false"/>
    </style:style>
    <style:style style:name="P78" style:family="paragraph" style:parent-style-name="Text_20_body" style:list-style-name="L38"/>
    <style:style style:name="P79" style:family="paragraph" style:parent-style-name="Text_20_body" style:list-style-name="L38">
      <style:paragraph-properties fo:margin-top="0in" fo:margin-bottom="0in" style:contextual-spacing="false"/>
    </style:style>
    <style:style style:name="P80" style:family="paragraph" style:parent-style-name="Text_20_body" style:list-style-name="L39"/>
    <style:style style:name="P81" style:family="paragraph" style:parent-style-name="Text_20_body" style:list-style-name="L39">
      <style:paragraph-properties fo:margin-top="0in" fo:margin-bottom="0in" style:contextual-spacing="false"/>
    </style:style>
    <style:style style:name="P82" style:family="paragraph" style:parent-style-name="Text_20_body" style:list-style-name="L40"/>
    <style:style style:name="P83" style:family="paragraph" style:parent-style-name="Text_20_body" style:list-style-name="L41"/>
    <style:style style:name="P84" style:family="paragraph" style:parent-style-name="Text_20_body" style:list-style-name="L41">
      <style:paragraph-properties fo:margin-top="0in" fo:margin-bottom="0in" style:contextual-spacing="false"/>
    </style:style>
    <style:style style:name="P85" style:family="paragraph" style:parent-style-name="Text_20_body" style:list-style-name="L42"/>
    <style:style style:name="P86" style:family="paragraph" style:parent-style-name="Text_20_body" style:list-style-name="L42">
      <style:paragraph-properties fo:margin-top="0in" fo:margin-bottom="0in" style:contextual-spacing="false"/>
    </style:style>
    <style:style style:name="P87" style:family="paragraph" style:parent-style-name="Text_20_body" style:list-style-name="L43"/>
    <style:style style:name="P88" style:family="paragraph" style:parent-style-name="Text_20_body" style:list-style-name="L44"/>
    <style:style style:name="P89" style:family="paragraph" style:parent-style-name="Text_20_body" style:list-style-name="L45"/>
    <style:style style:name="P90" style:family="paragraph" style:parent-style-name="Text_20_body" style:list-style-name="L45">
      <style:paragraph-properties fo:margin-top="0in" fo:margin-bottom="0in" style:contextual-spacing="false"/>
    </style:style>
    <style:style style:name="P91" style:family="paragraph" style:parent-style-name="Text_20_body" style:list-style-name="L46"/>
    <style:style style:name="P92" style:family="paragraph" style:parent-style-name="Text_20_body" style:list-style-name="L47"/>
    <style:style style:name="P93" style:family="paragraph" style:parent-style-name="Text_20_body" style:list-style-name="L47">
      <style:paragraph-properties fo:margin-top="0in" fo:margin-bottom="0in" style:contextual-spacing="false"/>
    </style:style>
    <style:style style:name="P94" style:family="paragraph" style:parent-style-name="Text_20_body" style:list-style-name="L48"/>
    <style:style style:name="P95" style:family="paragraph" style:parent-style-name="Text_20_body" style:list-style-name="L48">
      <style:paragraph-properties fo:margin-top="0in" fo:margin-bottom="0in" style:contextual-spacing="false"/>
    </style:style>
    <style:style style:name="P96" style:family="paragraph" style:parent-style-name="Text_20_body" style:list-style-name="L49"/>
    <style:style style:name="P97" style:family="paragraph" style:parent-style-name="Text_20_body" style:list-style-name="L49">
      <style:paragraph-properties fo:margin-top="0in" fo:margin-bottom="0in" style:contextual-spacing="false"/>
    </style:style>
    <style:style style:name="P98" style:family="paragraph" style:parent-style-name="Text_20_body" style:list-style-name="L50"/>
    <style:style style:name="P99" style:family="paragraph" style:parent-style-name="Text_20_body" style:list-style-name="L51"/>
    <style:style style:name="P100" style:family="paragraph" style:parent-style-name="Text_20_body" style:list-style-name="L51">
      <style:paragraph-properties fo:margin-top="0in" fo:margin-bottom="0in" style:contextual-spacing="false"/>
    </style:style>
    <style:style style:name="P101" style:family="paragraph" style:parent-style-name="Text_20_body" style:list-style-name="L52"/>
    <style:style style:name="P102" style:family="paragraph" style:parent-style-name="Text_20_body" style:list-style-name="L52">
      <style:paragraph-properties fo:margin-top="0in" fo:margin-bottom="0in" style:contextual-spacing="false"/>
    </style:style>
    <style:style style:name="P103" style:family="paragraph" style:parent-style-name="Text_20_body" style:list-style-name="L53"/>
    <style:style style:name="P104" style:family="paragraph" style:parent-style-name="Text_20_body" style:list-style-name="L53">
      <style:paragraph-properties fo:margin-top="0in" fo:margin-bottom="0in" style:contextual-spacing="false"/>
    </style:style>
    <style:style style:name="P105" style:family="paragraph" style:parent-style-name="Text_20_body" style:list-style-name="L54"/>
    <style:style style:name="P106" style:family="paragraph" style:parent-style-name="Text_20_body" style:list-style-name="L55"/>
    <style:style style:name="P107" style:family="paragraph" style:parent-style-name="Text_20_body" style:list-style-name="L55">
      <style:paragraph-properties fo:margin-top="0in" fo:margin-bottom="0in" style:contextual-spacing="false"/>
    </style:style>
    <style:style style:name="P108" style:family="paragraph" style:parent-style-name="Text_20_body" style:list-style-name="L56"/>
    <style:style style:name="P109" style:family="paragraph" style:parent-style-name="Text_20_body" style:list-style-name="L56">
      <style:paragraph-properties fo:margin-top="0in" fo:margin-bottom="0in" style:contextual-spacing="false"/>
    </style:style>
    <style:style style:name="P110" style:family="paragraph" style:parent-style-name="Text_20_body" style:list-style-name="L57"/>
    <style:style style:name="P111" style:family="paragraph" style:parent-style-name="Text_20_body" style:list-style-name="L57">
      <style:paragraph-properties fo:margin-top="0in" fo:margin-bottom="0in" style:contextual-spacing="false"/>
    </style:style>
    <style:style style:name="P112" style:family="paragraph" style:parent-style-name="Text_20_body" style:list-style-name="L58"/>
    <style:style style:name="P113" style:family="paragraph" style:parent-style-name="Text_20_body" style:list-style-name="L59"/>
    <style:style style:name="P114" style:family="paragraph" style:parent-style-name="Text_20_body" style:list-style-name="L59">
      <style:paragraph-properties fo:margin-top="0in" fo:margin-bottom="0in" style:contextual-spacing="false"/>
    </style:style>
    <style:style style:name="P115" style:family="paragraph" style:parent-style-name="Text_20_body" style:list-style-name="L60"/>
    <style:style style:name="P116" style:family="paragraph" style:parent-style-name="Text_20_body" style:list-style-name="L61"/>
    <style:style style:name="P117" style:family="paragraph" style:parent-style-name="Text_20_body" style:list-style-name="L61">
      <style:paragraph-properties fo:margin-top="0in" fo:margin-bottom="0in" style:contextual-spacing="false"/>
    </style:style>
    <style:style style:name="P118" style:family="paragraph" style:parent-style-name="Text_20_body" style:list-style-name="L62"/>
    <style:style style:name="P119" style:family="paragraph" style:parent-style-name="Text_20_body" style:list-style-name="L62">
      <style:paragraph-properties fo:margin-top="0in" fo:margin-bottom="0in" style:contextual-spacing="false"/>
    </style:style>
    <style:style style:name="P120" style:family="paragraph" style:parent-style-name="Text_20_body" style:list-style-name="L63"/>
    <style:style style:name="P121" style:family="paragraph" style:parent-style-name="Text_20_body" style:list-style-name="L64"/>
    <style:style style:name="P122" style:family="paragraph" style:parent-style-name="Text_20_body" style:list-style-name="L65"/>
    <style:style style:name="P123" style:family="paragraph" style:parent-style-name="Text_20_body" style:list-style-name="L65">
      <style:paragraph-properties fo:margin-top="0in" fo:margin-bottom="0in" style:contextual-spacing="false"/>
    </style:style>
    <style:style style:name="P124" style:family="paragraph" style:parent-style-name="Text_20_body" style:list-style-name="L66"/>
    <style:style style:name="P125" style:family="paragraph" style:parent-style-name="Text_20_body" style:list-style-name="L67"/>
    <style:style style:name="P126" style:family="paragraph" style:parent-style-name="Text_20_body" style:list-style-name="L67">
      <style:paragraph-properties fo:margin-top="0in" fo:margin-bottom="0in" style:contextual-spacing="false"/>
    </style:style>
    <style:style style:name="P127" style:family="paragraph" style:parent-style-name="Text_20_body" style:list-style-name="L68"/>
    <style:style style:name="P128" style:family="paragraph" style:parent-style-name="Text_20_body" style:list-style-name="L69"/>
    <style:style style:name="P129" style:family="paragraph" style:parent-style-name="Text_20_body" style:list-style-name="L69">
      <style:paragraph-properties fo:margin-top="0in" fo:margin-bottom="0in" style:contextual-spacing="false"/>
    </style:style>
    <style:style style:name="P130" style:family="paragraph" style:parent-style-name="Text_20_body" style:list-style-name="L70"/>
    <style:style style:name="P131" style:family="paragraph" style:parent-style-name="Text_20_body" style:list-style-name="L70">
      <style:paragraph-properties fo:margin-top="0in" fo:margin-bottom="0in" style:contextual-spacing="false"/>
    </style:style>
    <style:style style:name="P132" style:family="paragraph" style:parent-style-name="Text_20_body" style:list-style-name="L71"/>
    <style:style style:name="P133" style:family="paragraph" style:parent-style-name="Text_20_body" style:list-style-name="L71">
      <style:paragraph-properties fo:margin-top="0in" fo:margin-bottom="0in" style:contextual-spacing="false"/>
    </style:style>
    <style:style style:name="P134" style:family="paragraph" style:parent-style-name="Text_20_body" style:list-style-name="L72"/>
    <style:style style:name="P135" style:family="paragraph" style:parent-style-name="Text_20_body" style:list-style-name="L72">
      <style:paragraph-properties fo:margin-top="0in" fo:margin-bottom="0in" style:contextual-spacing="false"/>
    </style:style>
    <style:style style:name="P136" style:family="paragraph" style:parent-style-name="Text_20_body" style:list-style-name="L73"/>
    <style:style style:name="P137" style:family="paragraph" style:parent-style-name="Text_20_body" style:list-style-name="L73">
      <style:paragraph-properties fo:margin-top="0in" fo:margin-bottom="0in" style:contextual-spacing="false"/>
    </style:style>
    <style:style style:name="P138" style:family="paragraph" style:parent-style-name="Text_20_body" style:list-style-name="L74"/>
    <style:style style:name="P139" style:family="paragraph" style:parent-style-name="Text_20_body" style:list-style-name="L74">
      <style:paragraph-properties fo:margin-top="0in" fo:margin-bottom="0in" style:contextual-spacing="false"/>
    </style:style>
    <style:style style:name="P140" style:family="paragraph" style:parent-style-name="Text_20_body" style:list-style-name="L75"/>
    <style:style style:name="P141" style:family="paragraph" style:parent-style-name="Text_20_body" style:list-style-name="L76"/>
    <style:style style:name="P142" style:family="paragraph" style:parent-style-name="Text_20_body" style:list-style-name="L76">
      <style:paragraph-properties fo:margin-top="0in" fo:margin-bottom="0in" style:contextual-spacing="false"/>
    </style:style>
    <style:style style:name="P143" style:family="paragraph" style:parent-style-name="Text_20_body" style:list-style-name="L77"/>
    <style:style style:name="P144" style:family="paragraph" style:parent-style-name="Text_20_body" style:list-style-name="L78"/>
    <style:style style:name="P145" style:family="paragraph" style:parent-style-name="Text_20_body" style:list-style-name="L78">
      <style:paragraph-properties fo:margin-top="0in" fo:margin-bottom="0in" style:contextual-spacing="false"/>
    </style:style>
    <style:style style:name="P146" style:family="paragraph" style:parent-style-name="Text_20_body" style:list-style-name="L79"/>
    <style:style style:name="P147" style:family="paragraph" style:parent-style-name="Text_20_body" style:list-style-name="L79">
      <style:paragraph-properties fo:margin-top="0in" fo:margin-bottom="0in" style:contextual-spacing="false"/>
    </style:style>
    <style:style style:name="P148" style:family="paragraph" style:parent-style-name="Text_20_body" style:list-style-name="L80"/>
    <style:style style:name="P149" style:family="paragraph" style:parent-style-name="Text_20_body" style:list-style-name="L81"/>
    <style:style style:name="P150" style:family="paragraph" style:parent-style-name="Text_20_body" style:list-style-name="L81">
      <style:paragraph-properties fo:margin-top="0in" fo:margin-bottom="0in" style:contextual-spacing="false"/>
    </style:style>
    <style:style style:name="P151" style:family="paragraph" style:parent-style-name="Text_20_body" style:list-style-name="L82"/>
    <style:style style:name="P152" style:family="paragraph" style:parent-style-name="Text_20_body" style:list-style-name="L82">
      <style:paragraph-properties fo:margin-top="0in" fo:margin-bottom="0in" style:contextual-spacing="false"/>
    </style:style>
    <style:style style:name="P153" style:family="paragraph" style:parent-style-name="Text_20_body" style:list-style-name="L83"/>
    <style:style style:name="P154" style:family="paragraph" style:parent-style-name="Text_20_body" style:list-style-name="L84"/>
    <style:style style:name="P155" style:family="paragraph" style:parent-style-name="Text_20_body" style:list-style-name="L84">
      <style:paragraph-properties fo:margin-top="0in" fo:margin-bottom="0in" style:contextual-spacing="false"/>
    </style:style>
    <style:style style:name="P156" style:family="paragraph" style:parent-style-name="Text_20_body" style:list-style-name="L85"/>
    <style:style style:name="P157" style:family="paragraph" style:parent-style-name="Text_20_body" style:list-style-name="L85">
      <style:paragraph-properties fo:margin-top="0in" fo:margin-bottom="0in" style:contextual-spacing="false"/>
    </style:style>
    <style:style style:name="P158" style:family="paragraph" style:parent-style-name="Text_20_body" style:list-style-name="L86"/>
    <style:style style:name="P159" style:family="paragraph" style:parent-style-name="Text_20_body" style:list-style-name="L87"/>
    <style:style style:name="P160" style:family="paragraph" style:parent-style-name="Text_20_body" style:list-style-name="L87">
      <style:paragraph-properties fo:margin-top="0in" fo:margin-bottom="0in" style:contextual-spacing="false"/>
    </style:style>
    <style:style style:name="P161" style:family="paragraph" style:parent-style-name="Text_20_body" style:list-style-name="L88"/>
    <style:style style:name="P162" style:family="paragraph" style:parent-style-name="Text_20_body" style:list-style-name="L88">
      <style:paragraph-properties fo:margin-top="0in" fo:margin-bottom="0in" style:contextual-spacing="false"/>
    </style:style>
    <style:style style:name="P163" style:family="paragraph" style:parent-style-name="Text_20_body" style:list-style-name="L89"/>
    <style:style style:name="P164" style:family="paragraph" style:parent-style-name="Text_20_body" style:list-style-name="L90"/>
    <style:style style:name="P165" style:family="paragraph" style:parent-style-name="Text_20_body" style:list-style-name="L90">
      <style:paragraph-properties fo:margin-top="0in" fo:margin-bottom="0in" style:contextual-spacing="false"/>
    </style:style>
    <style:style style:name="P166" style:family="paragraph" style:parent-style-name="Text_20_body" style:list-style-name="L91"/>
    <style:style style:name="P167" style:family="paragraph" style:parent-style-name="Text_20_body" style:list-style-name="L92"/>
    <style:style style:name="P168" style:family="paragraph" style:parent-style-name="Text_20_body" style:list-style-name="L92">
      <style:paragraph-properties fo:margin-top="0in" fo:margin-bottom="0in" style:contextual-spacing="false"/>
    </style:style>
    <style:style style:name="P169" style:family="paragraph" style:parent-style-name="Text_20_body" style:list-style-name="L93"/>
    <style:style style:name="P170" style:family="paragraph" style:parent-style-name="Text_20_body" style:list-style-name="L94"/>
    <style:style style:name="P171" style:family="paragraph" style:parent-style-name="Text_20_body" style:list-style-name="L94">
      <style:paragraph-properties fo:margin-top="0in" fo:margin-bottom="0in" style:contextual-spacing="false"/>
    </style:style>
    <style:style style:name="P172" style:family="paragraph" style:parent-style-name="Text_20_body" style:list-style-name="L95"/>
    <style:style style:name="P173" style:family="paragraph" style:parent-style-name="Text_20_body" style:list-style-name="L96"/>
    <style:style style:name="P174" style:family="paragraph" style:parent-style-name="Text_20_body" style:list-style-name="L96">
      <style:paragraph-properties fo:margin-top="0in" fo:margin-bottom="0in" style:contextual-spacing="false"/>
    </style:style>
    <style:style style:name="P175" style:family="paragraph" style:parent-style-name="Text_20_body" style:list-style-name="L97"/>
    <style:style style:name="P176" style:family="paragraph" style:parent-style-name="Text_20_body" style:list-style-name="L97">
      <style:paragraph-properties fo:margin-top="0in" fo:margin-bottom="0in" style:contextual-spacing="false"/>
    </style:style>
    <style:style style:name="P177" style:family="paragraph" style:parent-style-name="Text_20_body" style:list-style-name="L98"/>
    <style:style style:name="P178" style:family="paragraph" style:parent-style-name="Text_20_body" style:list-style-name="L98">
      <style:paragraph-properties fo:margin-top="0in" fo:margin-bottom="0in" style:contextual-spacing="false"/>
    </style:style>
    <style:style style:name="P179" style:family="paragraph" style:parent-style-name="Text_20_body" style:list-style-name="L99"/>
    <style:style style:name="P180" style:family="paragraph" style:parent-style-name="Text_20_body" style:list-style-name="L99">
      <style:paragraph-properties fo:margin-top="0in" fo:margin-bottom="0in" style:contextual-spacing="false"/>
    </style:style>
    <style:style style:name="P181" style:family="paragraph" style:parent-style-name="Text_20_body" style:list-style-name="L100"/>
    <style:style style:name="P182" style:family="paragraph" style:parent-style-name="Text_20_body" style:list-style-name="L100">
      <style:paragraph-properties fo:margin-top="0in" fo:margin-bottom="0in" style:contextual-spacing="false"/>
    </style:style>
    <style:style style:name="P183" style:family="paragraph" style:parent-style-name="Text_20_body" style:list-style-name="L101"/>
    <style:style style:name="P184" style:family="paragraph" style:parent-style-name="Text_20_body" style:list-style-name="L101">
      <style:paragraph-properties fo:margin-top="0in" fo:margin-bottom="0in" style:contextual-spacing="false"/>
    </style:style>
    <style:style style:name="P185" style:family="paragraph" style:parent-style-name="Text_20_body" style:list-style-name="L102"/>
    <style:style style:name="P186" style:family="paragraph" style:parent-style-name="Text_20_body" style:list-style-name="L102">
      <style:paragraph-properties fo:margin-top="0in" fo:margin-bottom="0in" style:contextual-spacing="false"/>
    </style:style>
    <style:style style:name="P187" style:family="paragraph" style:parent-style-name="Text_20_body" style:list-style-name="L103"/>
    <style:style style:name="P188" style:family="paragraph" style:parent-style-name="Text_20_body" style:list-style-name="L103">
      <style:paragraph-properties fo:margin-top="0in" fo:margin-bottom="0in" style:contextual-spacing="false"/>
    </style:style>
    <style:style style:name="P189" style:family="paragraph" style:parent-style-name="Text_20_body" style:list-style-name="L104"/>
    <style:style style:name="P190" style:family="paragraph" style:parent-style-name="Text_20_body" style:list-style-name="L104">
      <style:paragraph-properties fo:margin-top="0in" fo:margin-bottom="0in" style:contextual-spacing="false"/>
    </style:style>
    <style:style style:name="P191" style:family="paragraph" style:parent-style-name="Text_20_body" style:list-style-name="L105"/>
    <style:style style:name="P192" style:family="paragraph" style:parent-style-name="Text_20_body" style:list-style-name="L105">
      <style:paragraph-properties fo:margin-top="0in" fo:margin-bottom="0in" style:contextual-spacing="false"/>
    </style:style>
    <style:style style:name="P193" style:family="paragraph" style:parent-style-name="Text_20_body" style:list-style-name="L106"/>
    <style:style style:name="P194" style:family="paragraph" style:parent-style-name="Text_20_body" style:list-style-name="L106">
      <style:paragraph-properties fo:margin-top="0in" fo:margin-bottom="0in" style:contextual-spacing="false"/>
    </style:style>
    <style:style style:name="P195" style:family="paragraph" style:parent-style-name="Text_20_body" style:list-style-name="L107"/>
    <style:style style:name="P196" style:family="paragraph" style:parent-style-name="Text_20_body" style:list-style-name="L107">
      <style:paragraph-properties fo:margin-top="0in" fo:margin-bottom="0in" style:contextual-spacing="false"/>
    </style:style>
    <style:style style:name="P197" style:family="paragraph" style:parent-style-name="Text_20_body" style:list-style-name="L108"/>
    <style:style style:name="P198" style:family="paragraph" style:parent-style-name="Text_20_body" style:list-style-name="L108">
      <style:paragraph-properties fo:margin-top="0in" fo:margin-bottom="0in" style:contextual-spacing="false"/>
    </style:style>
    <style:style style:name="P199" style:family="paragraph" style:parent-style-name="Text_20_body" style:list-style-name="L109"/>
    <style:style style:name="P200" style:family="paragraph" style:parent-style-name="Text_20_body" style:list-style-name="L109">
      <style:paragraph-properties fo:margin-top="0in" fo:margin-bottom="0in" style:contextual-spacing="false"/>
    </style:style>
    <style:style style:name="P201" style:family="paragraph" style:parent-style-name="Text_20_body" style:list-style-name="L110"/>
    <style:style style:name="P202" style:family="paragraph" style:parent-style-name="Text_20_body" style:list-style-name="L110">
      <style:paragraph-properties fo:margin-top="0in" fo:margin-bottom="0in" style:contextual-spacing="false"/>
    </style:style>
    <style:style style:name="P203" style:family="paragraph" style:parent-style-name="Text_20_body" style:list-style-name="L111"/>
    <style:style style:name="P204" style:family="paragraph" style:parent-style-name="Text_20_body" style:list-style-name="L111">
      <style:paragraph-properties fo:margin-top="0in" fo:margin-bottom="0in" style:contextual-spacing="false"/>
    </style:style>
    <style:style style:name="P205" style:family="paragraph" style:parent-style-name="Text_20_body" style:list-style-name="L112"/>
    <style:style style:name="P206" style:family="paragraph" style:parent-style-name="Text_20_body" style:list-style-name="L112">
      <style:paragraph-properties fo:margin-top="0in" fo:margin-bottom="0in" style:contextual-spacing="false"/>
    </style:style>
    <style:style style:name="P207" style:family="paragraph" style:parent-style-name="Text_20_body" style:list-style-name="L113"/>
    <style:style style:name="P208" style:family="paragraph" style:parent-style-name="Text_20_body" style:list-style-name="L113">
      <style:paragraph-properties fo:margin-top="0in" fo:margin-bottom="0in" style:contextual-spacing="false"/>
    </style:style>
    <style:style style:name="P209" style:family="paragraph" style:parent-style-name="Text_20_body" style:list-style-name="L114"/>
    <style:style style:name="P210" style:family="paragraph" style:parent-style-name="Text_20_body" style:list-style-name="L114">
      <style:paragraph-properties fo:margin-top="0in" fo:margin-bottom="0in" style:contextual-spacing="false"/>
    </style:style>
    <style:style style:name="P211" style:family="paragraph" style:parent-style-name="Text_20_body" style:list-style-name="L115"/>
    <style:style style:name="P212" style:family="paragraph" style:parent-style-name="Text_20_body" style:list-style-name="L115">
      <style:paragraph-properties fo:margin-top="0in" fo:margin-bottom="0in" style:contextual-spacing="false"/>
    </style:style>
    <style:style style:name="P213" style:family="paragraph" style:parent-style-name="Text_20_body" style:list-style-name="L116"/>
    <style:style style:name="P214" style:family="paragraph" style:parent-style-name="Text_20_body" style:list-style-name="L116">
      <style:paragraph-properties fo:margin-top="0in" fo:margin-bottom="0in" style:contextual-spacing="false"/>
    </style:style>
    <style:style style:name="P215" style:family="paragraph" style:parent-style-name="Text_20_body" style:list-style-name="L117"/>
    <style:style style:name="P216" style:family="paragraph" style:parent-style-name="Text_20_body" style:list-style-name="L117">
      <style:paragraph-properties fo:margin-top="0in" fo:margin-bottom="0in" style:contextual-spacing="false"/>
    </style:style>
    <style:style style:name="P217" style:family="paragraph" style:parent-style-name="Text_20_body" style:list-style-name="L118"/>
    <style:style style:name="P218" style:family="paragraph" style:parent-style-name="Text_20_body" style:list-style-name="L118">
      <style:paragraph-properties fo:margin-top="0in" fo:margin-bottom="0in" style:contextual-spacing="false"/>
    </style:style>
    <style:style style:name="P219" style:family="paragraph" style:parent-style-name="Text_20_body" style:list-style-name="L119"/>
    <style:style style:name="P220" style:family="paragraph" style:parent-style-name="Text_20_body" style:list-style-name="L119">
      <style:paragraph-properties fo:margin-top="0in" fo:margin-bottom="0in" style:contextual-spacing="false"/>
    </style:style>
    <style:style style:name="P221" style:family="paragraph" style:parent-style-name="Text_20_body" style:list-style-name="L120"/>
    <style:style style:name="P222" style:family="paragraph" style:parent-style-name="Text_20_body" style:list-style-name="L120">
      <style:paragraph-properties fo:margin-top="0in" fo:margin-bottom="0in" style:contextual-spacing="false"/>
    </style:style>
    <style:style style:name="P223" style:family="paragraph" style:parent-style-name="Text_20_body" style:list-style-name="L121"/>
    <style:style style:name="P224" style:family="paragraph" style:parent-style-name="Text_20_body" style:list-style-name="L121">
      <style:paragraph-properties fo:margin-top="0in" fo:margin-bottom="0in" style:contextual-spacing="false"/>
    </style:style>
    <style:style style:name="P225" style:family="paragraph" style:parent-style-name="Text_20_body" style:list-style-name="L122"/>
    <style:style style:name="P226" style:family="paragraph" style:parent-style-name="Text_20_body" style:list-style-name="L122">
      <style:paragraph-properties fo:margin-top="0in" fo:margin-bottom="0in" style:contextual-spacing="false"/>
    </style:style>
    <style:style style:name="P227" style:family="paragraph" style:parent-style-name="Text_20_body" style:list-style-name="L123"/>
    <style:style style:name="P228" style:family="paragraph" style:parent-style-name="Text_20_body" style:list-style-name="L123">
      <style:paragraph-properties fo:margin-top="0in" fo:margin-bottom="0in" style:contextual-spacing="false"/>
    </style:style>
    <style:style style:name="P229" style:family="paragraph" style:parent-style-name="Text_20_body" style:list-style-name="L124"/>
    <style:style style:name="P230" style:family="paragraph" style:parent-style-name="Text_20_body" style:list-style-name="L125"/>
    <style:style style:name="P231" style:family="paragraph" style:parent-style-name="Text_20_body" style:list-style-name="L125">
      <style:paragraph-properties fo:margin-top="0in" fo:margin-bottom="0in" style:contextual-spacing="false"/>
    </style:style>
    <style:style style:name="P232" style:family="paragraph" style:parent-style-name="Text_20_body" style:list-style-name="L126"/>
    <style:style style:name="P233" style:family="paragraph" style:parent-style-name="Text_20_body" style:list-style-name="L126">
      <style:paragraph-properties fo:margin-top="0in" fo:margin-bottom="0in" style:contextual-spacing="false"/>
    </style:style>
    <style:style style:name="P234" style:family="paragraph" style:parent-style-name="Text_20_body" style:list-style-name="L127"/>
    <style:style style:name="P235" style:family="paragraph" style:parent-style-name="Text_20_body" style:list-style-name="L127">
      <style:paragraph-properties fo:margin-top="0in" fo:margin-bottom="0in" style:contextual-spacing="false"/>
    </style:style>
    <style:style style:name="P236" style:family="paragraph" style:parent-style-name="Text_20_body" style:list-style-name="L128"/>
    <style:style style:name="P237" style:family="paragraph" style:parent-style-name="Text_20_body" style:list-style-name="L128">
      <style:paragraph-properties fo:margin-top="0in" fo:margin-bottom="0in" style:contextual-spacing="false"/>
    </style:style>
    <style:style style:name="P238" style:family="paragraph" style:parent-style-name="Text_20_body" style:list-style-name="L129"/>
    <style:style style:name="P239" style:family="paragraph" style:parent-style-name="Text_20_body" style:list-style-name="L129">
      <style:paragraph-properties fo:margin-top="0in" fo:margin-bottom="0in" style:contextual-spacing="false"/>
    </style:style>
    <style:style style:name="P240" style:family="paragraph" style:parent-style-name="Text_20_body" style:list-style-name="L130"/>
    <style:style style:name="P241" style:family="paragraph" style:parent-style-name="Text_20_body" style:list-style-name="L130">
      <style:paragraph-properties fo:margin-top="0in" fo:margin-bottom="0in" style:contextual-spacing="false"/>
    </style:style>
    <style:style style:name="P242" style:family="paragraph" style:parent-style-name="Text_20_body" style:list-style-name="L131"/>
    <style:style style:name="P243" style:family="paragraph" style:parent-style-name="Text_20_body" style:list-style-name="L131">
      <style:paragraph-properties fo:margin-top="0in" fo:margin-bottom="0in" style:contextual-spacing="false"/>
    </style:style>
    <style:style style:name="P244" style:family="paragraph" style:parent-style-name="Text_20_body" style:list-style-name="L132"/>
    <style:style style:name="P245" style:family="paragraph" style:parent-style-name="Text_20_body" style:list-style-name="L132">
      <style:paragraph-properties fo:margin-top="0in" fo:margin-bottom="0in" style:contextual-spacing="false"/>
    </style:style>
    <style:style style:name="P246" style:family="paragraph" style:parent-style-name="Text_20_body" style:list-style-name="L133"/>
    <style:style style:name="P247" style:family="paragraph" style:parent-style-name="Text_20_body" style:list-style-name="L134"/>
    <style:style style:name="P248" style:family="paragraph" style:parent-style-name="Text_20_body" style:list-style-name="L134">
      <style:paragraph-properties fo:margin-top="0in" fo:margin-bottom="0in" style:contextual-spacing="false"/>
    </style:style>
    <style:style style:name="P249" style:family="paragraph" style:parent-style-name="Text_20_body" style:list-style-name="L135"/>
    <style:style style:name="P250" style:family="paragraph" style:parent-style-name="Text_20_body" style:list-style-name="L136"/>
    <style:style style:name="P251" style:family="paragraph" style:parent-style-name="Text_20_body" style:list-style-name="L136">
      <style:paragraph-properties fo:margin-top="0in" fo:margin-bottom="0in" style:contextual-spacing="false"/>
    </style:style>
    <style:style style:name="P252" style:family="paragraph" style:parent-style-name="Text_20_body" style:list-style-name="L137"/>
    <style:style style:name="P253" style:family="paragraph" style:parent-style-name="Text_20_body" style:list-style-name="L138"/>
    <style:style style:name="P254" style:family="paragraph" style:parent-style-name="Text_20_body" style:list-style-name="L138">
      <style:paragraph-properties fo:margin-top="0in" fo:margin-bottom="0in" style:contextual-spacing="false"/>
    </style:style>
    <style:style style:name="P255" style:family="paragraph" style:parent-style-name="Text_20_body" style:list-style-name="L139"/>
    <style:style style:name="P256" style:family="paragraph" style:parent-style-name="Text_20_body" style:list-style-name="L139">
      <style:paragraph-properties fo:margin-top="0in" fo:margin-bottom="0in" style:contextual-spacing="false"/>
    </style:style>
    <style:style style:name="P257" style:family="paragraph" style:parent-style-name="Text_20_body" style:list-style-name="L140"/>
    <style:style style:name="P258" style:family="paragraph" style:parent-style-name="Text_20_body" style:list-style-name="L140">
      <style:paragraph-properties fo:margin-top="0in" fo:margin-bottom="0in" style:contextual-spacing="false"/>
    </style:style>
    <style:style style:name="P259" style:family="paragraph" style:parent-style-name="Text_20_body" style:list-style-name="L141"/>
    <style:style style:name="P260" style:family="paragraph" style:parent-style-name="Text_20_body" style:list-style-name="L141">
      <style:paragraph-properties fo:margin-top="0in" fo:margin-bottom="0in" style:contextual-spacing="false"/>
    </style:style>
    <style:style style:name="P261" style:family="paragraph" style:parent-style-name="Text_20_body" style:list-style-name="L142"/>
    <style:style style:name="P262" style:family="paragraph" style:parent-style-name="Text_20_body" style:list-style-name="L142">
      <style:paragraph-properties fo:margin-top="0in" fo:margin-bottom="0in" style:contextual-spacing="false"/>
    </style:style>
    <style:style style:name="P263" style:family="paragraph" style:parent-style-name="Text_20_body" style:list-style-name="L143"/>
    <style:style style:name="P264" style:family="paragraph" style:parent-style-name="Text_20_body" style:list-style-name="L143">
      <style:paragraph-properties fo:margin-top="0in" fo:margin-bottom="0in" style:contextual-spacing="false"/>
    </style:style>
    <style:style style:name="P265" style:family="paragraph" style:parent-style-name="Text_20_body" style:list-style-name="L144"/>
    <style:style style:name="P266" style:family="paragraph" style:parent-style-name="Text_20_body" style:list-style-name="L144">
      <style:paragraph-properties fo:margin-top="0in" fo:margin-bottom="0in" style:contextual-spacing="false"/>
    </style:style>
    <style:style style:name="P267" style:family="paragraph" style:parent-style-name="Text_20_body" style:list-style-name="L145"/>
    <style:style style:name="P268" style:family="paragraph" style:parent-style-name="Text_20_body" style:list-style-name="L145">
      <style:paragraph-properties fo:margin-top="0in" fo:margin-bottom="0in" style:contextual-spacing="false"/>
    </style:style>
    <style:style style:name="P269" style:family="paragraph" style:parent-style-name="Text_20_body" style:list-style-name="L146"/>
    <style:style style:name="P270" style:family="paragraph" style:parent-style-name="Text_20_body" style:list-style-name="L147"/>
    <style:style style:name="P271" style:family="paragraph" style:parent-style-name="Text_20_body" style:list-style-name="L147">
      <style:paragraph-properties fo:margin-top="0in" fo:margin-bottom="0in" style:contextual-spacing="false"/>
    </style:style>
    <style:style style:name="P272" style:family="paragraph" style:parent-style-name="Text_20_body" style:list-style-name="L148"/>
    <style:style style:name="P273" style:family="paragraph" style:parent-style-name="Text_20_body" style:list-style-name="L148">
      <style:paragraph-properties fo:margin-top="0in" fo:margin-bottom="0in" style:contextual-spacing="false"/>
    </style:style>
    <style:style style:name="P274" style:family="paragraph" style:parent-style-name="Text_20_body" style:list-style-name="L149"/>
    <style:style style:name="P275" style:family="paragraph" style:parent-style-name="Text_20_body" style:list-style-name="L149">
      <style:paragraph-properties fo:margin-top="0in" fo:margin-bottom="0in" style:contextual-spacing="false"/>
    </style:style>
    <style:style style:name="P276" style:family="paragraph" style:parent-style-name="Text_20_body" style:list-style-name="L150"/>
    <style:style style:name="P277" style:family="paragraph" style:parent-style-name="Text_20_body" style:list-style-name="L150">
      <style:paragraph-properties fo:margin-top="0in" fo:margin-bottom="0in" style:contextual-spacing="false"/>
    </style:style>
    <style:style style:name="P278" style:family="paragraph" style:parent-style-name="Text_20_body" style:list-style-name="L151"/>
    <style:style style:name="P279" style:family="paragraph" style:parent-style-name="Text_20_body" style:list-style-name="L151">
      <style:paragraph-properties fo:margin-top="0in" fo:margin-bottom="0in" style:contextual-spacing="false"/>
    </style:style>
    <style:style style:name="P280" style:family="paragraph" style:parent-style-name="Text_20_body" style:list-style-name="L152"/>
    <style:style style:name="P281" style:family="paragraph" style:parent-style-name="Text_20_body" style:list-style-name="L153"/>
    <style:style style:name="P282" style:family="paragraph" style:parent-style-name="Text_20_body" style:list-style-name="L153">
      <style:paragraph-properties fo:margin-top="0in" fo:margin-bottom="0in" style:contextual-spacing="false"/>
    </style:style>
    <style:style style:name="P283" style:family="paragraph" style:parent-style-name="Text_20_body" style:list-style-name="L154"/>
    <style:style style:name="P284" style:family="paragraph" style:parent-style-name="Text_20_body" style:list-style-name="L154">
      <style:paragraph-properties fo:margin-top="0in" fo:margin-bottom="0in" style:contextual-spacing="false"/>
    </style:style>
    <style:style style:name="P285" style:family="paragraph" style:parent-style-name="Text_20_body" style:list-style-name="L155"/>
    <style:style style:name="P286" style:family="paragraph" style:parent-style-name="Text_20_body" style:list-style-name="L155">
      <style:paragraph-properties fo:margin-top="0in" fo:margin-bottom="0in" style:contextual-spacing="false"/>
    </style:style>
    <style:style style:name="P287" style:family="paragraph" style:parent-style-name="Text_20_body" style:list-style-name="L156"/>
    <style:style style:name="P288" style:family="paragraph" style:parent-style-name="Text_20_body" style:list-style-name="L157"/>
    <style:style style:name="P289" style:family="paragraph" style:parent-style-name="Text_20_body" style:list-style-name="L157">
      <style:paragraph-properties fo:margin-top="0in" fo:margin-bottom="0in" style:contextual-spacing="false"/>
    </style:style>
    <style:style style:name="P290" style:family="paragraph" style:parent-style-name="Text_20_body" style:list-style-name="L158"/>
    <style:style style:name="P291" style:family="paragraph" style:parent-style-name="Text_20_body" style:list-style-name="L158">
      <style:paragraph-properties fo:margin-top="0in" fo:margin-bottom="0in" style:contextual-spacing="false"/>
    </style:style>
    <style:style style:name="P292" style:family="paragraph" style:parent-style-name="Text_20_body" style:list-style-name="L159"/>
    <style:style style:name="P293" style:family="paragraph" style:parent-style-name="Text_20_body" style:list-style-name="L160"/>
    <style:style style:name="P294" style:family="paragraph" style:parent-style-name="Text_20_body" style:list-style-name="L160">
      <style:paragraph-properties fo:margin-top="0in" fo:margin-bottom="0in" style:contextual-spacing="false"/>
    </style:style>
    <style:style style:name="P295" style:family="paragraph" style:parent-style-name="Text_20_body" style:list-style-name="L161"/>
    <style:style style:name="P296" style:family="paragraph" style:parent-style-name="Text_20_body" style:list-style-name="L161">
      <style:paragraph-properties fo:margin-top="0in" fo:margin-bottom="0in" style:contextual-spacing="false"/>
    </style:style>
    <style:style style:name="P297" style:family="paragraph" style:parent-style-name="Text_20_body" style:list-style-name="L162"/>
    <style:style style:name="P298" style:family="paragraph" style:parent-style-name="Text_20_body" style:list-style-name="L163"/>
    <style:style style:name="P299" style:family="paragraph" style:parent-style-name="Text_20_body" style:list-style-name="L164"/>
    <style:style style:name="P300" style:family="paragraph" style:parent-style-name="Text_20_body" style:list-style-name="L164">
      <style:paragraph-properties fo:margin-top="0in" fo:margin-bottom="0in" style:contextual-spacing="false"/>
    </style:style>
    <style:style style:name="P301" style:family="paragraph" style:parent-style-name="Text_20_body" style:list-style-name="L165"/>
    <style:style style:name="P302" style:family="paragraph" style:parent-style-name="Text_20_body" style:list-style-name="L166"/>
    <style:style style:name="P303" style:family="paragraph" style:parent-style-name="Text_20_body" style:list-style-name="L166">
      <style:paragraph-properties fo:margin-top="0in" fo:margin-bottom="0in" style:contextual-spacing="false"/>
    </style:style>
    <style:style style:name="P304" style:family="paragraph" style:parent-style-name="Text_20_body" style:list-style-name="L167"/>
    <style:style style:name="P305" style:family="paragraph" style:parent-style-name="Text_20_body" style:list-style-name="L167">
      <style:paragraph-properties fo:margin-top="0in" fo:margin-bottom="0in" style:contextual-spacing="false"/>
    </style:style>
    <style:style style:name="P306" style:family="paragraph" style:parent-style-name="Text_20_body" style:list-style-name="L168"/>
    <style:style style:name="P307" style:family="paragraph" style:parent-style-name="Text_20_body" style:list-style-name="L169"/>
    <style:style style:name="P308" style:family="paragraph" style:parent-style-name="Text_20_body" style:list-style-name="L169">
      <style:paragraph-properties fo:margin-top="0in" fo:margin-bottom="0in" style:contextual-spacing="false"/>
    </style:style>
    <style:style style:name="P309" style:family="paragraph" style:parent-style-name="Text_20_body" style:list-style-name="L170"/>
    <style:style style:name="P310" style:family="paragraph" style:parent-style-name="Text_20_body" style:list-style-name="L171"/>
    <style:style style:name="P311" style:family="paragraph" style:parent-style-name="Text_20_body" style:list-style-name="L171">
      <style:paragraph-properties fo:margin-top="0in" fo:margin-bottom="0in" style:contextual-spacing="false"/>
    </style:style>
    <style:style style:name="P312" style:family="paragraph" style:parent-style-name="Text_20_body" style:list-style-name="L172"/>
    <style:style style:name="P313" style:family="paragraph" style:parent-style-name="Text_20_body" style:list-style-name="L173"/>
    <style:style style:name="P314" style:family="paragraph" style:parent-style-name="Text_20_body" style:list-style-name="L174"/>
    <style:style style:name="P315" style:family="paragraph" style:parent-style-name="Text_20_body" style:list-style-name="L175"/>
    <style:style style:name="P316" style:family="paragraph" style:parent-style-name="Text_20_body" style:list-style-name="L175">
      <style:paragraph-properties fo:margin-top="0in" fo:margin-bottom="0in" style:contextual-spacing="false"/>
    </style:style>
    <style:style style:name="P317" style:family="paragraph" style:parent-style-name="Text_20_body" style:list-style-name="L176"/>
    <style:style style:name="P318" style:family="paragraph" style:parent-style-name="Text_20_body" style:list-style-name="L17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GUIDE COMPLET - SYSTÈME DE GESTION DES DETTES &amp; ÉPARGNES</text:h>
      <text:h text:style-name="Heading_20_2" text:outline-level="2">Poissonnerie Multi-Sites avec Spring Boot</text:h>
      <text:p text:style-name="Text_20_body"><text:span text:style-name="Strong_20_Emphasis">Version : 1.0</text:span><text:line-break/><text:span text:style-name="Strong_20_Emphasis">Durée estimée : 12-14 jours</text:span><text:line-break/><text:span text:style-name="Strong_20_Emphasis">Technologies : Spring Boot 3.5.8 + PostgreSQL + Angular (futur)</text:span></text:p>
      <text:p text:style-name="Horizontal_20_Line"/>
      <text:h text:style-name="Heading_20_2" text:outline-level="2">🎯 OBJECTIF FINAL</text:h>
      <text:p text:style-name="Text_20_body">Créer une application Spring Boot qui permet de :</text:p>
      <text:list text:style-name="L1">
        <text:list-item>
          <text:p text:style-name="P9"><text:span text:style-name="Strong_20_Emphasis">Gérer plusieurs poissonneries</text:span> (AKWA, BONABERI, DEIDO) </text:p>
        </text:list-item>
        <text:list-item>
          <text:p text:style-name="P9"><text:span text:style-name="Strong_20_Emphasis">Gérer les dettes clients</text:span> avec historique complet </text:p>
        </text:list-item>
        <text:list-item>
          <text:p text:style-name="P9"><text:span text:style-name="Strong_20_Emphasis">Gérer les épargnes clients</text:span> avec dépôts/retraits </text:p>
        </text:list-item>
        <text:list-item>
          <text:p text:style-name="P9"><text:span text:style-name="Strong_20_Emphasis">Fonctionnalité intelligente</text:span> : payer dette avec épargne </text:p>
        </text:list-item>
        <text:list-item>
          <text:p text:style-name="P9"><text:span text:style-name="Strong_20_Emphasis">Système de notifications</text:span> (alertes dettes &gt; 5000 FCFA, rappels dimanche) </text:p>
        </text:list-item>
        <text:list-item>
          <text:p text:style-name="P9"><text:span text:style-name="Strong_20_Emphasis">Traçabilité complète</text:span> (qui fait quoi, où, quand) </text:p>
        </text:list-item>
        <text:list-item>
          <text:p text:style-name="P9"><text:span text:style-name="Strong_20_Emphasis">Rapports PDF</text:span> professionnels </text:p>
        </text:list-item>
        <text:list-item>
          <text:p text:style-name="P8"><text:span text:style-name="Strong_20_Emphasis">Multi-utilisateurs</text:span> avec rôles et permissions </text:p>
        </text:list-item>
      </text:list>
      <text:p text:style-name="Horizontal_20_Line"/>
      <text:h text:style-name="Heading_20_1" text:outline-level="1">📋 VUE D'ENSEMBLE DU PROJET</text:h>
      <text:h text:style-name="Heading_20_2" text:outline-level="2">Architecture Fonctionnelle</text:h>
      <text:p text:style-name="Preformatted_20_Text"><text:span text:style-name="Source_20_Text">🔴 SUPER_ADMIN</text:span></text:p>
      <text:p text:style-name="Preformatted_20_Text"><text:span text:style-name="Source_20_Text"><text:s text:c="3"/>└── Gère tout le système</text:span></text:p>
      <text:p text:style-name="Preformatted_20_Text"/>
      <text:p text:style-name="Preformatted_20_Text"><text:span text:style-name="Source_20_Text"> BUREAU PRINCIPAL</text:span></text:p>
      <text:p text:style-name="Preformatted_20_Text"><text:span text:style-name="Source_20_Text"><text:s text:c="3"/>├── PATRON (voit tout)</text:span></text:p>
      <text:p text:style-name="Preformatted_20_Text"><text:span text:style-name="Source_20_Text"><text:s text:c="3"/>├── CAISSIÈRE PRINCIPALE (voit tout)</text:span></text:p>
      <text:p text:style-name="Preformatted_20_Text"><text:span text:style-name="Source_20_Text"><text:s text:c="3"/>└── ENREGISTREUSE (voit tout)</text:span></text:p>
      <text:p text:style-name="Preformatted_20_Text"/>
      <text:p text:style-name="Preformatted_20_Text"><text:span text:style-name="Source_20_Text"> POISSONNERIE AKWA</text:span></text:p>
      <text:p text:style-name="Preformatted_20_Text"><text:span text:style-name="Source_20_Text"><text:s text:c="3"/>├── CAISSIÈRE AKWA (par défaut sur AKWA)</text:span></text:p>
      <text:p text:style-name="Preformatted_20_Text"><text:span text:style-name="Source_20_Text"><text:s text:c="3"/>└── Clients + Dettes + Épargnes AKWA</text:span></text:p>
      <text:p text:style-name="Preformatted_20_Text"/>
      <text:p text:style-name="Preformatted_20_Text"><text:span text:style-name="Source_20_Text"> POISSONNERIE BONABERI</text:span></text:p>
      <text:p text:style-name="Preformatted_20_Text"><text:span text:style-name="Source_20_Text"><text:s text:c="3"/>├── CAISSIÈRE BONABERI (par défaut sur BONABERI)</text:span></text:p>
      <text:p text:style-name="Preformatted_20_Text"><text:span text:style-name="Source_20_Text"><text:s text:c="3"/>└── Clients + Dettes + Épargnes BONABERI</text:span></text:p>
      <text:p text:style-name="Preformatted_20_Text"/>
      <text:p text:style-name="Preformatted_20_Text"><text:span text:style-name="Source_20_Text"> POISSONNERIE DEIDO</text:span></text:p>
      <text:p text:style-name="Preformatted_20_Text"><text:span text:style-name="Source_20_Text"><text:s text:c="3"/>├── CAISSIÈRE DEIDO (par défaut sur DEIDO)</text:span></text:p>
      <text:p text:style-name="P1"><text:span text:style-name="Source_20_Text"><text:s text:c="3"/>└── Clients + Dettes + Épargnes DEIDO</text:span></text:p>
      <text:p text:style-name="Horizontal_20_Line"/>
      <text:h text:style-name="Heading_20_1" text:outline-level="1"><text:soft-page-break/>🗂️ STRUCTURE DES PACKAGES (CONVENTION SPRING BOOT)</text:h>
      <text:p text:style-name="Preformatted_20_Text"><text:span text:style-name="Source_20_Text">src/main/java/com/fishcam/</text:span></text:p>
      <text:p text:style-name="Preformatted_20_Text"><text:span text:style-name="Source_20_Text">│</text:span></text:p>
      <text:p text:style-name="Preformatted_20_Text"><text:span text:style-name="Source_20_Text">├── 📁 domain/ <text:s text:c="13"/># Entités métier (base de données)</text:span></text:p>
      <text:p text:style-name="Preformatted_20_Text"><text:span text:style-name="Source_20_Text">│ <text:s text:c="2"/>├── User.java</text:span></text:p>
      <text:p text:style-name="Preformatted_20_Text"><text:span text:style-name="Source_20_Text">│ <text:s text:c="2"/>├── Poissonnerie.java</text:span></text:p>
      <text:p text:style-name="Preformatted_20_Text"><text:span text:style-name="Source_20_Text">│ <text:s text:c="2"/>├── Client.java</text:span></text:p>
      <text:p text:style-name="Preformatted_20_Text"><text:span text:style-name="Source_20_Text">│ <text:s text:c="2"/>├── Dette.java</text:span></text:p>
      <text:p text:style-name="Preformatted_20_Text"><text:span text:style-name="Source_20_Text">│ <text:s text:c="2"/>├── TransactionDette.java</text:span></text:p>
      <text:p text:style-name="Preformatted_20_Text"><text:span text:style-name="Source_20_Text">│ <text:s text:c="2"/>├── Epargne.java</text:span></text:p>
      <text:p text:style-name="Preformatted_20_Text"><text:span text:style-name="Source_20_Text">│ <text:s text:c="2"/>├── TransactionEpargne.java</text:span></text:p>
      <text:p text:style-name="Preformatted_20_Text"><text:span text:style-name="Source_20_Text">│ <text:s text:c="2"/>└── Notification.java</text:span></text:p>
      <text:p text:style-name="Preformatted_20_Text"><text:span text:style-name="Source_20_Text">│</text:span></text:p>
      <text:p text:style-name="Preformatted_20_Text"><text:span text:style-name="Source_20_Text">├── 📁 repository/ <text:s text:c="9"/># Accès base de données (Spring Data JPA)</text:span></text:p>
      <text:p text:style-name="Preformatted_20_Text"><text:span text:style-name="Source_20_Text">│ <text:s text:c="2"/>├── UserRepository.java</text:span></text:p>
      <text:p text:style-name="Preformatted_20_Text"><text:span text:style-name="Source_20_Text">│ <text:s text:c="2"/>├── PoissonnerieRepository.java</text:span></text:p>
      <text:p text:style-name="Preformatted_20_Text"><text:span text:style-name="Source_20_Text">│ <text:s text:c="2"/>├── ClientRepository.java</text:span></text:p>
      <text:p text:style-name="Preformatted_20_Text"><text:span text:style-name="Source_20_Text">│ <text:s text:c="2"/>├── DetteRepository.java</text:span></text:p>
      <text:p text:style-name="Preformatted_20_Text"><text:span text:style-name="Source_20_Text">│ <text:s text:c="2"/>├── TransactionDetteRepository.java</text:span></text:p>
      <text:p text:style-name="Preformatted_20_Text"><text:span text:style-name="Source_20_Text">│ <text:s text:c="2"/>├── EpargneRepository.java</text:span></text:p>
      <text:p text:style-name="Preformatted_20_Text"><text:span text:style-name="Source_20_Text">│ <text:s text:c="2"/>├── TransactionEpargneRepository.java</text:span></text:p>
      <text:p text:style-name="Preformatted_20_Text"><text:span text:style-name="Source_20_Text">│ <text:s text:c="2"/>└── NotificationRepository.java</text:span></text:p>
      <text:p text:style-name="Preformatted_20_Text"><text:span text:style-name="Source_20_Text">│</text:span></text:p>
      <text:p text:style-name="Preformatted_20_Text"><text:span text:style-name="Source_20_Text">├── 📁 dto/ <text:s text:c="16"/># Data Transfer Objects (ce qu'on envoie à Angular)</text:span></text:p>
      <text:p text:style-name="Preformatted_20_Text"><text:span text:style-name="Source_20_Text">│ <text:s text:c="2"/>├── request/ <text:s text:c="10"/># Requêtes entrantes</text:span></text:p>
      <text:p text:style-name="Preformatted_20_Text"><text:span text:style-name="Source_20_Text">│ <text:s text:c="2"/>│ <text:s text:c="2"/>├── CreateClientRequest.java</text:span></text:p>
      <text:p text:style-name="Preformatted_20_Text"><text:span text:style-name="Source_20_Text">│ <text:s text:c="2"/>│ <text:s text:c="2"/>├── CreateDetteRequest.java</text:span></text:p>
      <text:p text:style-name="Preformatted_20_Text"><text:span text:style-name="Source_20_Text">│ <text:s text:c="2"/>│ <text:s text:c="2"/>├── RemboursementRequest.java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└── response/ <text:s text:c="9"/># Réponses sortantes</text:span></text:p>
      <text:p text:style-name="Preformatted_20_Text"><text:span text:style-name="Source_20_Text">│ <text:s text:c="6"/>├── ClientResponse.java</text:span></text:p>
      <text:p text:style-name="Preformatted_20_Text"><text:span text:style-name="Source_20_Text">│ <text:s text:c="6"/>├── DetteResponse.java</text:span></text:p>
      <text:p text:style-name="Preformatted_20_Text"><text:span text:style-name="Source_20_Text">│ <text:s text:c="6"/>└── ...</text:span></text:p>
      <text:p text:style-name="Preformatted_20_Text"><text:span text:style-name="Source_20_Text">│</text:span></text:p>
      <text:p text:style-name="Preformatted_20_Text"><text:span text:style-name="Source_20_Text">├── 📁 mapper/ <text:s text:c="13"/># Conversions Entity ↔ DTO (MapStruct)</text:span></text:p>
      <text:p text:style-name="Preformatted_20_Text"><text:span text:style-name="Source_20_Text">│ <text:s text:c="2"/>├── ClientMapper.java</text:span></text:p>
      <text:p text:style-name="Preformatted_20_Text"><text:span text:style-name="Source_20_Text">│ <text:s text:c="2"/>├── DetteMapper.java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📁 service/ <text:s text:c="12"/># Logique métier</text:span></text:p>
      <text:p text:style-name="Preformatted_20_Text"><text:span text:style-name="Source_20_Text">│ <text:s text:c="2"/>├── UserService.java</text:span></text:p>
      <text:p text:style-name="Preformatted_20_Text"><text:span text:style-name="Source_20_Text">│ <text:s text:c="2"/>├── PoissonnerieService.java</text:span></text:p>
      <text:p text:style-name="Preformatted_20_Text"><text:span text:style-name="Source_20_Text">│ <text:s text:c="2"/>├── ClientService.java</text:span></text:p>
      <text:p text:style-name="Preformatted_20_Text"><text:span text:style-name="Source_20_Text">│ <text:s text:c="2"/>├── DetteService.java</text:span></text:p>
      <text:p text:style-name="Preformatted_20_Text"><text:span text:style-name="Source_20_Text">│ <text:s text:c="2"/>├── EpargneService.java</text:span></text:p>
      <text:p text:style-name="Preformatted_20_Text"><text:span text:style-name="Source_20_Text">│ <text:s text:c="2"/>├── NotificationService.java</text:span></text:p>
      <text:p text:style-name="Preformatted_20_Text"><text:span text:style-name="Source_20_Text">│ <text:s text:c="2"/>└── ReportService.java</text:span></text:p>
      <text:p text:style-name="Preformatted_20_Text"><text:span text:style-name="Source_20_Text">│</text:span></text:p>
      <text:p text:style-name="Preformatted_20_Text"><text:span text:style-name="Source_20_Text">├── 📁 controller/ <text:s text:c="9"/># API REST (endpoints)</text:span></text:p>
      <text:p text:style-name="Preformatted_20_Text"><text:span text:style-name="Source_20_Text">│ <text:s text:c="2"/>├── UserController.java</text:span></text:p>
      <text:p text:style-name="Preformatted_20_Text"><text:span text:style-name="Source_20_Text">│ <text:s text:c="2"/>├── PoissonnerieController.java</text:span></text:p>
      <text:p text:style-name="Preformatted_20_Text"><text:span text:style-name="Source_20_Text">│ <text:s text:c="2"/>├── ClientController.java</text:span></text:p>
      <text:p text:style-name="Preformatted_20_Text"><text:span text:style-name="Source_20_Text">│ <text:s text:c="2"/>├── DetteController.java</text:span></text:p>
      <text:p text:style-name="Preformatted_20_Text"><text:span text:style-name="Source_20_Text">│ <text:s text:c="2"/>├── EpargneController.java</text:span></text:p>
      <text:p text:style-name="Preformatted_20_Text"><text:span text:style-name="Source_20_Text">│ <text:s text:c="2"/>├── NotificationController.java</text:span></text:p>
      <text:p text:style-name="Preformatted_20_Text"><text:span text:style-name="Source_20_Text">│ <text:s text:c="2"/>└── ReportController.java</text:span></text:p>
      <text:p text:style-name="Preformatted_20_Text"><text:span text:style-name="Source_20_Text">│</text:span></text:p>
      <text:p text:style-name="Preformatted_20_Text"><text:span text:style-name="Source_20_Text">├── 📁 exception/ <text:s text:c="10"/># Gestion des erreurs</text:span></text:p>
      <text:p text:style-name="Preformatted_20_Text"><text:span text:style-name="Source_20_Text">│ <text:s text:c="2"/>├── ResourceNotFoundException.java</text:span></text:p>
      <text:p text:style-name="Preformatted_20_Text"><text:soft-page-break/><text:span text:style-name="Source_20_Text">│ <text:s text:c="2"/>├── BusinessException.java</text:span></text:p>
      <text:p text:style-name="Preformatted_20_Text"><text:span text:style-name="Source_20_Text">│ <text:s text:c="2"/>└── GlobalExceptionHandler.java</text:span></text:p>
      <text:p text:style-name="Preformatted_20_Text"><text:span text:style-name="Source_20_Text">│</text:span></text:p>
      <text:p text:style-name="Preformatted_20_Text"><text:span text:style-name="Source_20_Text">├── 📁 config/ <text:s text:c="13"/># Configuration Spring</text:span></text:p>
      <text:p text:style-name="Preformatted_20_Text"><text:span text:style-name="Source_20_Text">│ <text:s text:c="2"/>├── OpenApiConfig.java</text:span></text:p>
      <text:p text:style-name="Preformatted_20_Text"><text:span text:style-name="Source_20_Text">│ <text:s text:c="2"/>└── CorsConfig.java</text:span></text:p>
      <text:p text:style-name="Preformatted_20_Text"><text:span text:style-name="Source_20_Text">│</text:span></text:p>
      <text:p text:style-name="Preformatted_20_Text"><text:span text:style-name="Source_20_Text">└── 📁 util/ <text:s text:c="15"/># Utilitaires</text:span></text:p>
      <text:p text:style-name="Preformatted_20_Text"><text:span text:style-name="Source_20_Text"><text:s text:c="4"/>├── DateUtil.java</text:span></text:p>
      <text:p text:style-name="P1"><text:span text:style-name="Source_20_Text"><text:s text:c="4"/>└── ValidationUtil.java</text:span></text:p>
      <text:p text:style-name="Horizontal_20_Line"/>
      <text:h text:style-name="Heading_20_1" text:outline-level="1">🔧 JOUR 1 : CONFIGURATION &amp; SETUP (3-4 heures)</text:h>
      <text:h text:style-name="Heading_20_2" text:outline-level="2">✅ Étape 1.1 : Vérifier les prérequis</text:h>
      <text:p text:style-name="Text_20_body"><text:span text:style-name="Strong_20_Emphasis">Ce que tu fais :</text:span></text:p>
      <text:list text:style-name="L2">
        <text:list-item>
          <text:p text:style-name="P11">Ouvre le terminal </text:p>
        </text:list-item>
        <text:list-item>
          <text:p text:style-name="P11">Vérifie Java : <text:span text:style-name="Source_20_Text">java --version</text:span> → Tu dois voir Java 17 ou supérieur </text:p>
        </text:list-item>
        <text:list-item>
          <text:p text:style-name="P11">Vérifie Maven : <text:span text:style-name="Source_20_Text">mvn --version</text:span> → Tu dois voir Maven 3.6+ </text:p>
        </text:list-item>
        <text:list-item>
          <text:p text:style-name="P10">Vérifie PostgreSQL : <text:span text:style-name="Source_20_Text">psql --version</text:span> → Tu dois voir PostgreSQL installé </text:p>
        </text:list-item>
      </text:list>
      <text:p text:style-name="Text_20_body"><text:span text:style-name="Strong_20_Emphasis">Si PostgreSQL n'est pas installé :</text:span></text:p>
      <text:list text:style-name="L3">
        <text:list-item>
          <text:p text:style-name="P13"><text:span text:style-name="Strong_20_Emphasis">Windows</text:span> : Télécharge depuis https://www.postgresql.org/download/windows/ </text:p>
        </text:list-item>
        <text:list-item>
          <text:p text:style-name="P13"><text:span text:style-name="Strong_20_Emphasis">Mac</text:span> : <text:span text:style-name="Source_20_Text">brew install postgresql</text:span> </text:p>
        </text:list-item>
        <text:list-item>
          <text:p text:style-name="P12"><text:span text:style-name="Strong_20_Emphasis">Linux</text:span> : <text:span text:style-name="Source_20_Text">sudo apt-get install postgresql postgresql-contrib</text:span> </text:p>
        </text:list-item>
      </text:list>
      <text:p text:style-name="Text_20_body"><text:span text:style-name="Strong_20_Emphasis">Comment savoir que ça marche :</text:span></text:p>
      <text:list text:style-name="L4">
        <text:list-item>
          <text:p text:style-name="P15">Toutes les commandes affichent les versions </text:p>
        </text:list-item>
        <text:list-item>
          <text:p text:style-name="P14">Aucune erreur "command not found" </text:p>
        </text:list-item>
      </text:list>
      <text:p text:style-name="Horizontal_20_Line"/>
      <text:h text:style-name="Heading_20_2" text:outline-level="2">✅ Étape 1.2 : Mettre à jour pom.xml</text:h>
      <text:p text:style-name="Text_20_body"><text:span text:style-name="Strong_20_Emphasis">Ce que tu fais :</text:span></text:p>
      <text:list text:style-name="L5">
        <text:list-item>
          <text:p text:style-name="P17">Ouvre ton fichier <text:span text:style-name="Source_20_Text">pom.xml</text:span> </text:p>
        </text:list-item>
        <text:list-item>
          <text:p text:style-name="P16">Ajoute les dépendances manquantes après les dépendances existantes </text:p>
        </text:list-item>
      </text:list>
      <text:p text:style-name="Text_20_body"><text:span text:style-name="Strong_20_Emphasis">Dépendances à ajouter :</text:span></text:p>
      <text:p text:style-name="Preformatted_20_Text"><text:span text:style-name="Source_20_Text">&lt;!-- MapStruct pour les conversions Entity/DTO --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mapstruct&lt;/groupId&gt;</text:span></text:p>
      <text:p text:style-name="Preformatted_20_Text"><text:span text:style-name="Source_20_Text"><text:s text:c="4"/>&lt;artifactId&gt;mapstruct&lt;/artifactId&gt;</text:span></text:p>
      <text:p text:style-name="Preformatted_20_Text"><text:span text:style-name="Source_20_Text"><text:s text:c="4"/>&lt;version&gt;1.5.5.Final&lt;/version&gt;</text:span></text:p>
      <text:p text:style-name="Preformatted_20_Text"><text:span text:style-name="Source_20_Text">&lt;/dependency&gt;</text:span></text:p>
      <text:p text:style-name="Preformatted_20_Text"><text:span text:style-name="Source_20_Text">&lt;dependency&gt;</text:span></text:p>
      <text:p text:style-name="Preformatted_20_Text"><text:soft-page-break/><text:span text:style-name="Source_20_Text"><text:s text:c="4"/>&lt;groupId&gt;org.mapstruct&lt;/groupId&gt;</text:span></text:p>
      <text:p text:style-name="Preformatted_20_Text"><text:span text:style-name="Source_20_Text"><text:s text:c="4"/>&lt;artifactId&gt;mapstruct-processor&lt;/artifactId&gt;</text:span></text:p>
      <text:p text:style-name="Preformatted_20_Text"><text:span text:style-name="Source_20_Text"><text:s text:c="4"/>&lt;version&gt;1.5.5.Final&lt;/version&gt;</text:span></text:p>
      <text:p text:style-name="Preformatted_20_Text"><text:span text:style-name="Source_20_Text"><text:s text:c="4"/>&lt;scope&gt;provided&lt;/scope&gt;</text:span></text:p>
      <text:p text:style-name="Preformatted_20_Text"><text:span text:style-name="Source_20_Text">&lt;/dependency&gt;</text:span></text:p>
      <text:p text:style-name="Preformatted_20_Text"/>
      <text:p text:style-name="Preformatted_20_Text"><text:span text:style-name="Source_20_Text">&lt;!-- Swagger/OpenAPI pour documentation API --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springdoc&lt;/groupId&gt;</text:span></text:p>
      <text:p text:style-name="Preformatted_20_Text"><text:span text:style-name="Source_20_Text"><text:s text:c="4"/>&lt;artifactId&gt;springdoc-openapi-starter-webmvc-ui&lt;/artifactId&gt;</text:span></text:p>
      <text:p text:style-name="Preformatted_20_Text"><text:span text:style-name="Source_20_Text"><text:s text:c="4"/>&lt;version&gt;2.3.0&lt;/version&gt;</text:span></text:p>
      <text:p text:style-name="Preformatted_20_Text"><text:span text:style-name="Source_20_Text">&lt;/dependency&gt;</text:span></text:p>
      <text:p text:style-name="Preformatted_20_Text"/>
      <text:p text:style-name="Preformatted_20_Text"><text:span text:style-name="Source_20_Text">&lt;!-- iTextPDF pour génération de rapports PDF --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com.itextpdf&lt;/groupId&gt;</text:span></text:p>
      <text:p text:style-name="Preformatted_20_Text"><text:span text:style-name="Source_20_Text"><text:s text:c="4"/>&lt;artifactId&gt;itextpdf&lt;/artifactId&gt;</text:span></text:p>
      <text:p text:style-name="Preformatted_20_Text"><text:span text:style-name="Source_20_Text"><text:s text:c="4"/>&lt;version&gt;5.5.13.3&lt;/version&gt;</text:span></text:p>
      <text:p text:style-name="Preformatted_20_Text"><text:span text:style-name="Source_20_Text">&lt;/dependency&gt;</text:span></text:p>
      <text:p text:style-name="Preformatted_20_Text"/>
      <text:p text:style-name="Preformatted_20_Text"><text:span text:style-name="Source_20_Text">&lt;!-- Apache Commons Lang pour utilitaires --&gt;</text:span></text:p>
      <text:p text:style-name="Preformatted_20_Text"><text:span text:style-name="Source_20_Text">&lt;dependency&gt;</text:span></text:p>
      <text:p text:style-name="Preformatted_20_Text"><text:span text:style-name="Source_20_Text"><text:s text:c="4"/>&lt;groupId&gt;org.apache.commons&lt;/groupId&gt;</text:span></text:p>
      <text:p text:style-name="Preformatted_20_Text"><text:span text:style-name="Source_20_Text"><text:s text:c="4"/>&lt;artifactId&gt;commons-lang3&lt;/artifactId&gt;</text:span></text:p>
      <text:p text:style-name="Preformatted_20_Text"><text:span text:style-name="Source_20_Text"><text:s text:c="4"/>&lt;version&gt;3.14.0&lt;/version&gt;</text:span></text:p>
      <text:p text:style-name="P1"><text:span text:style-name="Source_20_Text">&lt;/dependency&gt;</text:span></text:p>
      <text:p text:style-name="Text_20_body"><text:span text:style-name="Strong_20_Emphasis">Mettre à jour la section build/plugins :</text:span></text:p>
      <text:p text:style-name="Text_20_body">Remplace la section <text:span text:style-name="Source_20_Text">&lt;plugin&gt;</text:span> du maven-compiler-plugin par :</text:p>
      <text:p text:style-name="Preformatted_20_Text"><text:span text:style-name="Source_20_Text">&lt;plugin&gt;</text:span></text:p>
      <text:p text:style-name="Preformatted_20_Text"><text:span text:style-name="Source_20_Text"><text:s text:c="4"/>&lt;groupId&gt;org.apache.maven.plugins&lt;/groupId&gt;</text:span></text:p>
      <text:p text:style-name="Preformatted_20_Text"><text:span text:style-name="Source_20_Text"><text:s text:c="4"/>&lt;artifactId&gt;maven-compiler-plugin&lt;/artifactId&gt;</text:span></text:p>
      <text:p text:style-name="Preformatted_20_Text"><text:span text:style-name="Source_20_Text"><text:s text:c="4"/>&lt;version&gt;3.11.0&lt;/version&gt;</text:span></text:p>
      <text:p text:style-name="Preformatted_20_Text"><text:span text:style-name="Source_20_Text"><text:s text:c="4"/>&lt;configuration&gt;</text:span></text:p>
      <text:p text:style-name="Preformatted_20_Text"><text:span text:style-name="Source_20_Text"><text:s text:c="8"/>&lt;source&gt;17&lt;/source&gt;</text:span></text:p>
      <text:p text:style-name="Preformatted_20_Text"><text:span text:style-name="Source_20_Text"><text:s text:c="8"/>&lt;target&gt;17&lt;/target&gt;</text:span></text:p>
      <text:p text:style-name="Preformatted_20_Text"><text:span text:style-name="Source_20_Text"><text:s text:c="8"/>&lt;annotationProcessorPaths&gt;</text:span></text:p>
      <text:p text:style-name="Preformatted_20_Text"><text:span text:style-name="Source_20_Text"><text:s text:c="12"/>&lt;path&gt;</text:span></text:p>
      <text:p text:style-name="Preformatted_20_Text"><text:span text:style-name="Source_20_Text"><text:s text:c="16"/>&lt;groupId&gt;org.projectlombok&lt;/groupId&gt;</text:span></text:p>
      <text:p text:style-name="Preformatted_20_Text"><text:span text:style-name="Source_20_Text"><text:s text:c="16"/>&lt;artifactId&gt;lombok&lt;/artifactId&gt;</text:span></text:p>
      <text:p text:style-name="Preformatted_20_Text"><text:span text:style-name="Source_20_Text"><text:s text:c="16"/>&lt;version&gt;1.18.30&lt;/version&gt;</text:span></text:p>
      <text:p text:style-name="Preformatted_20_Text"><text:span text:style-name="Source_20_Text"><text:s text:c="12"/>&lt;/path&gt;</text:span></text:p>
      <text:p text:style-name="Preformatted_20_Text"><text:span text:style-name="Source_20_Text"><text:s text:c="12"/>&lt;path&gt;</text:span></text:p>
      <text:p text:style-name="Preformatted_20_Text"><text:span text:style-name="Source_20_Text"><text:s text:c="16"/>&lt;groupId&gt;org.mapstruct&lt;/groupId&gt;</text:span></text:p>
      <text:p text:style-name="Preformatted_20_Text"><text:span text:style-name="Source_20_Text"><text:s text:c="16"/>&lt;artifactId&gt;mapstruct-processor&lt;/artifactId&gt;</text:span></text:p>
      <text:p text:style-name="Preformatted_20_Text"><text:span text:style-name="Source_20_Text"><text:s text:c="16"/>&lt;version&gt;1.5.5.Final&lt;/version&gt;</text:span></text:p>
      <text:p text:style-name="Preformatted_20_Text"><text:span text:style-name="Source_20_Text"><text:s text:c="12"/>&lt;/path&gt;</text:span></text:p>
      <text:p text:style-name="Preformatted_20_Text"><text:span text:style-name="Source_20_Text"><text:s text:c="12"/>&lt;path&gt;</text:span></text:p>
      <text:p text:style-name="Preformatted_20_Text"><text:span text:style-name="Source_20_Text"><text:s text:c="16"/>&lt;groupId&gt;org.projectlombok&lt;/groupId&gt;</text:span></text:p>
      <text:p text:style-name="Preformatted_20_Text"><text:span text:style-name="Source_20_Text"><text:s text:c="16"/>&lt;artifactId&gt;lombok-mapstruct-binding&lt;/artifactId&gt;</text:span></text:p>
      <text:p text:style-name="Preformatted_20_Text"><text:span text:style-name="Source_20_Text"><text:s text:c="16"/>&lt;version&gt;0.2.0&lt;/version&gt;</text:span></text:p>
      <text:p text:style-name="Preformatted_20_Text"><text:span text:style-name="Source_20_Text"><text:s text:c="12"/>&lt;/path&gt;</text:span></text:p>
      <text:p text:style-name="Preformatted_20_Text"><text:span text:style-name="Source_20_Text"><text:s text:c="8"/>&lt;/annotationProcessorPaths&gt;</text:span></text:p>
      <text:p text:style-name="Preformatted_20_Text"><text:span text:style-name="Source_20_Text"><text:s text:c="4"/>&lt;/configuration&gt;</text:span></text:p>
      <text:p text:style-name="P1"><text:span text:style-name="Source_20_Text">&lt;/plugin&gt;</text:span></text:p>
      <text:p text:style-name="Text_20_body"><text:span text:style-name="Strong_20_Emphasis">Ce que ça fait :</text:span></text:p>
      <text:list text:style-name="L6">
        <text:list-item>
          <text:p text:style-name="P19">MapStruct : génère automatiquement les conversions Entity ↔ DTO </text:p>
        </text:list-item>
        <text:list-item>
          <text:p text:style-name="P19">Swagger : crée une documentation interactive de ton API </text:p>
        </text:list-item>
        <text:list-item>
          <text:p text:style-name="P19"><text:soft-page-break/>iTextPDF : génère des rapports PDF professionnels </text:p>
        </text:list-item>
        <text:list-item>
          <text:p text:style-name="P18">Commons Lang : utilitaires pour manipuler chaînes, dates, etc. </text:p>
        </text:list-item>
      </text:list>
      <text:p text:style-name="Text_20_body"><text:span text:style-name="Strong_20_Emphasis">Comment savoir que ça marche :</text:span></text:p>
      <text:list text:style-name="L7">
        <text:list-item>
          <text:p text:style-name="P21">Dans le terminal : <text:span text:style-name="Source_20_Text">mvn clean install</text:span> </text:p>
        </text:list-item>
        <text:list-item>
          <text:p text:style-name="P21">Attends 2-5 minutes (téléchargement des dépendances) </text:p>
        </text:list-item>
        <text:list-item>
          <text:p text:style-name="P21">Tu dois voir "BUILD SUCCESS" </text:p>
        </text:list-item>
        <text:list-item>
          <text:p text:style-name="P20">Aucune erreur rouge </text:p>
        </text:list-item>
      </text:list>
      <text:p text:style-name="Horizontal_20_Line"/>
      <text:h text:style-name="Heading_20_2" text:outline-level="2">✅ Étape 1.3 : Créer la base de données PostgreSQL</text:h>
      <text:p text:style-name="Text_20_body"><text:span text:style-name="Strong_20_Emphasis">Ce que tu fais :</text:span></text:p>
      <text:list text:style-name="L8">
        <text:list-item>
          <text:p text:style-name="P23">Ouvre le terminal PostgreSQL (psql) ou pgAdmin </text:p>
        </text:list-item>
        <text:list-item>
          <text:p text:style-name="P22">Connecte-toi en tant que superuser </text:p>
        </text:list-item>
      </text:list>
      <text:p text:style-name="Text_20_body"><text:span text:style-name="Strong_20_Emphasis">Commandes à exécuter :</text:span></text:p>
      <text:p text:style-name="Preformatted_20_Text"><text:span text:style-name="Source_20_Text">-- Créer la base de données</text:span></text:p>
      <text:p text:style-name="Preformatted_20_Text"><text:span text:style-name="Source_20_Text">CREATE DATABASE fishcam_db;</text:span></text:p>
      <text:p text:style-name="Preformatted_20_Text"/>
      <text:p text:style-name="Preformatted_20_Text"><text:span text:style-name="Source_20_Text">-- Créer un utilisateur dédié</text:span></text:p>
      <text:p text:style-name="Preformatted_20_Text"><text:span text:style-name="Source_20_Text">CREATE USER fishcam_user WITH PASSWORD 'fishcam2024';</text:span></text:p>
      <text:p text:style-name="Preformatted_20_Text"/>
      <text:p text:style-name="Preformatted_20_Text"><text:span text:style-name="Source_20_Text">-- Donner tous les droits sur la base</text:span></text:p>
      <text:p text:style-name="Preformatted_20_Text"><text:span text:style-name="Source_20_Text">GRANT ALL PRIVILEGES ON DATABASE fishcam_db TO fishcam_user;</text:span></text:p>
      <text:p text:style-name="Preformatted_20_Text"/>
      <text:p text:style-name="Preformatted_20_Text"><text:span text:style-name="Source_20_Text">-- Se connecter à la base</text:span></text:p>
      <text:p text:style-name="Preformatted_20_Text"><text:span text:style-name="Source_20_Text">\c fishcam_db</text:span></text:p>
      <text:p text:style-name="Preformatted_20_Text"/>
      <text:p text:style-name="Preformatted_20_Text"><text:span text:style-name="Source_20_Text">-- Donner les droits sur le schéma public</text:span></text:p>
      <text:p text:style-name="P1"><text:span text:style-name="Source_20_Text">GRANT ALL ON SCHEMA public TO fishcam_user;</text:span></text:p>
      <text:p text:style-name="Text_20_body"><text:span text:style-name="Strong_20_Emphasis">Comment savoir que ça marche :</text:span></text:p>
      <text:list text:style-name="L9">
        <text:list-item>
          <text:p text:style-name="P25">Tu peux te connecter : <text:span text:style-name="Source_20_Text">psql -U fishcam_user -d fishcam_db</text:span> </text:p>
        </text:list-item>
        <text:list-item>
          <text:p text:style-name="P25">Aucune erreur de connexion </text:p>
        </text:list-item>
        <text:list-item>
          <text:p text:style-name="P24">La base <text:span text:style-name="Source_20_Text">fishcam_db</text:span> existe </text:p>
        </text:list-item>
      </text:list>
      <text:p text:style-name="Horizontal_20_Line"/>
      <text:h text:style-name="Heading_20_2" text:outline-level="2">✅ Étape 1.4 : Configurer application.properties</text:h>
      <text:p text:style-name="Text_20_body"><text:span text:style-name="Strong_20_Emphasis">Ce que tu fais :</text:span></text:p>
      <text:list text:style-name="L10">
        <text:list-item>
          <text:p text:style-name="P27">Ouvre <text:span text:style-name="Source_20_Text">src/main/resources/application.properties</text:span> </text:p>
        </text:list-item>
        <text:list-item>
          <text:p text:style-name="P26">Remplace tout le contenu par : </text:p>
        </text:list-item>
      </text:list>
      <text:p text:style-name="Preformatted_20_Text"><text:span text:style-name="Source_20_Text"># Nom de l'application</text:span></text:p>
      <text:p text:style-name="Preformatted_20_Text"><text:span text:style-name="Source_20_Text">spring.application.name=FishCam</text:span></text:p>
      <text:p text:style-name="Preformatted_20_Text"/>
      <text:p text:style-name="Preformatted_20_Text"><text:span text:style-name="Source_20_Text"># Configuration PostgreSQL</text:span></text:p>
      <text:p text:style-name="Preformatted_20_Text"><text:span text:style-name="Source_20_Text">spring.datasource.url=jdbc:postgresql://localhost:5432/fishcam_db</text:span></text:p>
      <text:p text:style-name="Preformatted_20_Text"><text:span text:style-name="Source_20_Text">spring.datasource.username=fishcam_user</text:span></text:p>
      <text:p text:style-name="Preformatted_20_Text"><text:span text:style-name="Source_20_Text">spring.datasource.password=fishcam2024</text:span></text:p>
      <text:p text:style-name="Preformatted_20_Text"><text:soft-page-break/><text:span text:style-name="Source_20_Text">spring.datasource.driver-class-name=org.postgresql.Driver</text:span></text:p>
      <text:p text:style-name="Preformatted_20_Text"/>
      <text:p text:style-name="Preformatted_20_Text"><text:span text:style-name="Source_20_Text"># Configuration JPA/Hibernate</text:span></text:p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reformatted_20_Text"><text:span text:style-name="Source_20_Text">spring.jpa.properties.hibernate.format_sql=true</text:span></text:p>
      <text:p text:style-name="Preformatted_20_Text"><text:span text:style-name="Source_20_Text">spring.jpa.properties.hibernate.dialect=org.hibernate.dialect.PostgreSQLDialect</text:span></text:p>
      <text:p text:style-name="Preformatted_20_Text"/>
      <text:p text:style-name="Preformatted_20_Text"><text:span text:style-name="Source_20_Text"># Configuration du serveur</text:span></text:p>
      <text:p text:style-name="Preformatted_20_Text"><text:span text:style-name="Source_20_Text">server.port=8080</text:span></text:p>
      <text:p text:style-name="Preformatted_20_Text"/>
      <text:p text:style-name="Preformatted_20_Text"><text:span text:style-name="Source_20_Text"># Format des dates</text:span></text:p>
      <text:p text:style-name="Preformatted_20_Text"><text:span text:style-name="Source_20_Text">spring.jackson.date-format=dd/MM/yyyy</text:span></text:p>
      <text:p text:style-name="Preformatted_20_Text"><text:span text:style-name="Source_20_Text">spring.jackson.time-zone=Africa/Douala</text:span></text:p>
      <text:p text:style-name="Preformatted_20_Text"/>
      <text:p text:style-name="Preformatted_20_Text"><text:span text:style-name="Source_20_Text"># Taille maximale des fichiers (pour futur upload PDF)</text:span></text:p>
      <text:p text:style-name="Preformatted_20_Text"><text:span text:style-name="Source_20_Text">spring.servlet.multipart.max-file-size=10MB</text:span></text:p>
      <text:p text:style-name="Preformatted_20_Text"><text:span text:style-name="Source_20_Text">spring.servlet.multipart.max-request-size=10MB</text:span></text:p>
      <text:p text:style-name="Preformatted_20_Text"/>
      <text:p text:style-name="Preformatted_20_Text"><text:span text:style-name="Source_20_Text"># Configuration Swagger/OpenAPI</text:span></text:p>
      <text:p text:style-name="Preformatted_20_Text"><text:span text:style-name="Source_20_Text">springdoc.api-docs.path=/api-docs</text:span></text:p>
      <text:p text:style-name="Preformatted_20_Text"><text:span text:style-name="Source_20_Text">springdoc.swagger-ui.path=/swagger-ui.html</text:span></text:p>
      <text:p text:style-name="Preformatted_20_Text"><text:span text:style-name="Source_20_Text">springdoc.swagger-ui.tags-sorter=alpha</text:span></text:p>
      <text:p text:style-name="Preformatted_20_Text"><text:span text:style-name="Source_20_Text">springdoc.swagger-ui.operations-sorter=alpha</text:span></text:p>
      <text:p text:style-name="Preformatted_20_Text"/>
      <text:p text:style-name="Preformatted_20_Text"><text:span text:style-name="Source_20_Text"># Logs</text:span></text:p>
      <text:p text:style-name="Preformatted_20_Text"><text:span text:style-name="Source_20_Text">logging.level.com.fishcam=DEBUG</text:span></text:p>
      <text:p text:style-name="Preformatted_20_Text"><text:span text:style-name="Source_20_Text">logging.level.org.hibernate.SQL=DEBUG</text:span></text:p>
      <text:p text:style-name="P1"><text:span text:style-name="Source_20_Text">logging.level.org.hibernate.type.descriptor.sql.BasicBinder=TRACE</text:span></text:p>
      <text:p text:style-name="Text_20_body"><text:span text:style-name="Strong_20_Emphasis">Ce que ça fait :</text:span></text:p>
      <text:list text:style-name="L11">
        <text:list-item>
          <text:p text:style-name="P29">Connecte ton application à PostgreSQL </text:p>
        </text:list-item>
        <text:list-item>
          <text:p text:style-name="P29"><text:span text:style-name="Source_20_Text">ddl-auto=update</text:span> : crée/met à jour automatiquement les tables </text:p>
        </text:list-item>
        <text:list-item>
          <text:p text:style-name="P29"><text:span text:style-name="Source_20_Text">show-sql=true</text:span> : affiche les requêtes SQL dans les logs (pour déboguer) </text:p>
        </text:list-item>
        <text:list-item>
          <text:p text:style-name="P29">Format de date français (DD/MM/YYYY) </text:p>
        </text:list-item>
        <text:list-item>
          <text:p text:style-name="P29">Fuseau horaire Douala </text:p>
        </text:list-item>
        <text:list-item>
          <text:p text:style-name="P28">Active Swagger sur http://localhost:8080/swagger-ui.html </text:p>
        </text:list-item>
      </text:list>
      <text:p text:style-name="Text_20_body"><text:span text:style-name="Strong_20_Emphasis">Comment savoir que ça marche :</text:span></text:p>
      <text:list text:style-name="L12">
        <text:list-item>
          <text:p text:style-name="P31">Sauvegarde le fichier (Ctrl+S) </text:p>
        </text:list-item>
        <text:list-item>
          <text:p text:style-name="P30">Le fichier est bien formaté (pas d'erreur de syntaxe) </text:p>
        </text:list-item>
      </text:list>
      <text:p text:style-name="Horizontal_20_Line"/>
      <text:h text:style-name="Heading_20_2" text:outline-level="2">✅ Étape 1.5 : Créer la structure des packages</text:h>
      <text:p text:style-name="Text_20_body"><text:span text:style-name="Strong_20_Emphasis">Ce que tu fais :</text:span></text:p>
      <text:list text:style-name="L13">
        <text:list-item>
          <text:p text:style-name="P33">Dans <text:span text:style-name="Source_20_Text">src/main/java/com/example/demo/</text:span>, renomme le package en <text:span text:style-name="Source_20_Text">com/fishcam</text:span> </text:p>
        </text:list-item>
        <text:list-item>
          <text:p text:style-name="P32">Crée tous les sous-packages suivants : </text:p>
        </text:list-item>
      </text:list>
      <text:p text:style-name="Text_20_body"><text:span text:style-name="Strong_20_Emphasis">Clique droit sur </text:span><text:span text:style-name="Strong_20_Emphasis"><text:span text:style-name="Source_20_Text">com.fishcam</text:span></text:span><text:span text:style-name="Strong_20_Emphasis"> → New → Package, et crée :</text:span></text:p>
      <text:list text:style-name="L14">
        <text:list-item>
          <text:p text:style-name="P35"><text:span text:style-name="Source_20_Text">com.fishcam.domain</text:span> </text:p>
        </text:list-item>
        <text:list-item>
          <text:p text:style-name="P35"><text:span text:style-name="Source_20_Text">com.fishcam.repository</text:span> </text:p>
        </text:list-item>
        <text:list-item>
          <text:p text:style-name="P35"><text:soft-page-break/><text:span text:style-name="Source_20_Text">com.fishcam.dto</text:span> </text:p>
        </text:list-item>
        <text:list-item>
          <text:p text:style-name="P35"><text:span text:style-name="Source_20_Text">com.fishcam.dto.request</text:span> </text:p>
        </text:list-item>
        <text:list-item>
          <text:p text:style-name="P35"><text:span text:style-name="Source_20_Text">com.fishcam.dto.response</text:span> </text:p>
        </text:list-item>
        <text:list-item>
          <text:p text:style-name="P35"><text:span text:style-name="Source_20_Text">com.fishcam.mapper</text:span> </text:p>
        </text:list-item>
        <text:list-item>
          <text:p text:style-name="P35"><text:span text:style-name="Source_20_Text">com.fishcam.service</text:span> </text:p>
        </text:list-item>
        <text:list-item>
          <text:p text:style-name="P35"><text:span text:style-name="Source_20_Text">com.fishcam.controller</text:span> </text:p>
        </text:list-item>
        <text:list-item>
          <text:p text:style-name="P35"><text:span text:style-name="Source_20_Text">com.fishcam.exception</text:span> </text:p>
        </text:list-item>
        <text:list-item>
          <text:p text:style-name="P35"><text:span text:style-name="Source_20_Text">com.fishcam.config</text:span> </text:p>
        </text:list-item>
        <text:list-item>
          <text:p text:style-name="P34"><text:span text:style-name="Source_20_Text">com.fishcam.util</text:span> </text:p>
        </text:list-item>
      </text:list>
      <text:p text:style-name="Text_20_body"><text:span text:style-name="Strong_20_Emphasis">Comment savoir que ça marche :</text:span></text:p>
      <text:list text:style-name="L15">
        <text:list-item>
          <text:p text:style-name="P37">Tu vois tous ces packages dans l'arborescence de ton IDE </text:p>
        </text:list-item>
        <text:list-item>
          <text:p text:style-name="P36">Ils sont tous vides pour l'instant (c'est normal) </text:p>
        </text:list-item>
      </text:list>
      <text:p text:style-name="Horizontal_20_Line"/>
      <text:h text:style-name="Heading_20_2" text:outline-level="2">✅ Étape 1.6 : Créer le fichier principal Application</text:h>
      <text:p text:style-name="Text_20_body"><text:span text:style-name="Strong_20_Emphasis">Ce que tu fais :</text:span></text:p>
      <text:list text:style-name="L16">
        <text:list-item>
          <text:p text:style-name="P39">Dans le package <text:span text:style-name="Source_20_Text">com.fishcam</text:span>, modifie le fichier <text:span text:style-name="Source_20_Text">FishCamApplication.java</text:span> (ou <text:span text:style-name="Source_20_Text">DemoApplication.java</text:span>) </text:p>
        </text:list-item>
        <text:list-item>
          <text:p text:style-name="P38">Assure-toi qu'il contient : </text:p>
        </text:list-item>
      </text:list>
      <text:p text:style-name="Text_20_body"><text:span text:style-name="Strong_20_Emphasis">Ce que le fichier doit avoir :</text:span></text:p>
      <text:list text:style-name="L17">
        <text:list-item>
          <text:p text:style-name="P41">Annotation <text:span text:style-name="Source_20_Text">@SpringBootApplication</text:span> </text:p>
        </text:list-item>
        <text:list-item>
          <text:p text:style-name="P41">Méthode <text:span text:style-name="Source_20_Text">main</text:span> qui lance l'application </text:p>
        </text:list-item>
        <text:list-item>
          <text:p text:style-name="P40">Rien d'autre pour l'instant </text:p>
        </text:list-item>
      </text:list>
      <text:p text:style-name="Text_20_body"><text:span text:style-name="Strong_20_Emphasis">Pourquoi c'est important :</text:span></text:p>
      <text:list text:style-name="L18">
        <text:list-item>
          <text:p text:style-name="P43">C'est le point d'entrée de ton application </text:p>
        </text:list-item>
        <text:list-item>
          <text:p text:style-name="P42">Spring Boot scanne tous les packages à partir d'ici </text:p>
        </text:list-item>
      </text:list>
      <text:p text:style-name="Text_20_body"><text:span text:style-name="Strong_20_Emphasis">Comment savoir que ça marche :</text:span></text:p>
      <text:list text:style-name="L19">
        <text:list-item>
          <text:p text:style-name="P45">Le fichier existe dans <text:span text:style-name="Source_20_Text">com.fishcam</text:span> </text:p>
        </text:list-item>
        <text:list-item>
          <text:p text:style-name="P45">L'annotation <text:span text:style-name="Source_20_Text">@SpringBootApplication</text:span> est présente </text:p>
        </text:list-item>
        <text:list-item>
          <text:p text:style-name="P44">Pas d'erreur de compilation </text:p>
        </text:list-item>
      </text:list>
      <text:p text:style-name="Horizontal_20_Line"/>
      <text:h text:style-name="Heading_20_2" text:outline-level="2">✅ Étape 1.7 : Premier lancement de test</text:h>
      <text:p text:style-name="Text_20_body"><text:span text:style-name="Strong_20_Emphasis">Ce que tu fais :</text:span></text:p>
      <text:list text:style-name="L20">
        <text:list-item>
          <text:p text:style-name="P47">Lance l'application : Clique droit sur <text:span text:style-name="Source_20_Text">FishCamApplication.java</text:span> → Run </text:p>
        </text:list-item>
        <text:list-item>
          <text:p text:style-name="P46">Ou dans le terminal : <text:span text:style-name="Source_20_Text">mvn spring-boot:run</text:span> </text:p>
        </text:list-item>
      </text:list>
      <text:p text:style-name="Text_20_body"><text:span text:style-name="Strong_20_Emphasis">Ce qui doit se passer :</text:span></text:p>
      <text:list text:style-name="L21">
        <text:list-item>
          <text:p text:style-name="P49"><text:soft-page-break/>L'application démarre </text:p>
        </text:list-item>
        <text:list-item>
          <text:p text:style-name="P49">Tu vois dans les logs : "Started FishCamApplication in X seconds" </text:p>
        </text:list-item>
        <text:list-item>
          <text:p text:style-name="P49">Aucune erreur de connexion à PostgreSQL </text:p>
        </text:list-item>
        <text:list-item>
          <text:p text:style-name="P48">Le port 8080 est ouvert </text:p>
        </text:list-item>
      </text:list>
      <text:p text:style-name="Text_20_body"><text:span text:style-name="Strong_20_Emphasis">Comment savoir que ça marche :</text:span></text:p>
      <text:list text:style-name="L22">
        <text:list-item>
          <text:p text:style-name="P51">Ouvre ton navigateur </text:p>
        </text:list-item>
        <text:list-item>
          <text:p text:style-name="P51">Va sur : http://localhost:8080/swagger-ui.html </text:p>
        </text:list-item>
        <text:list-item>
          <text:p text:style-name="P51">Tu vois l'interface Swagger (vide pour l'instant, c'est normal) </text:p>
        </text:list-item>
        <text:list-item>
          <text:p text:style-name="P50">Aucune erreur 404 ou 500 </text:p>
        </text:list-item>
      </text:list>
      <text:p text:style-name="Text_20_body"><text:span text:style-name="Strong_20_Emphasis">Si ça ne marche pas :</text:span></text:p>
      <text:list text:style-name="L23">
        <text:list-item>
          <text:p text:style-name="P53">Vérifie que PostgreSQL est démarré </text:p>
        </text:list-item>
        <text:list-item>
          <text:p text:style-name="P53">Vérifie les identifiants dans application.properties </text:p>
        </text:list-item>
        <text:list-item>
          <text:p text:style-name="P53">Vérifie qu'aucun autre programme n'utilise le port 8080 </text:p>
        </text:list-item>
        <text:list-item>
          <text:p text:style-name="P52">Regarde les logs pour identifier l'erreur </text:p>
        </text:list-item>
      </text:list>
      <text:p text:style-name="Horizontal_20_Line"/>
      <text:h text:style-name="Heading_20_1" text:outline-level="1">📊 JOUR 2-3 : CRÉATION DES ENTITÉS (MODÈLE DE DONNÉES) (6-8 heures)</text:h>
      <text:h text:style-name="Heading_20_2" text:outline-level="2">✅ Étape 2.1 : Comprendre le modèle de données</text:h>
      <text:p text:style-name="Text_20_body"><text:span text:style-name="Strong_20_Emphasis">Relations entre les entités :</text:span></text:p>
      <text:p text:style-name="Preformatted_20_Text"><text:span text:style-name="Source_20_Text">POISSONNERIE</text:span></text:p>
      <text:p text:style-name="Preformatted_20_Text"><text:span text:style-name="Source_20_Text"><text:s text:c="3"/>↓ (une poissonnerie a plusieurs utilisateurs)</text:span></text:p>
      <text:p text:style-name="Preformatted_20_Text"><text:span text:style-name="Source_20_Text">USER</text:span></text:p>
      <text:p text:style-name="Preformatted_20_Text"><text:span text:style-name="Source_20_Text"><text:s text:c="3"/>↓ (un utilisateur appartient à une poissonnerie par défaut)</text:span></text:p>
      <text:p text:style-name="Preformatted_20_Text"/>
      <text:p text:style-name="Preformatted_20_Text"><text:span text:style-name="Source_20_Text">POISSONNERIE</text:span></text:p>
      <text:p text:style-name="Preformatted_20_Text"><text:span text:style-name="Source_20_Text"><text:s text:c="3"/>↓ (une poissonnerie a plusieurs clients)</text:span></text:p>
      <text:p text:style-name="Preformatted_20_Text"><text:span text:style-name="Source_20_Text">CLIENT</text:span></text:p>
      <text:p text:style-name="Preformatted_20_Text"><text:span text:style-name="Source_20_Text"><text:s text:c="3"/>↓ (un client peut avoir plusieurs dettes)</text:span></text:p>
      <text:p text:style-name="Preformatted_20_Text"><text:span text:style-name="Source_20_Text">DETTE → TRANSACTION_DETTE (historique remboursements)</text:span></text:p>
      <text:p text:style-name="Preformatted_20_Text"><text:span text:style-name="Source_20_Text"><text:s text:c="3"/>↓ (un client peut avoir une épargne)</text:span></text:p>
      <text:p text:style-name="Preformatted_20_Text"><text:span text:style-name="Source_20_Text">EPARGNE → TRANSACTION_EPARGNE (historique dépôts/retraits)</text:span></text:p>
      <text:p text:style-name="Preformatted_20_Text"/>
      <text:p text:style-name="P1"><text:span text:style-name="Source_20_Text">NOTIFICATION (liée à un utilisateur et une poissonnerie)</text:span></text:p>
      <text:p text:style-name="Text_20_body"><text:span text:style-name="Strong_20_Emphasis">Conventions de nommage :</text:span></text:p>
      <text:list text:style-name="L24">
        <text:list-item>
          <text:p text:style-name="P55">Classes : PascalCase (ex: <text:span text:style-name="Source_20_Text">Poissonnerie</text:span>, <text:span text:style-name="Source_20_Text">TransactionDette</text:span>) </text:p>
        </text:list-item>
        <text:list-item>
          <text:p text:style-name="P55">Attributs : camelCase (ex: <text:span text:style-name="Source_20_Text">nomComplet</text:span>, <text:span text:style-name="Source_20_Text">dateCreation</text:span>) </text:p>
        </text:list-item>
        <text:list-item>
          <text:p text:style-name="P55">Tables en base : snake_case (ex: <text:span text:style-name="Source_20_Text">poissonnerie</text:span>, <text:span text:style-name="Source_20_Text">transaction_dette</text:span>) </text:p>
        </text:list-item>
        <text:list-item>
          <text:p text:style-name="P54">Tous les noms en ANGLAIS dans le code </text:p>
        </text:list-item>
      </text:list>
      <text:p text:style-name="Horizontal_20_Line"/>
      <text:h text:style-name="Heading_20_2" text:outline-level="2"><text:soft-page-break/>✅ Étape 2.2 : Créer l'entité Poissonnerie</text:h>
      <text:p text:style-name="Text_20_body"><text:span text:style-name="Strong_20_Emphasis">Ce que tu fais :</text:span></text:p>
      <text:list text:style-name="L25">
        <text:list-item>
          <text:p text:style-name="P56">Dans le package <text:span text:style-name="Source_20_Text">domain</text:span>, crée une classe <text:span text:style-name="Source_20_Text">Poissonnerie.java</text:span> </text:p>
        </text:list-item>
      </text:list>
      <text:p text:style-name="Text_20_body"><text:span text:style-name="Strong_20_Emphasis">Ce que cette classe doit contenir :</text:span></text:p>
      <text:p text:style-name="Text_20_body"><text:span text:style-name="Strong_20_Emphasis">Annotations de classe :</text:span></text:p>
      <text:list text:style-name="L26">
        <text:list-item>
          <text:p text:style-name="P58"><text:span text:style-name="Source_20_Text">@Entity</text:span> : indique que c'est une table en base </text:p>
        </text:list-item>
        <text:list-item>
          <text:p text:style-name="P58"><text:span text:style-name="Source_20_Text">@Table(name = "poissonnerie")</text:span> : nom de la table </text:p>
        </text:list-item>
        <text:list-item>
          <text:p text:style-name="P58"><text:span text:style-name="Source_20_Text">@Data</text:span> (Lombok) : génère getters, setters, toString automatiquement </text:p>
        </text:list-item>
        <text:list-item>
          <text:p text:style-name="P58"><text:span text:style-name="Source_20_Text">@NoArgsConstructor</text:span> : constructeur vide </text:p>
        </text:list-item>
        <text:list-item>
          <text:p text:style-name="P57"><text:span text:style-name="Source_20_Text">@AllArgsConstructor</text:span> : constructeur avec tous les champs </text:p>
        </text:list-item>
      </text:list>
      <text:p text:style-name="Text_20_body"><text:span text:style-name="Strong_20_Emphasis">Attributs à créer :</text:span></text:p>
      <text:list text:style-name="L27">
        <text:list-item>
          <text:p text:style-name="P59"><text:span text:style-name="Source_20_Text">id</text:span> (Long)</text:p>
          <text:list>
            <text:list-item>
              <text:p text:style-name="P60"><text:span text:style-name="Source_20_Text">@Id</text:span> </text:p>
            </text:list-item>
            <text:list-item>
              <text:p text:style-name="P60"><text:span text:style-name="Source_20_Text">@GeneratedValue(strategy = GenerationType.IDENTITY)</text:span> </text:p>
            </text:list-item>
            <text:list-item>
              <text:p text:style-name="P60">Clé primaire auto-incrémentée </text:p>
            </text:list-item>
          </text:list>
        </text:list-item>
        <text:list-item>
          <text:p text:style-name="P59"><text:span text:style-name="Source_20_Text">name</text:span> (String)</text:p>
          <text:list>
            <text:list-item>
              <text:p text:style-name="P60"><text:span text:style-name="Source_20_Text">@Column(nullable = false, length = 100)</text:span> </text:p>
            </text:list-item>
            <text:list-item>
              <text:p text:style-name="P60">Nom de la poissonnerie (ex: "AKWA Centre") </text:p>
            </text:list-item>
          </text:list>
        </text:list-item>
        <text:list-item>
          <text:p text:style-name="P59"><text:span text:style-name="Source_20_Text">address</text:span> (String)</text:p>
          <text:list>
            <text:list-item>
              <text:p text:style-name="P60"><text:span text:style-name="Source_20_Text">@Column(length = 255)</text:span> </text:p>
            </text:list-item>
            <text:list-item>
              <text:p text:style-name="P60">Adresse complète </text:p>
            </text:list-item>
          </text:list>
        </text:list-item>
        <text:list-item>
          <text:p text:style-name="P59"><text:span text:style-name="Source_20_Text">phone</text:span> (String)</text:p>
          <text:list>
            <text:list-item>
              <text:p text:style-name="P60"><text:span text:style-name="Source_20_Text">@Column(length = 20)</text:span> </text:p>
            </text:list-item>
            <text:list-item>
              <text:p text:style-name="P60">Numéro de téléphone </text:p>
            </text:list-item>
          </text:list>
        </text:list-item>
        <text:list-item>
          <text:p text:style-name="P59"><text:span text:style-name="Source_20_Text">active</text:span> (Boolean)</text:p>
          <text:list>
            <text:list-item>
              <text:p text:style-name="P60"><text:span text:style-name="Source_20_Text">@Column(nullable = false)</text:span> </text:p>
            </text:list-item>
            <text:list-item>
              <text:p text:style-name="P60"><text:span text:style-name="Source_20_Text">true</text:span> = poissonnerie active, <text:span text:style-name="Source_20_Text">false</text:span> = désactivée </text:p>
            </text:list-item>
            <text:list-item>
              <text:p text:style-name="P60">Valeur par défaut : <text:span text:style-name="Source_20_Text">true</text:span> </text:p>
            </text:list-item>
          </text:list>
        </text:list-item>
        <text:list-item>
          <text:p text:style-name="P59"><text:span text:style-name="Source_20_Text">createdAt</text:span> (LocalDateTime)</text:p>
          <text:list>
            <text:list-item>
              <text:p text:style-name="P60"><text:span text:style-name="Source_20_Text">@Column(nullable = false, updatable = false)</text:span> </text:p>
            </text:list-item>
            <text:list-item>
              <text:p text:style-name="P60"><text:span text:style-name="Source_20_Text">@CreationTimestamp</text:span> (Hibernate) </text:p>
            </text:list-item>
            <text:list-item>
              <text:p text:style-name="P60">Date de création automatique </text:p>
            </text:list-item>
          </text:list>
        </text:list-item>
        <text:list-item>
          <text:p text:style-name="P59"><text:span text:style-name="Source_20_Text">updatedAt</text:span> (LocalDateTime)</text:p>
          <text:list>
            <text:list-item>
              <text:p text:style-name="P60"><text:span text:style-name="Source_20_Text">@UpdateTimestamp</text:span> (Hibernate) </text:p>
            </text:list-item>
            <text:list-item>
              <text:p text:style-name="P59">Date de modification automatique </text:p>
            </text:list-item>
          </text:list>
        </text:list-item>
      </text:list>
      <text:p text:style-name="Text_20_body"><text:span text:style-name="Strong_20_Emphasis">Comment savoir que ça marche :</text:span></text:p>
      <text:list text:style-name="L28">
        <text:list-item>
          <text:p text:style-name="P62">Le fichier compile sans erreur </text:p>
        </text:list-item>
        <text:list-item>
          <text:p text:style-name="P62"><text:soft-page-break/>Lombok génère automatiquement getters/setters (pas besoin de les écrire) </text:p>
        </text:list-item>
        <text:list-item>
          <text:p text:style-name="P61">Quand tu relances l'application, tu vois dans les logs la création de la table <text:span text:style-name="Source_20_Text">poissonnerie</text:span> </text:p>
        </text:list-item>
      </text:list>
      <text:p text:style-name="Horizontal_20_Line"/>
      <text:h text:style-name="Heading_20_2" text:outline-level="2">✅ Étape 2.3 : Créer l'enum Role</text:h>
      <text:p text:style-name="Text_20_body"><text:span text:style-name="Strong_20_Emphasis">Ce que tu fais :</text:span></text:p>
      <text:list text:style-name="L29">
        <text:list-item>
          <text:p text:style-name="P63">Dans le package <text:span text:style-name="Source_20_Text">domain</text:span>, crée une enum <text:span text:style-name="Source_20_Text">Role.java</text:span> </text:p>
        </text:list-item>
      </text:list>
      <text:p text:style-name="Text_20_body"><text:span text:style-name="Strong_20_Emphasis">Ce que cette enum doit contenir :</text:span></text:p>
      <text:list text:style-name="L30">
        <text:list-item>
          <text:p text:style-name="P65"><text:span text:style-name="Source_20_Text">SUPER_ADMIN</text:span> : vous (accès total) </text:p>
        </text:list-item>
        <text:list-item>
          <text:p text:style-name="P65"><text:span text:style-name="Source_20_Text">PATRON</text:span> : propriétaire (voit tout) </text:p>
        </text:list-item>
        <text:list-item>
          <text:p text:style-name="P65"><text:span text:style-name="Source_20_Text">CAISSIERE</text:span> : caissière (gère opérations) </text:p>
        </text:list-item>
        <text:list-item>
          <text:p text:style-name="P64"><text:span text:style-name="Source_20_Text">ENREGISTREUR</text:span> : enregistrement uniquement </text:p>
        </text:list-item>
      </text:list>
      <text:p text:style-name="Text_20_body"><text:span text:style-name="Strong_20_Emphasis">Pourquoi une enum :</text:span></text:p>
      <text:list text:style-name="L31">
        <text:list-item>
          <text:p text:style-name="P67">Garantit qu'on ne peut avoir QUE ces valeurs </text:p>
        </text:list-item>
        <text:list-item>
          <text:p text:style-name="P67">Pas de risque d'erreur de frappe ("CAISIERE" au lieu de "CAISSIERE") </text:p>
        </text:list-item>
        <text:list-item>
          <text:p text:style-name="P66">Facilite les vérifications de permissions </text:p>
        </text:list-item>
      </text:list>
      <text:p text:style-name="Horizontal_20_Line"/>
      <text:h text:style-name="Heading_20_2" text:outline-level="2">✅ Étape 2.4 : Créer l'enum UserScope</text:h>
      <text:p text:style-name="Text_20_body"><text:span text:style-name="Strong_20_Emphasis">Ce que tu fais :</text:span></text:p>
      <text:list text:style-name="L32">
        <text:list-item>
          <text:p text:style-name="P68">Dans le package <text:span text:style-name="Source_20_Text">domain</text:span>, crée une enum <text:span text:style-name="Source_20_Text">UserScope.java</text:span> </text:p>
        </text:list-item>
      </text:list>
      <text:p text:style-name="Text_20_body"><text:span text:style-name="Strong_20_Emphasis">Ce que cette enum doit contenir :</text:span></text:p>
      <text:list text:style-name="L33">
        <text:list-item>
          <text:p text:style-name="P70"><text:span text:style-name="Source_20_Text">MULTI_POISSONNERIE</text:span> : voit toutes les poissonneries </text:p>
        </text:list-item>
        <text:list-item>
          <text:p text:style-name="P69"><text:span text:style-name="Source_20_Text">SINGLE_POISSONNERIE</text:span> : voit une seule poissonnerie </text:p>
        </text:list-item>
      </text:list>
      <text:p text:style-name="Text_20_body"><text:span text:style-name="Strong_20_Emphasis">À quoi ça sert :</text:span></text:p>
      <text:list text:style-name="L34">
        <text:list-item>
          <text:p text:style-name="P72">Détermine si un utilisateur travaille sur toutes les poissonneries ou juste une </text:p>
        </text:list-item>
        <text:list-item>
          <text:p text:style-name="P72">Bureau principal = MULTI_POISSONNERIE </text:p>
        </text:list-item>
        <text:list-item>
          <text:p text:style-name="P71">Caissière sur place = SINGLE_POISSONNERIE </text:p>
        </text:list-item>
      </text:list>
      <text:p text:style-name="Horizontal_20_Line"/>
      <text:h text:style-name="Heading_20_2" text:outline-level="2">✅ Étape 2.5 : Créer l'entité User</text:h>
      <text:p text:style-name="Text_20_body"><text:span text:style-name="Strong_20_Emphasis">Ce que tu fais :</text:span></text:p>
      <text:list text:style-name="L35">
        <text:list-item>
          <text:p text:style-name="P73">Dans le package <text:span text:style-name="Source_20_Text">domain</text:span>, crée une classe <text:span text:style-name="Source_20_Text">User.java</text:span> </text:p>
        </text:list-item>
      </text:list>
      <text:p text:style-name="Text_20_body"><text:span text:style-name="Strong_20_Emphasis">Annotations de classe :</text:span></text:p>
      <text:list text:style-name="L36">
        <text:list-item>
          <text:p text:style-name="P75"><text:span text:style-name="Source_20_Text">@Entity</text:span> </text:p>
        </text:list-item>
        <text:list-item>
          <text:p text:style-name="P75"><text:soft-page-break/><text:span text:style-name="Source_20_Text">@Table(name = "user", uniqueConstraints = @UniqueConstraint(columnNames = "phone"))</text:span> </text:p>
        </text:list-item>
        <text:list-item>
          <text:p text:style-name="P74"><text:span text:style-name="Source_20_Text">@Data</text:span>, <text:span text:style-name="Source_20_Text">@NoArgsConstructor</text:span>, <text:span text:style-name="Source_20_Text">@AllArgsConstructor</text:span> </text:p>
        </text:list-item>
      </text:list>
      <text:p text:style-name="Text_20_body"><text:span text:style-name="Strong_20_Emphasis">Attributs à créer :</text:span></text:p>
      <text:list text:style-name="L37">
        <text:list-item>
          <text:p text:style-name="P76"><text:span text:style-name="Source_20_Text">id</text:span> (Long) - Clé primaire</text:p>
        </text:list-item>
        <text:list-item>
          <text:p text:style-name="P76"><text:span text:style-name="Source_20_Text">firstName</text:span> (String)</text:p>
          <text:list>
            <text:list-item>
              <text:p text:style-name="P77"><text:span text:style-name="Source_20_Text">@Column(nullable = false, length = 50)</text:span> </text:p>
            </text:list-item>
            <text:list-item>
              <text:p text:style-name="P77">Prénom </text:p>
            </text:list-item>
          </text:list>
        </text:list-item>
        <text:list-item>
          <text:p text:style-name="P76"><text:span text:style-name="Source_20_Text">lastName</text:span> (String)</text:p>
          <text:list>
            <text:list-item>
              <text:p text:style-name="P77"><text:span text:style-name="Source_20_Text">@Column(nullable = false, length = 50)</text:span> </text:p>
            </text:list-item>
            <text:list-item>
              <text:p text:style-name="P77">Nom </text:p>
            </text:list-item>
          </text:list>
        </text:list-item>
        <text:list-item>
          <text:p text:style-name="P76"><text:span text:style-name="Source_20_Text">phone</text:span> (String)</text:p>
          <text:list>
            <text:list-item>
              <text:p text:style-name="P77"><text:span text:style-name="Source_20_Text">@Column(nullable = false, unique = true, length = 20)</text:span> </text:p>
            </text:list-item>
            <text:list-item>
              <text:p text:style-name="P77">Unique : un seul compte par numéro </text:p>
            </text:list-item>
          </text:list>
        </text:list-item>
        <text:list-item>
          <text:p text:style-name="P76"><text:span text:style-name="Source_20_Text">email</text:span> (String)</text:p>
          <text:list>
            <text:list-item>
              <text:p text:style-name="P77"><text:span text:style-name="Source_20_Text">@Column(length = 100)</text:span> </text:p>
            </text:list-item>
            <text:list-item>
              <text:p text:style-name="P77">Optionnel </text:p>
            </text:list-item>
          </text:list>
        </text:list-item>
        <text:list-item>
          <text:p text:style-name="P76"><text:span text:style-name="Source_20_Text">role</text:span> (Role - enum)</text:p>
          <text:list>
            <text:list-item>
              <text:p text:style-name="P77"><text:span text:style-name="Source_20_Text">@Enumerated(EnumType.STRING)</text:span> </text:p>
            </text:list-item>
            <text:list-item>
              <text:p text:style-name="P77"><text:span text:style-name="Source_20_Text">@Column(nullable = false)</text:span> </text:p>
            </text:list-item>
            <text:list-item>
              <text:p text:style-name="P77">Rôle de l'utilisateur </text:p>
            </text:list-item>
          </text:list>
        </text:list-item>
        <text:list-item>
          <text:p text:style-name="P76"><text:span text:style-name="Source_20_Text">scope</text:span> (UserScope - enum)</text:p>
          <text:list>
            <text:list-item>
              <text:p text:style-name="P77"><text:span text:style-name="Source_20_Text">@Enumerated(EnumType.STRING)</text:span> </text:p>
            </text:list-item>
            <text:list-item>
              <text:p text:style-name="P77"><text:span text:style-name="Source_20_Text">@Column(nullable = false)</text:span> </text:p>
            </text:list-item>
            <text:list-item>
              <text:p text:style-name="P77">MULTI ou SINGLE poissonnerie </text:p>
            </text:list-item>
          </text:list>
        </text:list-item>
        <text:list-item>
          <text:p text:style-name="P76"><text:span text:style-name="Source_20_Text">defaultPoissonnerie</text:span> (Poissonnerie)</text:p>
          <text:list>
            <text:list-item>
              <text:p text:style-name="P77"><text:span text:style-name="Source_20_Text">@ManyToOne</text:span> </text:p>
            </text:list-item>
            <text:list-item>
              <text:p text:style-name="P77"><text:span text:style-name="Source_20_Text">@JoinColumn(name = "default_poissonnerie_id")</text:span> </text:p>
            </text:list-item>
            <text:list-item>
              <text:p text:style-name="P77">Poissonnerie par défaut (peut être null si MULTI) </text:p>
            </text:list-item>
          </text:list>
        </text:list-item>
        <text:list-item>
          <text:p text:style-name="P76"><text:span text:style-name="Source_20_Text">active</text:span> (Boolean)</text:p>
          <text:list>
            <text:list-item>
              <text:p text:style-name="P77"><text:span text:style-name="Source_20_Text">@Column(nullable = false)</text:span> </text:p>
            </text:list-item>
            <text:list-item>
              <text:p text:style-name="P77">Compte actif ou désactivé </text:p>
            </text:list-item>
          </text:list>
        </text:list-item>
        <text:list-item>
          <text:p text:style-name="P76"><text:span text:style-name="Source_20_Text">createdAt</text:span>, <text:span text:style-name="Source_20_Text">updatedAt</text:span> (LocalDateTime)</text:p>
          <text:list>
            <text:list-item>
              <text:p text:style-name="P76">Comme pour Poissonnerie </text:p>
            </text:list-item>
          </text:list>
        </text:list-item>
      </text:list>
      <text:p text:style-name="Text_20_body"><text:span text:style-name="Strong_20_Emphasis">Relation importante :</text:span></text:p>
      <text:list text:style-name="L38">
        <text:list-item>
          <text:p text:style-name="P79">Un User a UNE poissonnerie par défaut (ou null) </text:p>
        </text:list-item>
        <text:list-item>
          <text:p text:style-name="P79">Une Poissonnerie a PLUSIEURS utilisateurs </text:p>
        </text:list-item>
        <text:list-item>
          <text:p text:style-name="P78"><text:span text:style-name="Source_20_Text">@ManyToOne</text:span> côté User </text:p>
        </text:list-item>
      </text:list>
      <text:p text:style-name="Text_20_body"><text:soft-page-break/><text:span text:style-name="Strong_20_Emphasis">Comment savoir que ça marche :</text:span></text:p>
      <text:list text:style-name="L39">
        <text:list-item>
          <text:p text:style-name="P81">Compile sans erreur </text:p>
        </text:list-item>
        <text:list-item>
          <text:p text:style-name="P80">Au lancement, la table <text:span text:style-name="Source_20_Text">user</text:span> est créée avec une foreign key vers <text:span text:style-name="Source_20_Text">poissonnerie</text:span> </text:p>
        </text:list-item>
      </text:list>
      <text:p text:style-name="Horizontal_20_Line"/>
      <text:h text:style-name="Heading_20_2" text:outline-level="2">✅ Étape 2.6 : Créer l'entité Client</text:h>
      <text:p text:style-name="Text_20_body"><text:span text:style-name="Strong_20_Emphasis">Ce que tu fais :</text:span></text:p>
      <text:list text:style-name="L40">
        <text:list-item>
          <text:p text:style-name="P82">Dans le package <text:span text:style-name="Source_20_Text">domain</text:span>, crée une classe <text:span text:style-name="Source_20_Text">Client.java</text:span> </text:p>
        </text:list-item>
      </text:list>
      <text:p text:style-name="Text_20_body"><text:span text:style-name="Strong_20_Emphasis">Attributs à créer :</text:span></text:p>
      <text:list text:style-name="L41">
        <text:list-item>
          <text:p text:style-name="P83"><text:span text:style-name="Source_20_Text">id</text:span> (Long) - Clé primaire</text:p>
        </text:list-item>
        <text:list-item>
          <text:p text:style-name="P83"><text:span text:style-name="Source_20_Text">firstName</text:span> (String)</text:p>
          <text:list>
            <text:list-item>
              <text:p text:style-name="P84"><text:span text:style-name="Source_20_Text">@Column(nullable = false, length = 50)</text:span> </text:p>
            </text:list-item>
          </text:list>
        </text:list-item>
        <text:list-item>
          <text:p text:style-name="P83"><text:span text:style-name="Source_20_Text">lastName</text:span> (String)</text:p>
          <text:list>
            <text:list-item>
              <text:p text:style-name="P84"><text:span text:style-name="Source_20_Text">@Column(nullable = false, length = 50)</text:span> </text:p>
            </text:list-item>
          </text:list>
        </text:list-item>
        <text:list-item>
          <text:p text:style-name="P83"><text:span text:style-name="Source_20_Text">phone</text:span> (String)</text:p>
          <text:list>
            <text:list-item>
              <text:p text:style-name="P84"><text:span text:style-name="Source_20_Text">@Column(nullable = false, length = 20)</text:span> </text:p>
            </text:list-item>
            <text:list-item>
              <text:p text:style-name="P84">Note : PAS unique (un numéro peut être dans plusieurs poissonneries) </text:p>
            </text:list-item>
          </text:list>
        </text:list-item>
        <text:list-item>
          <text:p text:style-name="P83"><text:span text:style-name="Source_20_Text">cni</text:span> (String)</text:p>
          <text:list>
            <text:list-item>
              <text:p text:style-name="P84"><text:span text:style-name="Source_20_Text">@Column(length = 50)</text:span> </text:p>
            </text:list-item>
            <text:list-item>
              <text:p text:style-name="P84">Optionnel (carte d'identité) </text:p>
            </text:list-item>
          </text:list>
        </text:list-item>
        <text:list-item>
          <text:p text:style-name="P83"><text:span text:style-name="Source_20_Text">address</text:span> (String)</text:p>
          <text:list>
            <text:list-item>
              <text:p text:style-name="P84"><text:span text:style-name="Source_20_Text">@Column(length = 255)</text:span> </text:p>
            </text:list-item>
            <text:list-item>
              <text:p text:style-name="P84">Optionnel </text:p>
            </text:list-item>
          </text:list>
        </text:list-item>
        <text:list-item>
          <text:p text:style-name="P83"><text:span text:style-name="Source_20_Text">quartier</text:span> (String)</text:p>
          <text:list>
            <text:list-item>
              <text:p text:style-name="P84"><text:span text:style-name="Source_20_Text">@Column(length = 100)</text:span> </text:p>
            </text:list-item>
            <text:list-item>
              <text:p text:style-name="P84">Optionnel (quartier de résidence) </text:p>
            </text:list-item>
          </text:list>
        </text:list-item>
        <text:list-item>
          <text:p text:style-name="P83"><text:span text:style-name="Source_20_Text">dateOfBirth</text:span> (LocalDate)</text:p>
          <text:list>
            <text:list-item>
              <text:p text:style-name="P84">Optionnel </text:p>
            </text:list-item>
          </text:list>
        </text:list-item>
        <text:list-item>
          <text:p text:style-name="P83"><text:span text:style-name="Source_20_Text">notes</text:span> (String)</text:p>
          <text:list>
            <text:list-item>
              <text:p text:style-name="P84"><text:span text:style-name="Source_20_Text">@Column(length = 500)</text:span> </text:p>
            </text:list-item>
            <text:list-item>
              <text:p text:style-name="P84">Notes diverses </text:p>
            </text:list-item>
          </text:list>
        </text:list-item>
        <text:list-item>
          <text:p text:style-name="P83"><text:span text:style-name="Source_20_Text">poissonnerie</text:span> (Poissonnerie)</text:p>
          <text:list>
            <text:list-item>
              <text:p text:style-name="P84"><text:span text:style-name="Source_20_Text">@ManyToOne</text:span> </text:p>
            </text:list-item>
            <text:list-item>
              <text:p text:style-name="P84"><text:span text:style-name="Source_20_Text">@JoinColumn(name = "poissonnerie_id", nullable = false)</text:span> </text:p>
            </text:list-item>
            <text:list-item>
              <text:p text:style-name="P84"><text:span text:style-name="Strong_20_Emphasis">IMPORTANT : Un client appartient à UNE poissonnerie</text:span> </text:p>
            </text:list-item>
          </text:list>
        </text:list-item>
        <text:list-item>
          <text:p text:style-name="P83"><text:span text:style-name="Source_20_Text">createdBy</text:span> (User)</text:p>
          <text:list>
            <text:list-item>
              <text:p text:style-name="P84"><text:soft-page-break/><text:span text:style-name="Source_20_Text">@ManyToOne</text:span> </text:p>
            </text:list-item>
            <text:list-item>
              <text:p text:style-name="P84"><text:span text:style-name="Source_20_Text">@JoinColumn(name = "created_by_id")</text:span> </text:p>
            </text:list-item>
            <text:list-item>
              <text:p text:style-name="P84">Qui a créé ce client </text:p>
            </text:list-item>
          </text:list>
        </text:list-item>
        <text:list-item>
          <text:p text:style-name="P83"><text:span text:style-name="Source_20_Text">active</text:span> (Boolean)</text:p>
        </text:list-item>
        <text:list-item>
          <text:p text:style-name="P83"><text:span text:style-name="Source_20_Text">createdAt</text:span>, <text:span text:style-name="Source_20_Text">updatedAt</text:span></text:p>
        </text:list-item>
      </text:list>
      <text:p text:style-name="Text_20_body"><text:span text:style-name="Strong_20_Emphasis">Relations importantes :</text:span></text:p>
      <text:list text:style-name="L42">
        <text:list-item>
          <text:p text:style-name="P86">Un Client appartient à UNE Poissonnerie (<text:span text:style-name="Source_20_Text">@ManyToOne</text:span>) </text:p>
        </text:list-item>
        <text:list-item>
          <text:p text:style-name="P86">Un Client a été créé par UN User (<text:span text:style-name="Source_20_Text">@ManyToOne</text:span>) </text:p>
        </text:list-item>
        <text:list-item>
          <text:p text:style-name="P86">Un Client peut avoir plusieurs Dettes (on verra après) </text:p>
        </text:list-item>
        <text:list-item>
          <text:p text:style-name="P85">Un Client peut avoir UNE Épargne (on verra après) </text:p>
        </text:list-item>
      </text:list>
      <text:p text:style-name="Text_20_body"><text:span text:style-name="Strong_20_Emphasis">Comment savoir que ça marche :</text:span></text:p>
      <text:list text:style-name="L43">
        <text:list-item>
          <text:p text:style-name="P87">Table <text:span text:style-name="Source_20_Text">client</text:span> créée avec foreign keys vers <text:span text:style-name="Source_20_Text">poissonnerie</text:span> et <text:span text:style-name="Source_20_Text">user</text:span> </text:p>
        </text:list-item>
      </text:list>
      <text:p text:style-name="Horizontal_20_Line"/>
      <text:h text:style-name="Heading_20_2" text:outline-level="2">✅ Étape 2.7 : Créer l'enum StatutDette</text:h>
      <text:p text:style-name="Text_20_body"><text:span text:style-name="Strong_20_Emphasis">Ce que tu fais :</text:span></text:p>
      <text:list text:style-name="L44">
        <text:list-item>
          <text:p text:style-name="P88">Dans le package <text:span text:style-name="Source_20_Text">domain</text:span>, crée une enum <text:span text:style-name="Source_20_Text">StatutDette.java</text:span> </text:p>
        </text:list-item>
      </text:list>
      <text:p text:style-name="Text_20_body"><text:span text:style-name="Strong_20_Emphasis">Valeurs :</text:span></text:p>
      <text:list text:style-name="L45">
        <text:list-item>
          <text:p text:style-name="P90"><text:span text:style-name="Source_20_Text">ACTIVE</text:span> : dette en cours (montant restant &gt; 0) </text:p>
        </text:list-item>
        <text:list-item>
          <text:p text:style-name="P89"><text:span text:style-name="Source_20_Text">SOLDEE</text:span> : dette entièrement remboursée </text:p>
        </text:list-item>
      </text:list>
      <text:p text:style-name="Horizontal_20_Line"/>
      <text:h text:style-name="Heading_20_2" text:outline-level="2">✅ Étape 2.8 : Créer l'entité Dette</text:h>
      <text:p text:style-name="Text_20_body"><text:span text:style-name="Strong_20_Emphasis">Ce que tu fais :</text:span></text:p>
      <text:list text:style-name="L46">
        <text:list-item>
          <text:p text:style-name="P91">Dans le package <text:span text:style-name="Source_20_Text">domain</text:span>, crée une classe <text:span text:style-name="Source_20_Text">Dette.java</text:span> </text:p>
        </text:list-item>
      </text:list>
      <text:p text:style-name="Text_20_body"><text:span text:style-name="Strong_20_Emphasis">Attributs à créer :</text:span></text:p>
      <text:list text:style-name="L47">
        <text:list-item>
          <text:p text:style-name="P92"><text:span text:style-name="Source_20_Text">id</text:span> (Long) - Clé primaire</text:p>
        </text:list-item>
        <text:list-item>
          <text:p text:style-name="P92"><text:span text:style-name="Source_20_Text">client</text:span> (Client)</text:p>
          <text:list>
            <text:list-item>
              <text:p text:style-name="P93"><text:span text:style-name="Source_20_Text">@ManyToOne</text:span> </text:p>
            </text:list-item>
            <text:list-item>
              <text:p text:style-name="P93"><text:span text:style-name="Source_20_Text">@JoinColumn(name = "client_id", nullable = false)</text:span> </text:p>
            </text:list-item>
            <text:list-item>
              <text:p text:style-name="P93">La dette appartient à un client </text:p>
            </text:list-item>
          </text:list>
        </text:list-item>
        <text:list-item>
          <text:p text:style-name="P92"><text:span text:style-name="Source_20_Text">poissonnerie</text:span> (Poissonnerie)</text:p>
          <text:list>
            <text:list-item>
              <text:p text:style-name="P93"><text:span text:style-name="Source_20_Text">@ManyToOne</text:span> </text:p>
            </text:list-item>
            <text:list-item>
              <text:p text:style-name="P93"><text:span text:style-name="Source_20_Text">@JoinColumn(name = "poissonnerie_id", nullable = false)</text:span> </text:p>
            </text:list-item>
            <text:list-item>
              <text:p text:style-name="P93">Pour quelle poissonnerie </text:p>
            </text:list-item>
          </text:list>
        </text:list-item>
        <text:list-item>
          <text:p text:style-name="P92"><text:span text:style-name="Source_20_Text">initialAmount</text:span> (BigDecimal)</text:p>
          <text:list>
            <text:list-item>
              <text:p text:style-name="P93"><text:soft-page-break/><text:span text:style-name="Source_20_Text">@Column(nullable = false, precision = 10, scale = 2)</text:span> </text:p>
            </text:list-item>
            <text:list-item>
              <text:p text:style-name="P93">Montant initial de la dette (en FCFA) </text:p>
            </text:list-item>
            <text:list-item>
              <text:p text:style-name="P93"><text:span text:style-name="Strong_20_Emphasis">Utilise BigDecimal, JAMAIS float/double pour l'argent</text:span> </text:p>
            </text:list-item>
          </text:list>
        </text:list-item>
        <text:list-item>
          <text:p text:style-name="P92"><text:span text:style-name="Source_20_Text">remainingAmount</text:span> (BigDecimal)</text:p>
          <text:list>
            <text:list-item>
              <text:p text:style-name="P93"><text:span text:style-name="Source_20_Text">@Column(nullable = false, precision = 10, scale = 2)</text:span> </text:p>
            </text:list-item>
            <text:list-item>
              <text:p text:style-name="P93">Montant restant à payer </text:p>
            </text:list-item>
          </text:list>
        </text:list-item>
        <text:list-item>
          <text:p text:style-name="P92"><text:span text:style-name="Source_20_Text">statut</text:span> (StatutDette)</text:p>
          <text:list>
            <text:list-item>
              <text:p text:style-name="P93"><text:span text:style-name="Source_20_Text">@Enumerated(EnumType.STRING)</text:span> </text:p>
            </text:list-item>
            <text:list-item>
              <text:p text:style-name="P93">ACTIVE ou SOLDEE </text:p>
            </text:list-item>
          </text:list>
        </text:list-item>
        <text:list-item>
          <text:p text:style-name="P92"><text:span text:style-name="Source_20_Text">description</text:span> (String)</text:p>
          <text:list>
            <text:list-item>
              <text:p text:style-name="P93"><text:span text:style-name="Source_20_Text">@Column(length = 500)</text:span> </text:p>
            </text:list-item>
            <text:list-item>
              <text:p text:style-name="P93">Description de la dette (ex: "Poissons fumés") </text:p>
            </text:list-item>
          </text:list>
        </text:list-item>
        <text:list-item>
          <text:p text:style-name="P92"><text:span text:style-name="Source_20_Text">createdBy</text:span> (User)</text:p>
          <text:list>
            <text:list-item>
              <text:p text:style-name="P93"><text:span text:style-name="Source_20_Text">@ManyToOne</text:span> </text:p>
            </text:list-item>
            <text:list-item>
              <text:p text:style-name="P93">Qui a enregistré cette dette </text:p>
            </text:list-item>
          </text:list>
        </text:list-item>
        <text:list-item>
          <text:p text:style-name="P92"><text:span text:style-name="Source_20_Text">createdAt</text:span>, <text:span text:style-name="Source_20_Text">updatedAt</text:span></text:p>
        </text:list-item>
      </text:list>
      <text:p text:style-name="Text_20_body"><text:span text:style-name="Strong_20_Emphasis">Pourquoi BigDecimal :</text:span></text:p>
      <text:list text:style-name="L48">
        <text:list-item>
          <text:p text:style-name="P95"><text:span text:style-name="Source_20_Text">float</text:span> et <text:span text:style-name="Source_20_Text">double</text:span> ont des erreurs d'arrondi </text:p>
        </text:list-item>
        <text:list-item>
          <text:p text:style-name="P95">Exemple : 0.1 + 0.2 = 0.30000000000000004 (BUG !) </text:p>
        </text:list-item>
        <text:list-item>
          <text:p text:style-name="P94"><text:span text:style-name="Source_20_Text">BigDecimal</text:span> est PRÉCIS pour l'argent (jamais d'erreur) </text:p>
        </text:list-item>
      </text:list>
      <text:p text:style-name="Text_20_body"><text:span text:style-name="Strong_20_Emphasis">Comment savoir que ça marche :</text:span></text:p>
      <text:list text:style-name="L49">
        <text:list-item>
          <text:p text:style-name="P97">Table <text:span text:style-name="Source_20_Text">dette</text:span> créée avec foreign keys vers <text:span text:style-name="Source_20_Text">client</text:span>, <text:span text:style-name="Source_20_Text">poissonnerie</text:span>, <text:span text:style-name="Source_20_Text">user</text:span> </text:p>
        </text:list-item>
        <text:list-item>
          <text:p text:style-name="P96">Colonnes <text:span text:style-name="Source_20_Text">initial_amount</text:span> et <text:span text:style-name="Source_20_Text">remaining_amount</text:span> de type NUMERIC(10,2) </text:p>
        </text:list-item>
      </text:list>
      <text:p text:style-name="Horizontal_20_Line"/>
      <text:h text:style-name="Heading_20_2" text:outline-level="2">✅ Étape 2.9 : Créer l'entité TransactionDette</text:h>
      <text:p text:style-name="Text_20_body"><text:span text:style-name="Strong_20_Emphasis">Ce que tu fais :</text:span></text:p>
      <text:list text:style-name="L50">
        <text:list-item>
          <text:p text:style-name="P98">Dans le package <text:span text:style-name="Source_20_Text">domain</text:span>, crée une classe <text:span text:style-name="Source_20_Text">TransactionDette.java</text:span> </text:p>
        </text:list-item>
      </text:list>
      <text:p text:style-name="Text_20_body"><text:span text:style-name="Strong_20_Emphasis">À quoi ça sert :</text:span></text:p>
      <text:list text:style-name="L51">
        <text:list-item>
          <text:p text:style-name="P100">Historique de TOUS les remboursements </text:p>
        </text:list-item>
        <text:list-item>
          <text:p text:style-name="P100">Si un client paie 1000 FCFA aujourd'hui, puis 2000 demain, on a 2 TransactionDette </text:p>
        </text:list-item>
        <text:list-item>
          <text:p text:style-name="P99">Permet de voir l'évolution de la dette dans le temps </text:p>
        </text:list-item>
      </text:list>
      <text:p text:style-name="Text_20_body"><text:span text:style-name="Strong_20_Emphasis">Attributs à créer :</text:span></text:p>
      <text:list text:style-name="L52">
        <text:list-item>
          <text:p text:style-name="P101"><text:span text:style-name="Source_20_Text">id</text:span> (Long)</text:p>
        </text:list-item>
        <text:list-item>
          <text:p text:style-name="P101"><text:span text:style-name="Source_20_Text">dette</text:span> (Dette)</text:p>
          <text:list>
            <text:list-item>
              <text:p text:style-name="P102"><text:span text:style-name="Source_20_Text">@ManyToOne</text:span> </text:p>
            </text:list-item>
            <text:list-item>
              <text:p text:style-name="P102"><text:span text:style-name="Source_20_Text">@JoinColumn(name = "dette_id", nullable = false)</text:span> </text:p>
            </text:list-item>
            <text:list-item>
              <text:p text:style-name="P102"><text:soft-page-break/>À quelle dette ce remboursement est lié </text:p>
            </text:list-item>
          </text:list>
        </text:list-item>
        <text:list-item>
          <text:p text:style-name="P101"><text:span text:style-name="Source_20_Text">amount</text:span> (BigDecimal)</text:p>
          <text:list>
            <text:list-item>
              <text:p text:style-name="P102"><text:span text:style-name="Source_20_Text">@Column(nullable = false, precision = 10, scale = 2)</text:span> </text:p>
            </text:list-item>
            <text:list-item>
              <text:p text:style-name="P102">Montant du remboursement </text:p>
            </text:list-item>
          </text:list>
        </text:list-item>
        <text:list-item>
          <text:p text:style-name="P101"><text:span text:style-name="Source_20_Text">poissonnerie</text:span> (Poissonnerie)</text:p>
          <text:list>
            <text:list-item>
              <text:p text:style-name="P102"><text:span text:style-name="Source_20_Text">@ManyToOne</text:span> </text:p>
            </text:list-item>
            <text:list-item>
              <text:p text:style-name="P102">Pour traçabilité </text:p>
            </text:list-item>
          </text:list>
        </text:list-item>
        <text:list-item>
          <text:p text:style-name="P101"><text:span text:style-name="Source_20_Text">effectuePar</text:span> (User)</text:p>
          <text:list>
            <text:list-item>
              <text:p text:style-name="P102"><text:span text:style-name="Source_20_Text">@ManyToOne</text:span> </text:p>
            </text:list-item>
            <text:list-item>
              <text:p text:style-name="P102"><text:span text:style-name="Source_20_Text">@JoinColumn(name = "effectue_par_id", nullable = false)</text:span> </text:p>
            </text:list-item>
            <text:list-item>
              <text:p text:style-name="P102">Qui a enregistré ce remboursement </text:p>
            </text:list-item>
          </text:list>
        </text:list-item>
        <text:list-item>
          <text:p text:style-name="P101"><text:span text:style-name="Source_20_Text">transactionDate</text:span> (LocalDateTime)</text:p>
          <text:list>
            <text:list-item>
              <text:p text:style-name="P102"><text:span text:style-name="Source_20_Text">@Column(nullable = false)</text:span> </text:p>
            </text:list-item>
            <text:list-item>
              <text:p text:style-name="P102">Date/heure du remboursement </text:p>
            </text:list-item>
          </text:list>
        </text:list-item>
        <text:list-item>
          <text:p text:style-name="P101"><text:span text:style-name="Source_20_Text">notes</text:span> (String)</text:p>
          <text:list>
            <text:list-item>
              <text:p text:style-name="P101">Commentaire éventuel </text:p>
            </text:list-item>
          </text:list>
        </text:list-item>
      </text:list>
      <text:p text:style-name="Text_20_body"><text:span text:style-name="Strong_20_Emphasis">Relation importante :</text:span></text:p>
      <text:list text:style-name="L53">
        <text:list-item>
          <text:p text:style-name="P104">Une Dette a PLUSIEURS TransactionDette (historique) </text:p>
        </text:list-item>
        <text:list-item>
          <text:p text:style-name="P103"><text:span text:style-name="Source_20_Text">@ManyToOne</text:span> côté TransactionDette </text:p>
        </text:list-item>
      </text:list>
      <text:p text:style-name="Horizontal_20_Line"/>
      <text:h text:style-name="Heading_20_2" text:outline-level="2">✅ Étape 2.10 : Créer l'entité Epargne</text:h>
      <text:p text:style-name="Text_20_body"><text:span text:style-name="Strong_20_Emphasis">Ce que tu fais :</text:span></text:p>
      <text:list text:style-name="L54">
        <text:list-item>
          <text:p text:style-name="P105">Dans le package <text:span text:style-name="Source_20_Text">domain</text:span>, crée une classe <text:span text:style-name="Source_20_Text">Epargne.java</text:span> </text:p>
        </text:list-item>
      </text:list>
      <text:p text:style-name="Text_20_body"><text:span text:style-name="Strong_20_Emphasis">À quoi ça sert :</text:span></text:p>
      <text:list text:style-name="L55">
        <text:list-item>
          <text:p text:style-name="P107">Un client a UN compte épargne (solde actuel) </text:p>
        </text:list-item>
        <text:list-item>
          <text:p text:style-name="P106">Historique des mouvements dans TransactionEpargne </text:p>
        </text:list-item>
      </text:list>
      <text:p text:style-name="Text_20_body"><text:span text:style-name="Strong_20_Emphasis">Attributs à créer :</text:span></text:p>
      <text:list text:style-name="L56">
        <text:list-item>
          <text:p text:style-name="P108"><text:span text:style-name="Source_20_Text">id</text:span> (Long)</text:p>
        </text:list-item>
        <text:list-item>
          <text:p text:style-name="P108"><text:span text:style-name="Source_20_Text">client</text:span> (Client)</text:p>
          <text:list>
            <text:list-item>
              <text:p text:style-name="P109"><text:span text:style-name="Source_20_Text">@OneToOne</text:span> (un client = une épargne maximum) </text:p>
            </text:list-item>
            <text:list-item>
              <text:p text:style-name="P109"><text:span text:style-name="Source_20_Text">@JoinColumn(name = "client_id", nullable = false, unique = true)</text:span> </text:p>
            </text:list-item>
          </text:list>
        </text:list-item>
        <text:list-item>
          <text:p text:style-name="P108"><text:span text:style-name="Source_20_Text">poissonnerie</text:span> (Poissonnerie)</text:p>
          <text:list>
            <text:list-item>
              <text:p text:style-name="P109"><text:span text:style-name="Source_20_Text">@ManyToOne</text:span> </text:p>
            </text:list-item>
          </text:list>
        </text:list-item>
        <text:list-item>
          <text:p text:style-name="P108"><text:span text:style-name="Source_20_Text">currentBalance</text:span> (BigDecimal)</text:p>
          <text:list>
            <text:list-item>
              <text:p text:style-name="P109"><text:soft-page-break/><text:span text:style-name="Source_20_Text">@Column(nullable = false, precision = 10, scale = 2)</text:span> </text:p>
            </text:list-item>
            <text:list-item>
              <text:p text:style-name="P109">Solde actuel de l'épargne </text:p>
            </text:list-item>
          </text:list>
        </text:list-item>
        <text:list-item>
          <text:p text:style-name="P108"><text:span text:style-name="Source_20_Text">createdBy</text:span> (User)</text:p>
          <text:list>
            <text:list-item>
              <text:p text:style-name="P109">Qui a créé ce compte épargne </text:p>
            </text:list-item>
          </text:list>
        </text:list-item>
        <text:list-item>
          <text:p text:style-name="P108"><text:span text:style-name="Source_20_Text">createdAt</text:span>, <text:span text:style-name="Source_20_Text">updatedAt</text:span></text:p>
        </text:list-item>
      </text:list>
      <text:p text:style-name="Text_20_body"><text:span text:style-name="Strong_20_Emphasis">Relation importante :</text:span></text:p>
      <text:list text:style-name="L57">
        <text:list-item>
          <text:p text:style-name="P111">Un Client a UNE Epargne maximum (<text:span text:style-name="Source_20_Text">@OneToOne</text:span>) </text:p>
        </text:list-item>
        <text:list-item>
          <text:p text:style-name="P110">Une Epargne appartient à UN Client </text:p>
        </text:list-item>
      </text:list>
      <text:p text:style-name="Horizontal_20_Line"/>
      <text:h text:style-name="Heading_20_2" text:outline-level="2">✅ Étape 2.11 : Créer l'enum TypeTransactionEpargne</text:h>
      <text:p text:style-name="Text_20_body"><text:span text:style-name="Strong_20_Emphasis">Ce que tu fais :</text:span></text:p>
      <text:list text:style-name="L58">
        <text:list-item>
          <text:p text:style-name="P112">Dans le package <text:span text:style-name="Source_20_Text">domain</text:span>, crée une enum <text:span text:style-name="Source_20_Text">TypeTransactionEpargne.java</text:span> </text:p>
        </text:list-item>
      </text:list>
      <text:p text:style-name="Text_20_body"><text:span text:style-name="Strong_20_Emphasis">Valeurs :</text:span></text:p>
      <text:list text:style-name="L59">
        <text:list-item>
          <text:p text:style-name="P114"><text:span text:style-name="Source_20_Text">DEPOT</text:span> : ajout d'argent </text:p>
        </text:list-item>
        <text:list-item>
          <text:p text:style-name="P113"><text:span text:style-name="Source_20_Text">RETRAIT</text:span> : retrait d'argent </text:p>
        </text:list-item>
      </text:list>
      <text:p text:style-name="Horizontal_20_Line"/>
      <text:h text:style-name="Heading_20_2" text:outline-level="2">✅ Étape 2.12 : Créer l'entité TransactionEpargne</text:h>
      <text:p text:style-name="Text_20_body"><text:span text:style-name="Strong_20_Emphasis">Ce que tu fais :</text:span></text:p>
      <text:list text:style-name="L60">
        <text:list-item>
          <text:p text:style-name="P115">Dans le package <text:span text:style-name="Source_20_Text">domain</text:span>, crée une classe <text:span text:style-name="Source_20_Text">TransactionEpargne.java</text:span> </text:p>
        </text:list-item>
      </text:list>
      <text:p text:style-name="Text_20_body"><text:span text:style-name="Strong_20_Emphasis">À quoi ça sert :</text:span></text:p>
      <text:list text:style-name="L61">
        <text:list-item>
          <text:p text:style-name="P117">Historique complet des dépôts et retraits </text:p>
        </text:list-item>
        <text:list-item>
          <text:p text:style-name="P116">Permet de voir tous les mouvements d'argent dans le temps </text:p>
        </text:list-item>
      </text:list>
      <text:p text:style-name="Text_20_body"><text:span text:style-name="Strong_20_Emphasis">Attributs à créer :</text:span></text:p>
      <text:list text:style-name="L62">
        <text:list-item>
          <text:p text:style-name="P118"><text:span text:style-name="Source_20_Text">id</text:span> (Long)</text:p>
        </text:list-item>
        <text:list-item>
          <text:p text:style-name="P118"><text:span text:style-name="Source_20_Text">epargne</text:span> (Epargne)</text:p>
          <text:list>
            <text:list-item>
              <text:p text:style-name="P119"><text:span text:style-name="Source_20_Text">@ManyToOne</text:span> </text:p>
            </text:list-item>
            <text:list-item>
              <text:p text:style-name="P119"><text:span text:style-name="Source_20_Text">@JoinColumn(name = "epargne_id", nullable = false)</text:span> </text:p>
            </text:list-item>
          </text:list>
        </text:list-item>
        <text:list-item>
          <text:p text:style-name="P118"><text:span text:style-name="Source_20_Text">type</text:span> (TypeTransactionEpargne)</text:p>
          <text:list>
            <text:list-item>
              <text:p text:style-name="P119"><text:span text:style-name="Source_20_Text">@Enumerated(EnumType.STRING)</text:span> </text:p>
            </text:list-item>
            <text:list-item>
              <text:p text:style-name="P119"><text:span text:style-name="Source_20_Text">@Column(nullable = false)</text:span> </text:p>
            </text:list-item>
            <text:list-item>
              <text:p text:style-name="P119">DEPOT ou RETRAIT </text:p>
            </text:list-item>
          </text:list>
        </text:list-item>
        <text:list-item>
          <text:p text:style-name="P118"><text:span text:style-name="Source_20_Text">amount</text:span> (BigDecimal)</text:p>
          <text:list>
            <text:list-item>
              <text:p text:style-name="P119"><text:span text:style-name="Source_20_Text">@Column(nullable = false, precision = 10, scale = 2)</text:span> </text:p>
            </text:list-item>
          </text:list>
        </text:list-item>
        <text:list-item>
          <text:p text:style-name="P118"><text:soft-page-break/><text:span text:style-name="Source_20_Text">poissonnerie</text:span> (Poissonnerie)</text:p>
          <text:list>
            <text:list-item>
              <text:p text:style-name="P119"><text:span text:style-name="Source_20_Text">@ManyToOne</text:span> </text:p>
            </text:list-item>
            <text:list-item>
              <text:p text:style-name="P119">Pour traçabilité </text:p>
            </text:list-item>
          </text:list>
        </text:list-item>
        <text:list-item>
          <text:p text:style-name="P118"><text:span text:style-name="Source_20_Text">effectuePar</text:span> (User)</text:p>
          <text:list>
            <text:list-item>
              <text:p text:style-name="P119"><text:span text:style-name="Source_20_Text">@ManyToOne</text:span> </text:p>
            </text:list-item>
            <text:list-item>
              <text:p text:style-name="P119">Qui a fait l'opération </text:p>
            </text:list-item>
          </text:list>
        </text:list-item>
        <text:list-item>
          <text:p text:style-name="P118"><text:span text:style-name="Source_20_Text">transactionDate</text:span> (LocalDateTime)</text:p>
          <text:list>
            <text:list-item>
              <text:p text:style-name="P119"><text:span text:style-name="Source_20_Text">@Column(nullable = false)</text:span> </text:p>
            </text:list-item>
          </text:list>
        </text:list-item>
        <text:list-item>
          <text:p text:style-name="P118"><text:span text:style-name="Source_20_Text">notes</text:span> (String)</text:p>
          <text:list>
            <text:list-item>
              <text:p text:style-name="P118">Commentaire </text:p>
            </text:list-item>
          </text:list>
        </text:list-item>
      </text:list>
      <text:p text:style-name="Text_20_body"><text:span text:style-name="Strong_20_Emphasis">Relation :</text:span></text:p>
      <text:list text:style-name="L63">
        <text:list-item>
          <text:p text:style-name="P120">Une Epargne a PLUSIEURS TransactionEpargne </text:p>
        </text:list-item>
      </text:list>
      <text:p text:style-name="Horizontal_20_Line"/>
      <text:h text:style-name="Heading_20_2" text:outline-level="2">✅ Étape 2.13 : Créer l'enum TypeNotification</text:h>
      <text:p text:style-name="Text_20_body"><text:span text:style-name="Strong_20_Emphasis">Ce que tu fais :</text:span></text:p>
      <text:list text:style-name="L64">
        <text:list-item>
          <text:p text:style-name="P121">Dans le package <text:span text:style-name="Source_20_Text">domain</text:span>, crée une enum <text:span text:style-name="Source_20_Text">TypeNotification.java</text:span> </text:p>
        </text:list-item>
      </text:list>
      <text:p text:style-name="Text_20_body"><text:span text:style-name="Strong_20_Emphasis">Valeurs :</text:span></text:p>
      <text:list text:style-name="L65">
        <text:list-item>
          <text:p text:style-name="P123"><text:span text:style-name="Source_20_Text">DETTE_ELEVEE</text:span> : dette dépasse 5000 FCFA </text:p>
        </text:list-item>
        <text:list-item>
          <text:p text:style-name="P123"><text:span text:style-name="Source_20_Text">ALERTE_DIMANCHE</text:span> : rappel hebdomadaire dimanche </text:p>
        </text:list-item>
        <text:list-item>
          <text:p text:style-name="P123"><text:span text:style-name="Source_20_Text">DETTE_SOLDEE</text:span> : dette entièrement remboursée </text:p>
        </text:list-item>
        <text:list-item>
          <text:p text:style-name="P122"><text:span text:style-name="Source_20_Text">INFO</text:span> : information générale </text:p>
        </text:list-item>
      </text:list>
      <text:p text:style-name="Horizontal_20_Line"/>
      <text:h text:style-name="Heading_20_2" text:outline-level="2">✅ Étape 2.14 : Créer l'entité Notification</text:h>
      <text:p text:style-name="Text_20_body"><text:span text:style-name="Strong_20_Emphasis">Ce que tu fais :</text:span></text:p>
      <text:list text:style-name="L66">
        <text:list-item>
          <text:p text:style-name="P124">Dans le package <text:span text:style-name="Source_20_Text">domain</text:span>, crée une classe <text:span text:style-name="Source_20_Text">Notification.java</text:span> </text:p>
        </text:list-item>
      </text:list>
      <text:p text:style-name="Text_20_body"><text:span text:style-name="Strong_20_Emphasis">Attributs à créer :</text:span></text:p>
      <text:list text:style-name="L67">
        <text:list-item>
          <text:p text:style-name="P125"><text:span text:style-name="Source_20_Text">id</text:span> (Long)</text:p>
        </text:list-item>
        <text:list-item>
          <text:p text:style-name="P125"><text:span text:style-name="Source_20_Text">user</text:span> (User)</text:p>
          <text:list>
            <text:list-item>
              <text:p text:style-name="P126"><text:span text:style-name="Source_20_Text">@ManyToOne</text:span> </text:p>
            </text:list-item>
            <text:list-item>
              <text:p text:style-name="P126"><text:span text:style-name="Source_20_Text">@JoinColumn(name = "user_id", nullable = false)</text:span> </text:p>
            </text:list-item>
            <text:list-item>
              <text:p text:style-name="P126">Pour qui est cette notification </text:p>
            </text:list-item>
          </text:list>
        </text:list-item>
        <text:list-item>
          <text:p text:style-name="P125"><text:span text:style-name="Source_20_Text">poissonnerie</text:span> (Poissonnerie)</text:p>
          <text:list>
            <text:list-item>
              <text:p text:style-name="P126"><text:span text:style-name="Source_20_Text">@ManyToOne</text:span> </text:p>
            </text:list-item>
            <text:list-item>
              <text:p text:style-name="P126"><text:soft-page-break/>Concerne quelle poissonnerie </text:p>
            </text:list-item>
          </text:list>
        </text:list-item>
        <text:list-item>
          <text:p text:style-name="P125"><text:span text:style-name="Source_20_Text">type</text:span> (TypeNotification)</text:p>
          <text:list>
            <text:list-item>
              <text:p text:style-name="P126"><text:span text:style-name="Source_20_Text">@Enumerated(EnumType.STRING)</text:span> </text:p>
            </text:list-item>
          </text:list>
        </text:list-item>
        <text:list-item>
          <text:p text:style-name="P125"><text:span text:style-name="Source_20_Text">message</text:span> (String)</text:p>
          <text:list>
            <text:list-item>
              <text:p text:style-name="P126"><text:span text:style-name="Source_20_Text">@Column(nullable = false, length = 500)</text:span> </text:p>
            </text:list-item>
            <text:list-item>
              <text:p text:style-name="P126">Contenu de la notification </text:p>
            </text:list-item>
          </text:list>
        </text:list-item>
        <text:list-item>
          <text:p text:style-name="P125"><text:span text:style-name="Source_20_Text">read</text:span> (Boolean)</text:p>
          <text:list>
            <text:list-item>
              <text:p text:style-name="P126"><text:span text:style-name="Source_20_Text">@Column(nullable = false)</text:span> </text:p>
            </text:list-item>
            <text:list-item>
              <text:p text:style-name="P126"><text:span text:style-name="Source_20_Text">false</text:span> par défaut (non lue) </text:p>
            </text:list-item>
          </text:list>
        </text:list-item>
        <text:list-item>
          <text:p text:style-name="P125"><text:span text:style-name="Source_20_Text">createdAt</text:span> (LocalDateTime)</text:p>
        </text:list-item>
      </text:list>
      <text:p text:style-name="Text_20_body"><text:span text:style-name="Strong_20_Emphasis">Comment savoir que ça marche :</text:span></text:p>
      <text:list text:style-name="L68">
        <text:list-item>
          <text:p text:style-name="P127">Table <text:span text:style-name="Source_20_Text">notification</text:span> créée avec foreign keys </text:p>
        </text:list-item>
      </text:list>
      <text:p text:style-name="Horizontal_20_Line"/>
      <text:h text:style-name="Heading_20_2" text:outline-level="2">✅ Étape 2.15 : Vérifier la création des tables</text:h>
      <text:p text:style-name="Text_20_body"><text:span text:style-name="Strong_20_Emphasis">Ce que tu fais :</text:span></text:p>
      <text:list text:style-name="L69">
        <text:list-item>
          <text:p text:style-name="P129">Relance l'application </text:p>
        </text:list-item>
        <text:list-item>
          <text:p text:style-name="P128">Regarde les logs </text:p>
        </text:list-item>
      </text:list>
      <text:p text:style-name="Text_20_body"><text:span text:style-name="Strong_20_Emphasis">Tu dois voir :</text:span></text:p>
      <text:p text:style-name="Preformatted_20_Text"><text:span text:style-name="Source_20_Text">Hibernate: create table poissonnerie (...)</text:span></text:p>
      <text:p text:style-name="Preformatted_20_Text"><text:span text:style-name="Source_20_Text">Hibernate: create table user (...)</text:span></text:p>
      <text:p text:style-name="Preformatted_20_Text"><text:span text:style-name="Source_20_Text">Hibernate: create table client (...)</text:span></text:p>
      <text:p text:style-name="Preformatted_20_Text"><text:span text:style-name="Source_20_Text">Hibernate: create table dette (...)</text:span></text:p>
      <text:p text:style-name="Preformatted_20_Text"><text:span text:style-name="Source_20_Text">Hibernate: create table transaction_dette (...)</text:span></text:p>
      <text:p text:style-name="Preformatted_20_Text"><text:span text:style-name="Source_20_Text">Hibernate: create table epargne (...)</text:span></text:p>
      <text:p text:style-name="Preformatted_20_Text"><text:span text:style-name="Source_20_Text">Hibernate: create table transaction_epargne (...)</text:span></text:p>
      <text:p text:style-name="P1"><text:span text:style-name="Source_20_Text">Hibernate: create table notification (...)</text:span></text:p>
      <text:p text:style-name="Text_20_body"><text:span text:style-name="Strong_20_Emphasis">Vérification dans PostgreSQL :</text:span></text:p>
      <text:list text:style-name="L70">
        <text:list-item>
          <text:p text:style-name="P131">Connecte-toi : <text:span text:style-name="Source_20_Text">psql -U fishcam_user -d fishcam_db</text:span> </text:p>
        </text:list-item>
        <text:list-item>
          <text:p text:style-name="P131">Liste les tables : <text:span text:style-name="Source_20_Text">\dt</text:span> </text:p>
        </text:list-item>
        <text:list-item>
          <text:p text:style-name="P130">Tu dois voir les 8 tables </text:p>
        </text:list-item>
      </text:list>
      <text:p text:style-name="Text_20_body"><text:span text:style-name="Strong_20_Emphasis">Si ça ne marche pas :</text:span></text:p>
      <text:list text:style-name="L71">
        <text:list-item>
          <text:p text:style-name="P133">Vérifie les annotations dans chaque entité </text:p>
        </text:list-item>
        <text:list-item>
          <text:p text:style-name="P133">Regarde les messages d'erreur dans les logs </text:p>
        </text:list-item>
        <text:list-item>
          <text:p text:style-name="P132">Vérifie que PostgreSQL est connecté </text:p>
        </text:list-item>
      </text:list>
      <text:p text:style-name="Horizontal_20_Line"/>
      <text:h text:style-name="Heading_20_1" text:outline-level="1"><text:soft-page-break/>🗄️ JOUR 4 : CRÉATION DES REPOSITORIES (4-5 heures)</text:h>
      <text:h text:style-name="Heading_20_2" text:outline-level="2">✅ Étape 3.1 : Comprendre les Repositories Spring Data JPA</text:h>
      <text:p text:style-name="Text_20_body"><text:span text:style-name="Strong_20_Emphasis">À quoi ça sert :</text:span></text:p>
      <text:list text:style-name="L72">
        <text:list-item>
          <text:p text:style-name="P135">Interface entre ton code et la base de données </text:p>
        </text:list-item>
        <text:list-item>
          <text:p text:style-name="P135">Spring génère AUTOMATIQUEMENT le code SQL </text:p>
        </text:list-item>
        <text:list-item>
          <text:p text:style-name="P134">Tu n'écris PAS de requêtes SQL manuellement (sauf cas complexes) </text:p>
        </text:list-item>
      </text:list>
      <text:p text:style-name="Text_20_body"><text:span text:style-name="Strong_20_Emphasis">Méthodes automatiques disponibles :</text:span></text:p>
      <text:list text:style-name="L73">
        <text:list-item>
          <text:p text:style-name="P137"><text:span text:style-name="Source_20_Text">findAll()</text:span> : récupère tout </text:p>
        </text:list-item>
        <text:list-item>
          <text:p text:style-name="P137"><text:span text:style-name="Source_20_Text">findById(id)</text:span> : cherche par ID </text:p>
        </text:list-item>
        <text:list-item>
          <text:p text:style-name="P137"><text:span text:style-name="Source_20_Text">save(entity)</text:span> : insert ou update </text:p>
        </text:list-item>
        <text:list-item>
          <text:p text:style-name="P137"><text:span text:style-name="Source_20_Text">deleteById(id)</text:span> : supprime </text:p>
        </text:list-item>
        <text:list-item>
          <text:p text:style-name="P136"><text:span text:style-name="Source_20_Text">existsById(id)</text:span> : vérifie existence </text:p>
        </text:list-item>
      </text:list>
      <text:p text:style-name="Text_20_body"><text:span text:style-name="Strong_20_Emphasis">Méthodes personnalisées :</text:span></text:p>
      <text:list text:style-name="L74">
        <text:list-item>
          <text:p text:style-name="P139">Spring génère le SQL à partir du nom de la méthode </text:p>
        </text:list-item>
        <text:list-item>
          <text:p text:style-name="P138">Exemple : <text:span text:style-name="Source_20_Text">findByFirstName(String firstName)</text:span> → <text:span text:style-name="Source_20_Text">SELECT * FROM client WHERE first_name = ?</text:span> </text:p>
        </text:list-item>
      </text:list>
      <text:p text:style-name="Horizontal_20_Line"/>
      <text:h text:style-name="Heading_20_2" text:outline-level="2">✅ Étape 3.2 : Créer PoissonnerieRepository</text:h>
      <text:p text:style-name="Text_20_body"><text:span text:style-name="Strong_20_Emphasis">Ce que tu fais :</text:span></text:p>
      <text:list text:style-name="L75">
        <text:list-item>
          <text:p text:style-name="P140">Dans le package <text:span text:style-name="Source_20_Text">repository</text:span>, crée une interface <text:span text:style-name="Source_20_Text">PoissonnerieRepository.java</text:span> </text:p>
        </text:list-item>
      </text:list>
      <text:p text:style-name="Text_20_body"><text:span text:style-name="Strong_20_Emphasis">Ce que l'interface doit contenir :</text:span></text:p>
      <text:p text:style-name="Text_20_body"><text:span text:style-name="Strong_20_Emphasis">Extends :</text:span></text:p>
      <text:list text:style-name="L76">
        <text:list-item>
          <text:p text:style-name="P142"><text:span text:style-name="Source_20_Text">JpaRepository&lt;Poissonnerie, Long&gt;</text:span> </text:p>
          <text:list>
            <text:list-item>
              <text:p text:style-name="P142">Premier paramètre : l'entité </text:p>
            </text:list-item>
            <text:list-item>
              <text:p text:style-name="P141">Deuxième paramètre : type de l'ID </text:p>
            </text:list-item>
          </text:list>
        </text:list-item>
      </text:list>
      <text:p text:style-name="Text_20_body"><text:span text:style-name="Strong_20_Emphasis">Annotation :</text:span></text:p>
      <text:list text:style-name="L77">
        <text:list-item>
          <text:p text:style-name="P143"><text:span text:style-name="Source_20_Text">@Repository</text:span> </text:p>
        </text:list-item>
      </text:list>
      <text:p text:style-name="Text_20_body"><text:span text:style-name="Strong_20_Emphasis">Méthodes personnalisées à ajouter :</text:span></text:p>
      <text:list text:style-name="L78">
        <text:list-item>
          <text:p text:style-name="P144"><text:span text:style-name="Source_20_Text">List&lt;Poissonnerie&gt; findByActiveTrue()</text:span></text:p>
          <text:list>
            <text:list-item>
              <text:p text:style-name="P145">Retourne toutes les poissonneries actives </text:p>
            </text:list-item>
            <text:list-item>
              <text:p text:style-name="P145">SQL généré : <text:span text:style-name="Source_20_Text">SELECT * FROM poissonnerie WHERE active = true</text:span> </text:p>
            </text:list-item>
          </text:list>
        </text:list-item>
        <text:list-item>
          <text:p text:style-name="P144"><text:span text:style-name="Source_20_Text">Optional&lt;Poissonnerie&gt; findByNameIgnoreCase(String name)</text:span></text:p>
          <text:list>
            <text:list-item>
              <text:p text:style-name="P145"><text:soft-page-break/>Cherche par nom (insensible à la casse) </text:p>
            </text:list-item>
            <text:list-item>
              <text:p text:style-name="P145">Retourne Optional (peut être vide si non trouvé) </text:p>
            </text:list-item>
          </text:list>
        </text:list-item>
        <text:list-item>
          <text:p text:style-name="P144"><text:span text:style-name="Source_20_Text">boolean existsByNameIgnoreCase(String name)</text:span></text:p>
          <text:list>
            <text:list-item>
              <text:p text:style-name="P145">Vérifie si une poissonnerie existe déjà avec ce nom </text:p>
            </text:list-item>
            <text:list-item>
              <text:p text:style-name="P144">Pour éviter les doublons </text:p>
            </text:list-item>
          </text:list>
        </text:list-item>
      </text:list>
      <text:p text:style-name="Text_20_body"><text:span text:style-name="Strong_20_Emphasis">Pourquoi Optional :</text:span></text:p>
      <text:list text:style-name="L79">
        <text:list-item>
          <text:p text:style-name="P147">Évite les NullPointerException </text:p>
        </text:list-item>
        <text:list-item>
          <text:p text:style-name="P147">Force à gérer le cas "non trouvé" </text:p>
        </text:list-item>
        <text:list-item>
          <text:p text:style-name="P146">Bonne pratique Java moderne </text:p>
        </text:list-item>
      </text:list>
      <text:p text:style-name="Horizontal_20_Line"/>
      <text:h text:style-name="Heading_20_2" text:outline-level="2">✅ Étape 3.3 : Créer UserRepository</text:h>
      <text:p text:style-name="Text_20_body"><text:span text:style-name="Strong_20_Emphasis">Ce que tu fais :</text:span></text:p>
      <text:list text:style-name="L80">
        <text:list-item>
          <text:p text:style-name="P148">Dans le package <text:span text:style-name="Source_20_Text">repository</text:span>, crée une interface <text:span text:style-name="Source_20_Text">UserRepository.java</text:span> </text:p>
        </text:list-item>
      </text:list>
      <text:p text:style-name="Text_20_body"><text:span text:style-name="Strong_20_Emphasis">Méthodes personnalisées :</text:span></text:p>
      <text:list text:style-name="L81">
        <text:list-item>
          <text:p text:style-name="P149"><text:span text:style-name="Source_20_Text">Optional&lt;User&gt; findByPhone(String phone)</text:span></text:p>
          <text:list>
            <text:list-item>
              <text:p text:style-name="P150">Cherche un utilisateur par téléphone </text:p>
            </text:list-item>
            <text:list-item>
              <text:p text:style-name="P150">Unique (le téléphone est unique en base) </text:p>
            </text:list-item>
          </text:list>
        </text:list-item>
        <text:list-item>
          <text:p text:style-name="P149"><text:span text:style-name="Source_20_Text">List&lt;User&gt; findByRole(Role role)</text:span></text:p>
          <text:list>
            <text:list-item>
              <text:p text:style-name="P150">Tous les utilisateurs d'un rôle </text:p>
            </text:list-item>
            <text:list-item>
              <text:p text:style-name="P150">Ex: toutes les caissières </text:p>
            </text:list-item>
          </text:list>
        </text:list-item>
        <text:list-item>
          <text:p text:style-name="P149"><text:span text:style-name="Source_20_Text">List&lt;User&gt; findByActiveTrue()</text:span></text:p>
          <text:list>
            <text:list-item>
              <text:p text:style-name="P150">Utilisateurs actifs seulement </text:p>
            </text:list-item>
          </text:list>
        </text:list-item>
        <text:list-item>
          <text:p text:style-name="P149"><text:span text:style-name="Source_20_Text">List&lt;User&gt; findByDefaultPoissonnerie(Poissonnerie poissonnerie)</text:span></text:p>
          <text:list>
            <text:list-item>
              <text:p text:style-name="P150">Tous les utilisateurs d'une poissonnerie </text:p>
            </text:list-item>
          </text:list>
        </text:list-item>
        <text:list-item>
          <text:p text:style-name="P149"><text:span text:style-name="Source_20_Text">List&lt;User&gt; findByScope(UserScope scope)</text:span></text:p>
          <text:list>
            <text:list-item>
              <text:p text:style-name="P150">Utilisateurs MULTI ou SINGLE poissonnerie </text:p>
            </text:list-item>
          </text:list>
        </text:list-item>
        <text:list-item>
          <text:p text:style-name="P149"><text:span text:style-name="Source_20_Text">boolean existsByPhone(String phone)</text:span></text:p>
          <text:list>
            <text:list-item>
              <text:p text:style-name="P149">Vérifie si le téléphone existe déjà </text:p>
            </text:list-item>
          </text:list>
        </text:list-item>
      </text:list>
      <text:p text:style-name="Text_20_body"><text:span text:style-name="Strong_20_Emphasis">Comment savoir que ça marche :</text:span></text:p>
      <text:list text:style-name="L82">
        <text:list-item>
          <text:p text:style-name="P152">L'interface compile sans erreur </text:p>
        </text:list-item>
        <text:list-item>
          <text:p text:style-name="P151">Spring détecte automatiquement le repository au démarrage </text:p>
        </text:list-item>
      </text:list>
      <text:p text:style-name="Horizontal_20_Line"/>
      <text:h text:style-name="Heading_20_2" text:outline-level="2">✅ Étape 3.4 : Créer ClientRepository</text:h>
      <text:p text:style-name="Text_20_body"><text:span text:style-name="Strong_20_Emphasis">Ce que tu fais :</text:span></text:p>
      <text:list text:style-name="L83">
        <text:list-item>
          <text:p text:style-name="P153"><text:soft-page-break/>Dans le package <text:span text:style-name="Source_20_Text">repository</text:span>, crée une interface <text:span text:style-name="Source_20_Text">ClientRepository.java</text:span> </text:p>
        </text:list-item>
      </text:list>
      <text:p text:style-name="Text_20_body"><text:span text:style-name="Strong_20_Emphasis">Méthodes personnalisées :</text:span></text:p>
      <text:list text:style-name="L84">
        <text:list-item>
          <text:p text:style-name="P154"><text:span text:style-name="Source_20_Text">List&lt;Client&gt; findByPoissonnerie(Poissonnerie poissonnerie)</text:span></text:p>
          <text:list>
            <text:list-item>
              <text:p text:style-name="P155">Tous les clients d'une poissonnerie </text:p>
            </text:list-item>
          </text:list>
        </text:list-item>
        <text:list-item>
          <text:p text:style-name="P154"><text:span text:style-name="Source_20_Text">List&lt;Client&gt; findByActiveTrue()</text:span></text:p>
          <text:list>
            <text:list-item>
              <text:p text:style-name="P155">Clients actifs </text:p>
            </text:list-item>
          </text:list>
        </text:list-item>
        <text:list-item>
          <text:p text:style-name="P154"><text:span text:style-name="Source_20_Text">List&lt;Client&gt; findByPoissonnerieAndActiveTrue(Poissonnerie poissonnerie, Boolean active)</text:span></text:p>
          <text:list>
            <text:list-item>
              <text:p text:style-name="P155">Clients actifs d'une poissonnerie spécifique </text:p>
            </text:list-item>
          </text:list>
        </text:list-item>
        <text:list-item>
          <text:p text:style-name="P154"><text:span text:style-name="Source_20_Text">Optional&lt;Client&gt; findByPhoneAndPoissonnerie(String phone, Poissonnerie poissonnerie)</text:span></text:p>
          <text:list>
            <text:list-item>
              <text:p text:style-name="P155">Cherche un client par téléphone dans une poissonnerie </text:p>
            </text:list-item>
            <text:list-item>
              <text:p text:style-name="P155">Important : le même téléphone peut exister dans plusieurs poissonneries </text:p>
            </text:list-item>
          </text:list>
        </text:list-item>
        <text:list-item>
          <text:p text:style-name="P154"><text:span text:style-name="Source_20_Text">List&lt;Client&gt; findByFirstNameContainingIgnoreCaseOrLastNameContainingIgnoreCase(String firstName, String lastName)</text:span></text:p>
          <text:list>
            <text:list-item>
              <text:p text:style-name="P155">Recherche par nom ou prénom (contient, insensible à la casse) </text:p>
            </text:list-item>
            <text:list-item>
              <text:p text:style-name="P155">Pour la barre de recherche </text:p>
            </text:list-item>
            <text:list-item>
              <text:p text:style-name="P155">SQL : <text:span text:style-name="Source_20_Text">WHERE first_name ILIKE '%...%' OR last_name ILIKE '%...%'</text:span> </text:p>
            </text:list-item>
          </text:list>
        </text:list-item>
        <text:list-item>
          <text:p text:style-name="P154"><text:span text:style-name="Source_20_Text">long countByPoissonnerie(Poissonnerie poissonnerie)</text:span></text:p>
          <text:list>
            <text:list-item>
              <text:p text:style-name="P155">Nombre de clients d'une poissonnerie </text:p>
            </text:list-item>
            <text:list-item>
              <text:p text:style-name="P154">Pour les statistiques </text:p>
            </text:list-item>
          </text:list>
        </text:list-item>
      </text:list>
      <text:p text:style-name="Text_20_body"><text:span text:style-name="Strong_20_Emphasis">Note sur les noms de méthodes :</text:span></text:p>
      <text:list text:style-name="L85">
        <text:list-item>
          <text:p text:style-name="P157">Spring lit le nom et génère le SQL automatiquement </text:p>
        </text:list-item>
        <text:list-item>
          <text:p text:style-name="P157"><text:span text:style-name="Source_20_Text">ContainingIgnoreCase</text:span> = LIKE avec insensibilité à la casse </text:p>
        </text:list-item>
        <text:list-item>
          <text:p text:style-name="P157"><text:span text:style-name="Source_20_Text">And</text:span> = AND en SQL </text:p>
        </text:list-item>
        <text:list-item>
          <text:p text:style-name="P156"><text:span text:style-name="Source_20_Text">Or</text:span> = OR en SQL </text:p>
        </text:list-item>
      </text:list>
      <text:p text:style-name="Horizontal_20_Line"/>
      <text:h text:style-name="Heading_20_2" text:outline-level="2">✅ Étape 3.5 : Créer DetteRepository</text:h>
      <text:p text:style-name="Text_20_body"><text:span text:style-name="Strong_20_Emphasis">Ce que tu fais :</text:span></text:p>
      <text:list text:style-name="L86">
        <text:list-item>
          <text:p text:style-name="P158">Dans le package <text:span text:style-name="Source_20_Text">repository</text:span>, crée une interface <text:span text:style-name="Source_20_Text">DetteRepository.java</text:span> </text:p>
        </text:list-item>
      </text:list>
      <text:p text:style-name="Text_20_body"><text:span text:style-name="Strong_20_Emphasis">Méthodes personnalisées :</text:span></text:p>
      <text:list text:style-name="L87">
        <text:list-item>
          <text:p text:style-name="P159"><text:span text:style-name="Source_20_Text">List&lt;Dette&gt; findByClient(Client client)</text:span></text:p>
          <text:list>
            <text:list-item>
              <text:p text:style-name="P160">Toutes les dettes d'un client </text:p>
            </text:list-item>
          </text:list>
        </text:list-item>
        <text:list-item>
          <text:p text:style-name="P159"><text:span text:style-name="Source_20_Text">List&lt;Dette&gt; findByPoissonnerie(Poissonnerie poissonnerie)</text:span></text:p>
          <text:list>
            <text:list-item>
              <text:p text:style-name="P160"><text:soft-page-break/>Toutes les dettes d'une poissonnerie </text:p>
            </text:list-item>
          </text:list>
        </text:list-item>
        <text:list-item>
          <text:p text:style-name="P159"><text:span text:style-name="Source_20_Text">List&lt;Dette&gt; findByStatut(StatutDette statut)</text:span></text:p>
          <text:list>
            <text:list-item>
              <text:p text:style-name="P160">Dettes actives ou soldées </text:p>
            </text:list-item>
          </text:list>
        </text:list-item>
        <text:list-item>
          <text:p text:style-name="P159"><text:span text:style-name="Source_20_Text">List&lt;Dette&gt; findByPoissonnerieAndStatut(Poissonnerie poissonnerie, StatutDette statut)</text:span></text:p>
          <text:list>
            <text:list-item>
              <text:p text:style-name="P160">Ex: dettes actives de AKWA </text:p>
            </text:list-item>
          </text:list>
        </text:list-item>
        <text:list-item>
          <text:p text:style-name="P159"><text:span text:style-name="Source_20_Text">List&lt;Dette&gt; findByRemainingAmountGreaterThan(BigDecimal amount)</text:span></text:p>
          <text:list>
            <text:list-item>
              <text:p text:style-name="P160">Dettes supérieures à un montant </text:p>
            </text:list-item>
            <text:list-item>
              <text:p text:style-name="P160">Pour alertes &gt; 5000 FCFA </text:p>
            </text:list-item>
          </text:list>
        </text:list-item>
        <text:list-item>
          <text:p text:style-name="P159"><text:span text:style-name="Source_20_Text">List&lt;Dette&gt; findByPoissonnerieAndRemainingAmountGreaterThan(Poissonnerie poissonnerie, BigDecimal amount)</text:span></text:p>
          <text:list>
            <text:list-item>
              <text:p text:style-name="P160">Combine poissonnerie + montant </text:p>
            </text:list-item>
          </text:list>
        </text:list-item>
        <text:list-item>
          <text:p text:style-name="P159"><text:span text:style-name="Strong_20_Emphasis">Requête personnalisée avec @Query :</text:span></text:p>
          <text:p text:style-name="P2"><text:span text:style-name="Source_20_Text">@Query("SELECT d FROM Dette d WHERE d.poissonnerie = :poissonnerie AND d.statut = :statut ORDER BY d.remainingAmount DESC")</text:span></text:p>
          <text:p text:style-name="P3"><text:span text:style-name="Source_20_Text">List&lt;Dette&gt; findTopDebtors(@Param("poissonnerie") Poissonnerie poissonnerie, @Param("statut") StatutDette statut, Pageable pageable)</text:span></text:p>
          <text:list>
            <text:list-item>
              <text:p text:style-name="P160">Top débiteurs (plus grosses dettes) </text:p>
            </text:list-item>
            <text:list-item>
              <text:p text:style-name="P160">Utilise JPQL (pas SQL natif) </text:p>
            </text:list-item>
            <text:list-item>
              <text:p text:style-name="P160"><text:span text:style-name="Source_20_Text">Pageable</text:span> pour limiter (ex: top 10) </text:p>
            </text:list-item>
          </text:list>
        </text:list-item>
        <text:list-item>
          <text:p text:style-name="P159"><text:span text:style-name="Source_20_Text">BigDecimal sumRemainingAmountByPoissonnerie(Poissonnerie poissonnerie)</text:span></text:p>
          <text:list>
            <text:list-item>
              <text:p text:style-name="P160">Total des dettes d'une poissonnerie </text:p>
            </text:list-item>
            <text:list-item>
              <text:p text:style-name="P159">Requête @Query nécessaire : </text:p>
            </text:list-item>
          </text:list>
          <text:p text:style-name="P2"><text:span text:style-name="Source_20_Text">@Query("SELECT SUM(d.remainingAmount) FROM Dette d WHERE d.poissonnerie = :poissonnerie AND d.statut = 'ACTIVE'")</text:span></text:p>
          <text:p text:style-name="P3"><text:span text:style-name="Source_20_Text">BigDecimal sumRemainingAmountByPoissonnerie(@Param("poissonnerie") Poissonnerie poissonnerie)</text:span></text:p>
        </text:list-item>
      </text:list>
      <text:p text:style-name="Text_20_body"><text:span text:style-name="Strong_20_Emphasis">Pourquoi @Query :</text:span></text:p>
      <text:list text:style-name="L88">
        <text:list-item>
          <text:p text:style-name="P162">Pour des requêtes complexes (SUM, ORDER BY avec pagination) </text:p>
        </text:list-item>
        <text:list-item>
          <text:p text:style-name="P162">Spring ne peut pas tout générer automatiquement </text:p>
        </text:list-item>
        <text:list-item>
          <text:p text:style-name="P161">JPQL = langage de requête objet (pas SQL brut) </text:p>
        </text:list-item>
      </text:list>
      <text:p text:style-name="Horizontal_20_Line"/>
      <text:h text:style-name="Heading_20_2" text:outline-level="2">✅ Étape 3.6 : Créer TransactionDetteRepository</text:h>
      <text:p text:style-name="Text_20_body"><text:span text:style-name="Strong_20_Emphasis">Ce que tu fais :</text:span></text:p>
      <text:list text:style-name="L89">
        <text:list-item>
          <text:p text:style-name="P163">Dans le package <text:span text:style-name="Source_20_Text">repository</text:span>, crée une interface <text:span text:style-name="Source_20_Text">TransactionDetteRepository.java</text:span> </text:p>
        </text:list-item>
      </text:list>
      <text:p text:style-name="Text_20_body"><text:soft-page-break/><text:span text:style-name="Strong_20_Emphasis">Méthodes personnalisées :</text:span></text:p>
      <text:list text:style-name="L90">
        <text:list-item>
          <text:p text:style-name="P164"><text:span text:style-name="Source_20_Text">List&lt;TransactionDette&gt; findByDette(Dette dette)</text:span></text:p>
          <text:list>
            <text:list-item>
              <text:p text:style-name="P165">Historique des remboursements d'une dette </text:p>
            </text:list-item>
          </text:list>
        </text:list-item>
        <text:list-item>
          <text:p text:style-name="P164"><text:span text:style-name="Source_20_Text">List&lt;TransactionDette&gt; findByDetteOrderByTransactionDateDesc(Dette dette)</text:span></text:p>
          <text:list>
            <text:list-item>
              <text:p text:style-name="P165">Historique trié par date décroissante (plus récent en premier) </text:p>
            </text:list-item>
          </text:list>
        </text:list-item>
        <text:list-item>
          <text:p text:style-name="P164"><text:span text:style-name="Source_20_Text">List&lt;TransactionDette&gt; findByPoissonnerie(Poissonnerie poissonnerie)</text:span></text:p>
          <text:list>
            <text:list-item>
              <text:p text:style-name="P165">Tous les remboursements d'une poissonnerie </text:p>
            </text:list-item>
          </text:list>
        </text:list-item>
        <text:list-item>
          <text:p text:style-name="P164"><text:span text:style-name="Source_20_Text">List&lt;TransactionDette&gt; findByTransactionDateBetween(LocalDateTime start, LocalDateTime end)</text:span></text:p>
          <text:list>
            <text:list-item>
              <text:p text:style-name="P165">Remboursements entre deux dates </text:p>
            </text:list-item>
            <text:list-item>
              <text:p text:style-name="P165">Pour rapports mensuels </text:p>
            </text:list-item>
          </text:list>
        </text:list-item>
        <text:list-item>
          <text:p text:style-name="P164">Requête somme des remboursements :</text:p>
          <text:p text:style-name="P4"><text:span text:style-name="Source_20_Text">@Query("SELECT SUM(t.amount) FROM TransactionDette t WHERE t.poissonnerie = :poissonnerie AND t.transactionDate BETWEEN :start AND :end")</text:span></text:p>
          <text:p text:style-name="P5"><text:span text:style-name="Source_20_Text">BigDecimal sumAmountByPoissonnerieAndPeriod(@Param("poissonnerie") Poissonnerie poissonnerie, @Param("start") LocalDateTime start, @Param("end") LocalDateTime end)</text:span></text:p>
        </text:list-item>
      </text:list>
      <text:p text:style-name="Horizontal_20_Line"/>
      <text:h text:style-name="Heading_20_2" text:outline-level="2">✅ Étape 3.7 : Créer EpargneRepository</text:h>
      <text:p text:style-name="Text_20_body"><text:span text:style-name="Strong_20_Emphasis">Ce que tu fais :</text:span></text:p>
      <text:list text:style-name="L91">
        <text:list-item>
          <text:p text:style-name="P166">Dans le package <text:span text:style-name="Source_20_Text">repository</text:span>, crée une interface <text:span text:style-name="Source_20_Text">EpargneRepository.java</text:span> </text:p>
        </text:list-item>
      </text:list>
      <text:p text:style-name="Text_20_body"><text:span text:style-name="Strong_20_Emphasis">Méthodes personnalisées :</text:span></text:p>
      <text:list text:style-name="L92">
        <text:list-item>
          <text:p text:style-name="P167"><text:span text:style-name="Source_20_Text">Optional&lt;Epargne&gt; findByClient(Client client)</text:span></text:p>
          <text:list>
            <text:list-item>
              <text:p text:style-name="P168">L'épargne d'un client (0 ou 1 maximum) </text:p>
            </text:list-item>
          </text:list>
        </text:list-item>
        <text:list-item>
          <text:p text:style-name="P167"><text:span text:style-name="Source_20_Text">List&lt;Epargne&gt; findByPoissonnerie(Poissonnerie poissonnerie)</text:span></text:p>
          <text:list>
            <text:list-item>
              <text:p text:style-name="P168">Toutes les épargnes d'une poissonnerie </text:p>
            </text:list-item>
          </text:list>
        </text:list-item>
        <text:list-item>
          <text:p text:style-name="P167"><text:span text:style-name="Source_20_Text">List&lt;Epargne&gt; findByCurrentBalanceGreaterThan(BigDecimal amount)</text:span></text:p>
          <text:list>
            <text:list-item>
              <text:p text:style-name="P168">Épargnes avec solde supérieur à X </text:p>
            </text:list-item>
          </text:list>
        </text:list-item>
        <text:list-item>
          <text:p text:style-name="P167"><text:span text:style-name="Source_20_Text">boolean existsByClient(Client client)</text:span></text:p>
          <text:list>
            <text:list-item>
              <text:p text:style-name="P168">Vérifie si un client a déjà une épargne </text:p>
            </text:list-item>
          </text:list>
        </text:list-item>
        <text:list-item>
          <text:p text:style-name="P167">Requête somme des épargnes :</text:p>
          <text:p text:style-name="P6"><text:span text:style-name="Source_20_Text">@Query("SELECT SUM(e.currentBalance) FROM Epargne e WHERE e.poissonnerie = :poissonnerie")</text:span></text:p>
          <text:p text:style-name="P7"><text:span text:style-name="Source_20_Text">BigDecimal sumBalancesByPoissonnerie(@Param("poissonnerie") Poissonnerie poissonnerie)</text:span></text:p>
        </text:list-item>
      </text:list>
      <text:p text:style-name="Horizontal_20_Line"><text:soft-page-break/></text:p>
      <text:h text:style-name="Heading_20_2" text:outline-level="2">✅ Étape 3.8 : Créer TransactionEpargneRepository</text:h>
      <text:p text:style-name="Text_20_body"><text:span text:style-name="Strong_20_Emphasis">Ce que tu fais :</text:span></text:p>
      <text:list text:style-name="L93">
        <text:list-item>
          <text:p text:style-name="P169">Dans le package <text:span text:style-name="Source_20_Text">repository</text:span>, crée une interface <text:span text:style-name="Source_20_Text">TransactionEpargneRepository.java</text:span> </text:p>
        </text:list-item>
      </text:list>
      <text:p text:style-name="Text_20_body"><text:span text:style-name="Strong_20_Emphasis">Méthodes personnalisées :</text:span></text:p>
      <text:list text:style-name="L94">
        <text:list-item>
          <text:p text:style-name="P170"><text:span text:style-name="Source_20_Text">List&lt;TransactionEpargne&gt; findByEpargne(Epargne epargne)</text:span></text:p>
          <text:list>
            <text:list-item>
              <text:p text:style-name="P171">Historique d'une épargne </text:p>
            </text:list-item>
          </text:list>
        </text:list-item>
        <text:list-item>
          <text:p text:style-name="P170"><text:span text:style-name="Source_20_Text">List&lt;TransactionEpargne&gt; findByEpargneOrderByTransactionDateDesc(Epargne epargne)</text:span></text:p>
          <text:list>
            <text:list-item>
              <text:p text:style-name="P171">Historique trié </text:p>
            </text:list-item>
          </text:list>
        </text:list-item>
        <text:list-item>
          <text:p text:style-name="P170"><text:span text:style-name="Source_20_Text">List&lt;TransactionEpargne&gt; findByType(TypeTransactionEpargne type)</text:span></text:p>
          <text:list>
            <text:list-item>
              <text:p text:style-name="P171">Tous les dépôts ou tous les retraits </text:p>
            </text:list-item>
          </text:list>
        </text:list-item>
        <text:list-item>
          <text:p text:style-name="P170"><text:span text:style-name="Source_20_Text">List&lt;TransactionEpargne&gt; findByPoissonnerie(Poissonnerie poissonnerie)</text:span></text:p>
          <text:list>
            <text:list-item>
              <text:p text:style-name="P170">Toutes les transactions d'une poissonnerie </text:p>
            </text:list-item>
          </text:list>
        </text:list-item>
      </text:list>
      <text:p text:style-name="Horizontal_20_Line"/>
      <text:h text:style-name="Heading_20_2" text:outline-level="2">✅ Étape 3.9 : Créer NotificationRepository</text:h>
      <text:p text:style-name="Text_20_body"><text:span text:style-name="Strong_20_Emphasis">Ce que tu fais :</text:span></text:p>
      <text:list text:style-name="L95">
        <text:list-item>
          <text:p text:style-name="P172">Dans le package <text:span text:style-name="Source_20_Text">repository</text:span>, crée une interface <text:span text:style-name="Source_20_Text">NotificationRepository.java</text:span> </text:p>
        </text:list-item>
      </text:list>
      <text:p text:style-name="Text_20_body"><text:span text:style-name="Strong_20_Emphasis">Méthodes personnalisées :</text:span></text:p>
      <text:list text:style-name="L96">
        <text:list-item>
          <text:p text:style-name="P173"><text:span text:style-name="Source_20_Text">List&lt;Notification&gt; findByUser(User user)</text:span></text:p>
          <text:list>
            <text:list-item>
              <text:p text:style-name="P174">Toutes les notifications d'un utilisateur </text:p>
            </text:list-item>
          </text:list>
        </text:list-item>
        <text:list-item>
          <text:p text:style-name="P173"><text:span text:style-name="Source_20_Text">List&lt;Notification&gt; findByUserAndReadFalse(User user)</text:span></text:p>
          <text:list>
            <text:list-item>
              <text:p text:style-name="P174">Notifications non lues seulement </text:p>
            </text:list-item>
          </text:list>
        </text:list-item>
        <text:list-item>
          <text:p text:style-name="P173"><text:span text:style-name="Source_20_Text">List&lt;Notification&gt; findByUserOrderByCreatedAtDesc(User user)</text:span></text:p>
          <text:list>
            <text:list-item>
              <text:p text:style-name="P174">Notifications triées (plus récentes en premier) </text:p>
            </text:list-item>
          </text:list>
        </text:list-item>
        <text:list-item>
          <text:p text:style-name="P173"><text:span text:style-name="Source_20_Text">long countByUserAndReadFalse(User user)</text:span></text:p>
          <text:list>
            <text:list-item>
              <text:p text:style-name="P174">Nombre de notifications non lues </text:p>
            </text:list-item>
            <text:list-item>
              <text:p text:style-name="P174">Pour le badge rouge </text:p>
            </text:list-item>
          </text:list>
        </text:list-item>
        <text:list-item>
          <text:p text:style-name="P173"><text:span text:style-name="Source_20_Text">List&lt;Notification&gt; findByType(TypeNotification type)</text:span></text:p>
          <text:list>
            <text:list-item>
              <text:p text:style-name="P174">Par type (ex: toutes les alertes dimanche) </text:p>
            </text:list-item>
          </text:list>
        </text:list-item>
        <text:list-item>
          <text:p text:style-name="P173"><text:span text:style-name="Source_20_Text">void deleteByCreatedAtBefore(LocalDateTime date)</text:span></text:p>
          <text:list>
            <text:list-item>
              <text:p text:style-name="P174"><text:soft-page-break/>Supprimer les vieilles notifications (nettoyage) </text:p>
            </text:list-item>
            <text:list-item>
              <text:p text:style-name="P174">Ex: supprimer notifications &gt; 30 jours </text:p>
            </text:list-item>
            <text:list-item>
              <text:p text:style-name="P173">Annotation : <text:span text:style-name="Source_20_Text">@Modifying</text:span> et <text:span text:style-name="Source_20_Text">@Transactional</text:span> </text:p>
            </text:list-item>
          </text:list>
        </text:list-item>
      </text:list>
      <text:p text:style-name="Horizontal_20_Line"/>
      <text:h text:style-name="Heading_20_2" text:outline-level="2">✅ Étape 3.10 : Tester les Repositories</text:h>
      <text:p text:style-name="Text_20_body"><text:span text:style-name="Strong_20_Emphasis">Ce que tu fais :</text:span></text:p>
      <text:list text:style-name="L97">
        <text:list-item>
          <text:p text:style-name="P176">Relance l'application </text:p>
        </text:list-item>
        <text:list-item>
          <text:p text:style-name="P175">Vérifie les logs </text:p>
        </text:list-item>
      </text:list>
      <text:p text:style-name="Text_20_body"><text:span text:style-name="Strong_20_Emphasis">Tu dois voir :</text:span></text:p>
      <text:list text:style-name="L98">
        <text:list-item>
          <text:p text:style-name="P178">"Identified candidate component: PoissonnerieRepository" </text:p>
        </text:list-item>
        <text:list-item>
          <text:p text:style-name="P178">"Identified candidate component: UserRepository" </text:p>
        </text:list-item>
        <text:list-item>
          <text:p text:style-name="P178">etc. </text:p>
        </text:list-item>
        <text:list-item>
          <text:p text:style-name="P177">Pas d'erreur de création des repositories </text:p>
        </text:list-item>
      </text:list>
      <text:p text:style-name="Text_20_body"><text:span text:style-name="Strong_20_Emphasis">Comment savoir que ça marche :</text:span></text:p>
      <text:list text:style-name="L99">
        <text:list-item>
          <text:p text:style-name="P180">Aucune erreur au démarrage </text:p>
        </text:list-item>
        <text:list-item>
          <text:p text:style-name="P180">Spring détecte tous les repositories </text:p>
        </text:list-item>
        <text:list-item>
          <text:p text:style-name="P179">Les requêtes @Query sont validées syntaxiquement </text:p>
        </text:list-item>
      </text:list>
      <text:p text:style-name="Text_20_body"><text:span text:style-name="Strong_20_Emphasis">Si ça ne marche pas :</text:span></text:p>
      <text:list text:style-name="L100">
        <text:list-item>
          <text:p text:style-name="P182">Vérifie que les interfaces sont dans le package <text:span text:style-name="Source_20_Text">repository</text:span> </text:p>
        </text:list-item>
        <text:list-item>
          <text:p text:style-name="P182">Vérifie l'annotation <text:span text:style-name="Source_20_Text">@Repository</text:span> </text:p>
        </text:list-item>
        <text:list-item>
          <text:p text:style-name="P181">Vérifie que tu extends <text:span text:style-name="Source_20_Text">JpaRepository&lt;Entité, Long&gt;</text:span> </text:p>
        </text:list-item>
      </text:list>
      <text:p text:style-name="Horizontal_20_Line"/>
      <text:h text:style-name="Heading_20_1" text:outline-level="1">🎯 JOUR 5 : CRÉATION DES DTOs (Data Transfer Objects) (4-5 heures)</text:h>
      <text:h text:style-name="Heading_20_2" text:outline-level="2">✅ Étape 4.1 : Comprendre pourquoi on utilise des DTOs</text:h>
      <text:p text:style-name="Text_20_body"><text:span text:style-name="Strong_20_Emphasis">Le problème sans DTOs :</text:span></text:p>
      <text:p text:style-name="Preformatted_20_Text"><text:span text:style-name="Source_20_Text">Frontend (Angular) → Demande un Client</text:span></text:p>
      <text:p text:style-name="Preformatted_20_Text"><text:span text:style-name="Source_20_Text">Backend → Envoie directement l'entité Client</text:span></text:p>
      <text:p text:style-name="Preformatted_20_Text"><text:span text:style-name="Source_20_Text"><text:s text:c="3"/>├── Toutes les données (même sensibles)</text:span></text:p>
      <text:p text:style-name="Preformatted_20_Text"><text:span text:style-name="Source_20_Text"><text:s text:c="3"/>├── Relations chargées (Client → Dette → Transactions → ...)</text:span></text:p>
      <text:p text:style-name="Preformatted_20_Text"><text:span text:style-name="Source_20_Text"><text:s text:c="3"/>├── Risque de boucle infinie (sérialisation JSON)</text:span></text:p>
      <text:p text:style-name="P1"><text:span text:style-name="Source_20_Text"><text:s text:c="3"/>└── Pas de contrôle sur ce qu'on expose</text:span></text:p>
      <text:p text:style-name="Text_20_body"><text:span text:style-name="Strong_20_Emphasis">La solution avec DTOs :</text:span></text:p>
      <text:p text:style-name="Preformatted_20_Text"><text:span text:style-name="Source_20_Text">Frontend → Demande un Client</text:span></text:p>
      <text:p text:style-name="Preformatted_20_Text"><text:span text:style-name="Source_20_Text">Backend → Convertit Entity → DTO (seulement ce qu'on veut envoyer)</text:span></text:p>
      <text:p text:style-name="Preformatted_20_Text"><text:span text:style-name="Source_20_Text"><text:s text:c="3"/>├── Données filtrées</text:span></text:p>
      <text:p text:style-name="Preformatted_20_Text"><text:soft-page-break/><text:span text:style-name="Source_20_Text"><text:s text:c="3"/>├── Pas de relations complexes</text:span></text:p>
      <text:p text:style-name="Preformatted_20_Text"><text:span text:style-name="Source_20_Text"><text:s text:c="3"/>├── Format adapté au frontend</text:span></text:p>
      <text:p text:style-name="P1"><text:span text:style-name="Source_20_Text"><text:s text:c="3"/>└── Sécurisé</text:span></text:p>
      <text:p text:style-name="Text_20_body"><text:span text:style-name="Strong_20_Emphasis">Convention de nommage :</text:span></text:p>
      <text:list text:style-name="L101">
        <text:list-item>
          <text:p text:style-name="P184"><text:span text:style-name="Strong_20_Emphasis">Request</text:span> : données envoyées PAR le frontend (création, modification) </text:p>
          <text:list>
            <text:list-item>
              <text:p text:style-name="P184">Ex: <text:span text:style-name="Source_20_Text">CreateClientRequest</text:span>, <text:span text:style-name="Source_20_Text">UpdateDetteRequest</text:span> </text:p>
            </text:list-item>
          </text:list>
        </text:list-item>
        <text:list-item>
          <text:p text:style-name="P184"><text:span text:style-name="Strong_20_Emphasis">Response</text:span> : données envoyées AU frontend (lecture) </text:p>
          <text:list>
            <text:list-item>
              <text:p text:style-name="P183">Ex: <text:span text:style-name="Source_20_Text">ClientResponse</text:span>, <text:span text:style-name="Source_20_Text">DetteResponse</text:span> </text:p>
            </text:list-item>
          </text:list>
        </text:list-item>
      </text:list>
      <text:p text:style-name="Horizontal_20_Line"/>
      <text:h text:style-name="Heading_20_2" text:outline-level="2">✅ Étape 4.2 : Créer les DTOs pour Poissonnerie</text:h>
      <text:p text:style-name="Text_20_body"><text:span text:style-name="Strong_20_Emphasis">Ce que tu fais :</text:span></text:p>
      <text:list text:style-name="L102">
        <text:list-item>
          <text:p text:style-name="P186">Dans <text:span text:style-name="Source_20_Text">dto/response/</text:span>, crée <text:span text:style-name="Source_20_Text">PoissonnerieResponse.java</text:span> </text:p>
        </text:list-item>
        <text:list-item>
          <text:p text:style-name="P186">Dans <text:span text:style-name="Source_20_Text">dto/request/</text:span>, crée <text:span text:style-name="Source_20_Text">CreatePoissonnerieRequest.java</text:span> </text:p>
        </text:list-item>
        <text:list-item>
          <text:p text:style-name="P185">Dans <text:span text:style-name="Source_20_Text">dto/request/</text:span>, crée <text:span text:style-name="Source_20_Text">UpdatePoissonnerieRequest.java</text:span> </text:p>
        </text:list-item>
      </text:list>
      <text:p text:style-name="Text_20_body"><text:span text:style-name="Strong_20_Emphasis">PoissonnerieResponse (ce qu'on envoie au frontend) :</text:span></text:p>
      <text:p text:style-name="Text_20_body"><text:span text:style-name="Strong_20_Emphasis">Attributs :</text:span></text:p>
      <text:list text:style-name="L103">
        <text:list-item>
          <text:p text:style-name="P188"><text:span text:style-name="Source_20_Text">Long id</text:span> </text:p>
        </text:list-item>
        <text:list-item>
          <text:p text:style-name="P188"><text:span text:style-name="Source_20_Text">String name</text:span> </text:p>
        </text:list-item>
        <text:list-item>
          <text:p text:style-name="P188"><text:span text:style-name="Source_20_Text">String address</text:span> </text:p>
        </text:list-item>
        <text:list-item>
          <text:p text:style-name="P188"><text:span text:style-name="Source_20_Text">String phone</text:span> </text:p>
        </text:list-item>
        <text:list-item>
          <text:p text:style-name="P188"><text:span text:style-name="Source_20_Text">Boolean active</text:span> </text:p>
        </text:list-item>
        <text:list-item>
          <text:p text:style-name="P188"><text:span text:style-name="Source_20_Text">LocalDateTime createdAt</text:span> </text:p>
        </text:list-item>
        <text:list-item>
          <text:p text:style-name="P187"><text:span text:style-name="Source_20_Text">LocalDateTime updatedAt</text:span> </text:p>
        </text:list-item>
      </text:list>
      <text:p text:style-name="Text_20_body"><text:span text:style-name="Strong_20_Emphasis">Annotations :</text:span></text:p>
      <text:list text:style-name="L104">
        <text:list-item>
          <text:p text:style-name="P190"><text:span text:style-name="Source_20_Text">@Data</text:span> (Lombok) </text:p>
        </text:list-item>
        <text:list-item>
          <text:p text:style-name="P189"><text:span text:style-name="Source_20_Text">@AllArgsConstructor</text:span>, <text:span text:style-name="Source_20_Text">@NoArgsConstructor</text:span> </text:p>
        </text:list-item>
      </text:list>
      <text:p text:style-name="Text_20_body"><text:span text:style-name="Strong_20_Emphasis">CreatePoissonnerieRequest (création) :</text:span></text:p>
      <text:p text:style-name="Text_20_body"><text:span text:style-name="Strong_20_Emphasis">Attributs :</text:span></text:p>
      <text:list text:style-name="L105">
        <text:list-item>
          <text:p text:style-name="P192"><text:span text:style-name="Source_20_Text">String name</text:span> </text:p>
          <text:list>
            <text:list-item>
              <text:p text:style-name="P192"><text:span text:style-name="Source_20_Text">@NotBlank(message = "Le nom est obligatoire")</text:span> </text:p>
            </text:list-item>
            <text:list-item>
              <text:p text:style-name="P192"><text:span text:style-name="Source_20_Text">@Size(max = 100, message = "Le nom ne peut pas dépasser 100 caractères")</text:span> </text:p>
            </text:list-item>
          </text:list>
        </text:list-item>
        <text:list-item>
          <text:p text:style-name="P192"><text:span text:style-name="Source_20_Text">String address</text:span> </text:p>
          <text:list>
            <text:list-item>
              <text:p text:style-name="P192"><text:span text:style-name="Source_20_Text">@Size(max = 255)</text:span> </text:p>
            </text:list-item>
          </text:list>
        </text:list-item>
        <text:list-item>
          <text:p text:style-name="P192"><text:span text:style-name="Source_20_Text">String phone</text:span> </text:p>
          <text:list>
            <text:list-item>
              <text:p text:style-name="P191"><text:span text:style-name="Source_20_Text">@Size(max = 20)</text:span> </text:p>
            </text:list-item>
          </text:list>
        </text:list-item>
      </text:list>
      <text:p text:style-name="Text_20_body"><text:span text:style-name="Strong_20_Emphasis">Annotations de validation :</text:span></text:p>
      <text:list text:style-name="L106">
        <text:list-item>
          <text:p text:style-name="P194"><text:soft-page-break/><text:span text:style-name="Source_20_Text">@NotBlank</text:span> : ne peut pas être vide </text:p>
        </text:list-item>
        <text:list-item>
          <text:p text:style-name="P194"><text:span text:style-name="Source_20_Text">@Size</text:span> : limite la longueur </text:p>
        </text:list-item>
        <text:list-item>
          <text:p text:style-name="P193">Valide automatiquement avec <text:span text:style-name="Source_20_Text">@Valid</text:span> dans le Controller </text:p>
        </text:list-item>
      </text:list>
      <text:p text:style-name="Text_20_body"><text:span text:style-name="Strong_20_Emphasis">UpdatePoissonnerieRequest (modification) :</text:span></text:p>
      <text:list text:style-name="L107">
        <text:list-item>
          <text:p text:style-name="P196">Même structure que Create </text:p>
        </text:list-item>
        <text:list-item>
          <text:p text:style-name="P196">Mais tous les champs optionnels (on peut ne modifier qu'un seul champ) </text:p>
        </text:list-item>
        <text:list-item>
          <text:p text:style-name="P195">Pas de <text:span text:style-name="Source_20_Text">@NotBlank</text:span> </text:p>
        </text:list-item>
      </text:list>
      <text:p text:style-name="Horizontal_20_Line"/>
      <text:h text:style-name="Heading_20_2" text:outline-level="2">✅ Étape 4.3 : Créer les DTOs pour User</text:h>
      <text:p text:style-name="Text_20_body"><text:span text:style-name="Strong_20_Emphasis">Ce que tu fais :</text:span></text:p>
      <text:list text:style-name="L108">
        <text:list-item>
          <text:p text:style-name="P198">Dans <text:span text:style-name="Source_20_Text">dto/response/</text:span>, crée <text:span text:style-name="Source_20_Text">UserResponse.java</text:span> </text:p>
        </text:list-item>
        <text:list-item>
          <text:p text:style-name="P198">Dans <text:span text:style-name="Source_20_Text">dto/request/</text:span>, crée <text:span text:style-name="Source_20_Text">CreateUserRequest.java</text:span> </text:p>
        </text:list-item>
        <text:list-item>
          <text:p text:style-name="P197">Dans <text:span text:style-name="Source_20_Text">dto/request/</text:span>, crée <text:span text:style-name="Source_20_Text">UpdateUserRequest.java</text:span> </text:p>
        </text:list-item>
      </text:list>
      <text:p text:style-name="Text_20_body"><text:span text:style-name="Strong_20_Emphasis">UserResponse :</text:span></text:p>
      <text:p text:style-name="Text_20_body"><text:span text:style-name="Strong_20_Emphasis">Attributs :</text:span></text:p>
      <text:list text:style-name="L109">
        <text:list-item>
          <text:p text:style-name="P200"><text:span text:style-name="Source_20_Text">Long id</text:span> </text:p>
        </text:list-item>
        <text:list-item>
          <text:p text:style-name="P200"><text:span text:style-name="Source_20_Text">String firstName</text:span> </text:p>
        </text:list-item>
        <text:list-item>
          <text:p text:style-name="P200"><text:span text:style-name="Source_20_Text">String lastName</text:span> </text:p>
        </text:list-item>
        <text:list-item>
          <text:p text:style-name="P200"><text:span text:style-name="Source_20_Text">String phone</text:span> </text:p>
        </text:list-item>
        <text:list-item>
          <text:p text:style-name="P200"><text:span text:style-name="Source_20_Text">String email</text:span> </text:p>
        </text:list-item>
        <text:list-item>
          <text:p text:style-name="P200"><text:span text:style-name="Source_20_Text">Role role</text:span> </text:p>
        </text:list-item>
        <text:list-item>
          <text:p text:style-name="P200"><text:span text:style-name="Source_20_Text">UserScope scope</text:span> </text:p>
        </text:list-item>
        <text:list-item>
          <text:p text:style-name="P200"><text:span text:style-name="Source_20_Text">PoissonnerieResponse defaultPoissonnerie</text:span> (peut être null) </text:p>
        </text:list-item>
        <text:list-item>
          <text:p text:style-name="P200"><text:span text:style-name="Source_20_Text">Boolean active</text:span> </text:p>
        </text:list-item>
        <text:list-item>
          <text:p text:style-name="P199"><text:span text:style-name="Source_20_Text">LocalDateTime createdAt</text:span> </text:p>
        </text:list-item>
      </text:list>
      <text:p text:style-name="Text_20_body"><text:span text:style-name="Strong_20_Emphasis">Pourquoi PoissonnerieResponse :</text:span></text:p>
      <text:list text:style-name="L110">
        <text:list-item>
          <text:p text:style-name="P202">On veut afficher les infos de la poissonnerie par défaut </text:p>
        </text:list-item>
        <text:list-item>
          <text:p text:style-name="P202">Mais pas toute l'entité (juste l'essentiel) </text:p>
        </text:list-item>
        <text:list-item>
          <text:p text:style-name="P201">C'est une "composition" de DTOs </text:p>
        </text:list-item>
      </text:list>
      <text:p text:style-name="Text_20_body"><text:span text:style-name="Strong_20_Emphasis">CreateUserRequest :</text:span></text:p>
      <text:p text:style-name="Text_20_body"><text:span text:style-name="Strong_20_Emphasis">Attributs avec validation :</text:span></text:p>
      <text:list text:style-name="L111">
        <text:list-item>
          <text:p text:style-name="P204"><text:span text:style-name="Source_20_Text">String firstName</text:span> - <text:span text:style-name="Source_20_Text">@NotBlank</text:span>, <text:span text:style-name="Source_20_Text">@Size(max = 50)</text:span> </text:p>
        </text:list-item>
        <text:list-item>
          <text:p text:style-name="P204"><text:span text:style-name="Source_20_Text">String lastName</text:span> - <text:span text:style-name="Source_20_Text">@NotBlank</text:span>, <text:span text:style-name="Source_20_Text">@Size(max = 50)</text:span> </text:p>
        </text:list-item>
        <text:list-item>
          <text:p text:style-name="P204"><text:span text:style-name="Source_20_Text">String phone</text:span> - <text:span text:style-name="Source_20_Text">@NotBlank</text:span>, <text:span text:style-name="Source_20_Text">@Pattern(regexp = "^[0-9+\\-\\s()]+$", message = "Format téléphone invalide")</text:span> </text:p>
        </text:list-item>
        <text:list-item>
          <text:p text:style-name="P204"><text:span text:style-name="Source_20_Text">String email</text:span> - <text:span text:style-name="Source_20_Text">@Email</text:span>, optionnel </text:p>
        </text:list-item>
        <text:list-item>
          <text:p text:style-name="P204"><text:span text:style-name="Source_20_Text">Role role</text:span> - <text:span text:style-name="Source_20_Text">@NotNull</text:span> </text:p>
        </text:list-item>
        <text:list-item>
          <text:p text:style-name="P204"><text:soft-page-break/><text:span text:style-name="Source_20_Text">UserScope scope</text:span> - <text:span text:style-name="Source_20_Text">@NotNull</text:span> </text:p>
        </text:list-item>
        <text:list-item>
          <text:p text:style-name="P203"><text:span text:style-name="Source_20_Text">Long defaultPoissonnerieId</text:span> - optionnel (null si MULTI) </text:p>
        </text:list-item>
      </text:list>
      <text:p text:style-name="Text_20_body"><text:span text:style-name="Strong_20_Emphasis">Note sur @Pattern :</text:span></text:p>
      <text:list text:style-name="L112">
        <text:list-item>
          <text:p text:style-name="P206">Valide le format du téléphone avec regex </text:p>
        </text:list-item>
        <text:list-item>
          <text:p text:style-name="P205">Accepte : +237 6XX XX XX XX, 6XXXXXXXX, etc. </text:p>
        </text:list-item>
      </text:list>
      <text:p text:style-name="Horizontal_20_Line"/>
      <text:h text:style-name="Heading_20_2" text:outline-level="2">✅ Étape 4.4 : Créer les DTOs pour Client</text:h>
      <text:p text:style-name="Text_20_body"><text:span text:style-name="Strong_20_Emphasis">Ce que tu fais :</text:span></text:p>
      <text:list text:style-name="L113">
        <text:list-item>
          <text:p text:style-name="P208">Dans <text:span text:style-name="Source_20_Text">dto/response/</text:span>, crée <text:span text:style-name="Source_20_Text">ClientResponse.java</text:span> </text:p>
        </text:list-item>
        <text:list-item>
          <text:p text:style-name="P208">Dans <text:span text:style-name="Source_20_Text">dto/response/</text:span>, crée <text:span text:style-name="Source_20_Text">ClientDetailResponse.java</text:span> (avec plus d'infos) </text:p>
        </text:list-item>
        <text:list-item>
          <text:p text:style-name="P208">Dans <text:span text:style-name="Source_20_Text">dto/request/</text:span>, crée <text:span text:style-name="Source_20_Text">CreateClientRequest.java</text:span> </text:p>
        </text:list-item>
        <text:list-item>
          <text:p text:style-name="P207">Dans <text:span text:style-name="Source_20_Text">dto/request/</text:span>, crée <text:span text:style-name="Source_20_Text">UpdateClientRequest.java</text:span> </text:p>
        </text:list-item>
      </text:list>
      <text:p text:style-name="Text_20_body"><text:span text:style-name="Strong_20_Emphasis">ClientResponse (liste simple) :</text:span></text:p>
      <text:p text:style-name="Text_20_body"><text:span text:style-name="Strong_20_Emphasis">Attributs :</text:span></text:p>
      <text:list text:style-name="L114">
        <text:list-item>
          <text:p text:style-name="P210"><text:span text:style-name="Source_20_Text">Long id</text:span> </text:p>
        </text:list-item>
        <text:list-item>
          <text:p text:style-name="P210"><text:span text:style-name="Source_20_Text">String firstName</text:span> </text:p>
        </text:list-item>
        <text:list-item>
          <text:p text:style-name="P210"><text:span text:style-name="Source_20_Text">String lastName</text:span> </text:p>
        </text:list-item>
        <text:list-item>
          <text:p text:style-name="P210"><text:span text:style-name="Source_20_Text">String phone</text:span> </text:p>
        </text:list-item>
        <text:list-item>
          <text:p text:style-name="P210"><text:span text:style-name="Source_20_Text">String address</text:span> </text:p>
        </text:list-item>
        <text:list-item>
          <text:p text:style-name="P210"><text:span text:style-name="Source_20_Text">String quartier</text:span> </text:p>
        </text:list-item>
        <text:list-item>
          <text:p text:style-name="P210"><text:span text:style-name="Source_20_Text">PoissonnerieResponse poissonnerie</text:span> </text:p>
        </text:list-item>
        <text:list-item>
          <text:p text:style-name="P210"><text:span text:style-name="Source_20_Text">Boolean active</text:span> </text:p>
        </text:list-item>
        <text:list-item>
          <text:p text:style-name="P209"><text:span text:style-name="Source_20_Text">LocalDateTime createdAt</text:span> </text:p>
        </text:list-item>
      </text:list>
      <text:p text:style-name="Text_20_body"><text:span text:style-name="Strong_20_Emphasis">ClientDetailResponse (détails complets) :</text:span></text:p>
      <text:p text:style-name="Text_20_body"><text:span text:style-name="Strong_20_Emphasis">Hérite de ClientResponse, ajoute :</text:span></text:p>
      <text:list text:style-name="L115">
        <text:list-item>
          <text:p text:style-name="P212"><text:span text:style-name="Source_20_Text">String cni</text:span> </text:p>
        </text:list-item>
        <text:list-item>
          <text:p text:style-name="P212"><text:span text:style-name="Source_20_Text">LocalDate dateOfBirth</text:span> </text:p>
        </text:list-item>
        <text:list-item>
          <text:p text:style-name="P212"><text:span text:style-name="Source_20_Text">String notes</text:span> </text:p>
        </text:list-item>
        <text:list-item>
          <text:p text:style-name="P212"><text:span text:style-name="Source_20_Text">UserResponse createdBy</text:span> </text:p>
        </text:list-item>
        <text:list-item>
          <text:p text:style-name="P212"><text:span text:style-name="Source_20_Text">BigDecimal totalDetteActive</text:span> (calculé) </text:p>
        </text:list-item>
        <text:list-item>
          <text:p text:style-name="P212"><text:span text:style-name="Source_20_Text">BigDecimal soldeEpargne</text:span> (calculé) </text:p>
        </text:list-item>
        <text:list-item>
          <text:p text:style-name="P211"><text:span text:style-name="Source_20_Text">LocalDateTime updatedAt</text:span> </text:p>
        </text:list-item>
      </text:list>
      <text:p text:style-name="Text_20_body"><text:span text:style-name="Strong_20_Emphasis">Pourquoi deux DTOs :</text:span></text:p>
      <text:list text:style-name="L116">
        <text:list-item>
          <text:p text:style-name="P214">Liste de clients : version légère (ClientResponse) </text:p>
        </text:list-item>
        <text:list-item>
          <text:p text:style-name="P214">Détail d'un client : version complète (ClientDetailResponse) </text:p>
        </text:list-item>
        <text:list-item>
          <text:p text:style-name="P213">Optimisation (ne pas charger tout pour une liste) </text:p>
        </text:list-item>
      </text:list>
      <text:p text:style-name="Text_20_body"><text:span text:style-name="Strong_20_Emphasis">CreateClientRequest :</text:span></text:p>
      <text:p text:style-name="Text_20_body"><text:soft-page-break/><text:span text:style-name="Strong_20_Emphasis">Attributs :</text:span></text:p>
      <text:list text:style-name="L117">
        <text:list-item>
          <text:p text:style-name="P216"><text:span text:style-name="Source_20_Text">String firstName</text:span> - <text:span text:style-name="Source_20_Text">@NotBlank</text:span>, <text:span text:style-name="Source_20_Text">@Size(max = 50)</text:span> </text:p>
        </text:list-item>
        <text:list-item>
          <text:p text:style-name="P216"><text:span text:style-name="Source_20_Text">String lastName</text:span> - <text:span text:style-name="Source_20_Text">@NotBlank</text:span>, <text:span text:style-name="Source_20_Text">@Size(max = 50)</text:span> </text:p>
        </text:list-item>
        <text:list-item>
          <text:p text:style-name="P216"><text:span text:style-name="Source_20_Text">String phone</text:span> - <text:span text:style-name="Source_20_Text">@NotBlank</text:span>, <text:span text:style-name="Source_20_Text">@Pattern(...)</text:span> </text:p>
        </text:list-item>
        <text:list-item>
          <text:p text:style-name="P216"><text:span text:style-name="Source_20_Text">String cni</text:span> - optionnel </text:p>
        </text:list-item>
        <text:list-item>
          <text:p text:style-name="P216"><text:span text:style-name="Source_20_Text">String address</text:span> - optionnel </text:p>
        </text:list-item>
        <text:list-item>
          <text:p text:style-name="P216"><text:span text:style-name="Source_20_Text">String quartier</text:span> - optionnel </text:p>
        </text:list-item>
        <text:list-item>
          <text:p text:style-name="P216"><text:span text:style-name="Source_20_Text">LocalDate dateOfBirth</text:span> - optionnel, <text:span text:style-name="Source_20_Text">@Past(message = "La date de naissance doit être dans le passé")</text:span> </text:p>
        </text:list-item>
        <text:list-item>
          <text:p text:style-name="P216"><text:span text:style-name="Source_20_Text">String notes</text:span> - optionnel </text:p>
        </text:list-item>
        <text:list-item>
          <text:p text:style-name="P215"><text:span text:style-name="Source_20_Text">Long poissonnerieId</text:span> - <text:span text:style-name="Source_20_Text">@NotNull</text:span> </text:p>
        </text:list-item>
      </text:list>
      <text:p text:style-name="Horizontal_20_Line"/>
      <text:h text:style-name="Heading_20_2" text:outline-level="2">✅ Étape 4.5 : Créer les DTOs pour Dette</text:h>
      <text:p text:style-name="Text_20_body"><text:span text:style-name="Strong_20_Emphasis">Ce que tu fais :</text:span></text:p>
      <text:list text:style-name="L118">
        <text:list-item>
          <text:p text:style-name="P218">Dans <text:span text:style-name="Source_20_Text">dto/response/</text:span>, crée <text:span text:style-name="Source_20_Text">DetteResponse.java</text:span> </text:p>
        </text:list-item>
        <text:list-item>
          <text:p text:style-name="P218">Dans <text:span text:style-name="Source_20_Text">dto/response/</text:span>, crée <text:span text:style-name="Source_20_Text">DetteDetailResponse.java</text:span> </text:p>
        </text:list-item>
        <text:list-item>
          <text:p text:style-name="P218">Dans <text:span text:style-name="Source_20_Text">dto/request/</text:span>, crée <text:span text:style-name="Source_20_Text">CreateDetteRequest.java</text:span> </text:p>
        </text:list-item>
        <text:list-item>
          <text:p text:style-name="P217">Dans <text:span text:style-name="Source_20_Text">dto/request/</text:span>, crée <text:span text:style-name="Source_20_Text">RemboursementRequest.java</text:span> </text:p>
        </text:list-item>
      </text:list>
      <text:p text:style-name="Text_20_body"><text:span text:style-name="Strong_20_Emphasis">DetteResponse (liste) :</text:span></text:p>
      <text:p text:style-name="Text_20_body"><text:span text:style-name="Strong_20_Emphasis">Attributs :</text:span></text:p>
      <text:list text:style-name="L119">
        <text:list-item>
          <text:p text:style-name="P220"><text:span text:style-name="Source_20_Text">Long id</text:span> </text:p>
        </text:list-item>
        <text:list-item>
          <text:p text:style-name="P220"><text:span text:style-name="Source_20_Text">ClientResponse client</text:span> </text:p>
        </text:list-item>
        <text:list-item>
          <text:p text:style-name="P220"><text:span text:style-name="Source_20_Text">PoissonnerieResponse poissonnerie</text:span> </text:p>
        </text:list-item>
        <text:list-item>
          <text:p text:style-name="P220"><text:span text:style-name="Source_20_Text">BigDecimal initialAmount</text:span> </text:p>
        </text:list-item>
        <text:list-item>
          <text:p text:style-name="P220"><text:span text:style-name="Source_20_Text">BigDecimal remainingAmount</text:span> </text:p>
        </text:list-item>
        <text:list-item>
          <text:p text:style-name="P220"><text:span text:style-name="Source_20_Text">StatutDette statut</text:span> </text:p>
        </text:list-item>
        <text:list-item>
          <text:p text:style-name="P220"><text:span text:style-name="Source_20_Text">String description</text:span> </text:p>
        </text:list-item>
        <text:list-item>
          <text:p text:style-name="P219"><text:span text:style-name="Source_20_Text">LocalDateTime createdAt</text:span> </text:p>
        </text:list-item>
      </text:list>
      <text:p text:style-name="Text_20_body"><text:span text:style-name="Strong_20_Emphasis">DetteDetailResponse (détails) :</text:span></text:p>
      <text:p text:style-name="Text_20_body"><text:span text:style-name="Strong_20_Emphasis">Hérite de DetteResponse, ajoute :</text:span></text:p>
      <text:list text:style-name="L120">
        <text:list-item>
          <text:p text:style-name="P222"><text:span text:style-name="Source_20_Text">UserResponse createdBy</text:span> </text:p>
        </text:list-item>
        <text:list-item>
          <text:p text:style-name="P222"><text:span text:style-name="Source_20_Text">List&lt;TransactionDetteResponse&gt; transactions</text:span> (historique) </text:p>
        </text:list-item>
        <text:list-item>
          <text:p text:style-name="P222"><text:span text:style-name="Source_20_Text">Integer nombreRemboursements</text:span> (calculé) </text:p>
        </text:list-item>
        <text:list-item>
          <text:p text:style-name="P222"><text:span text:style-name="Source_20_Text">BigDecimal totalRembourse</text:span> (calculé) </text:p>
        </text:list-item>
        <text:list-item>
          <text:p text:style-name="P221"><text:span text:style-name="Source_20_Text">LocalDateTime updatedAt</text:span> </text:p>
        </text:list-item>
      </text:list>
      <text:p text:style-name="Text_20_body"><text:span text:style-name="Strong_20_Emphasis">CreateDetteRequest :</text:span></text:p>
      <text:p text:style-name="Text_20_body"><text:span text:style-name="Strong_20_Emphasis">Attributs :</text:span></text:p>
      <text:list text:style-name="L121">
        <text:list-item>
          <text:p text:style-name="P224"><text:soft-page-break/><text:span text:style-name="Source_20_Text">Long clientId</text:span> - <text:span text:style-name="Source_20_Text">@NotNull</text:span> </text:p>
        </text:list-item>
        <text:list-item>
          <text:p text:style-name="P224"><text:span text:style-name="Source_20_Text">Long poissonnerieId</text:span> - <text:span text:style-name="Source_20_Text">@NotNull</text:span> </text:p>
        </text:list-item>
        <text:list-item>
          <text:p text:style-name="P224"><text:span text:style-name="Source_20_Text">BigDecimal amount</text:span> - <text:span text:style-name="Source_20_Text">@NotNull</text:span>, <text:span text:style-name="Source_20_Text">@DecimalMin(value = "0.01", message = "Le montant doit être supérieur à 0")</text:span> </text:p>
        </text:list-item>
        <text:list-item>
          <text:p text:style-name="P223"><text:span text:style-name="Source_20_Text">String description</text:span> - <text:span text:style-name="Source_20_Text">@Size(max = 500)</text:span> </text:p>
        </text:list-item>
      </text:list>
      <text:p text:style-name="Text_20_body"><text:span text:style-name="Strong_20_Emphasis">RemboursementRequest :</text:span></text:p>
      <text:p text:style-name="Text_20_body"><text:span text:style-name="Strong_20_Emphasis">Attributs :</text:span></text:p>
      <text:list text:style-name="L122">
        <text:list-item>
          <text:p text:style-name="P226"><text:span text:style-name="Source_20_Text">Long detteId</text:span> - <text:span text:style-name="Source_20_Text">@NotNull</text:span> </text:p>
        </text:list-item>
        <text:list-item>
          <text:p text:style-name="P226"><text:span text:style-name="Source_20_Text">BigDecimal amount</text:span> - <text:span text:style-name="Source_20_Text">@NotNull</text:span>, <text:span text:style-name="Source_20_Text">@DecimalMin("0.01")</text:span> </text:p>
        </text:list-item>
        <text:list-item>
          <text:p text:style-name="P225"><text:span text:style-name="Source_20_Text">String notes</text:span> - optionnel </text:p>
        </text:list-item>
      </text:list>
      <text:p text:style-name="Text_20_body"><text:span text:style-name="Strong_20_Emphasis">Pourquoi un DTO séparé pour remboursement :</text:span></text:p>
      <text:list text:style-name="L123">
        <text:list-item>
          <text:p text:style-name="P228">Opération spécifique (pas une simple update) </text:p>
        </text:list-item>
        <text:list-item>
          <text:p text:style-name="P227">Logique métier différente (vérifier montant, mettre à jour statut) </text:p>
        </text:list-item>
      </text:list>
      <text:p text:style-name="Horizontal_20_Line"/>
      <text:h text:style-name="Heading_20_2" text:outline-level="2">✅ Étape 4.6 : Créer les DTOs pour TransactionDette</text:h>
      <text:p text:style-name="Text_20_body"><text:span text:style-name="Strong_20_Emphasis">Ce que tu fais :</text:span></text:p>
      <text:list text:style-name="L124">
        <text:list-item>
          <text:p text:style-name="P229">Dans <text:span text:style-name="Source_20_Text">dto/response/</text:span>, crée <text:span text:style-name="Source_20_Text">TransactionDetteResponse.java</text:span> </text:p>
        </text:list-item>
      </text:list>
      <text:p text:style-name="Text_20_body"><text:span text:style-name="Strong_20_Emphasis">TransactionDetteResponse :</text:span></text:p>
      <text:p text:style-name="Text_20_body"><text:span text:style-name="Strong_20_Emphasis">Attributs :</text:span></text:p>
      <text:list text:style-name="L125">
        <text:list-item>
          <text:p text:style-name="P231"><text:span text:style-name="Source_20_Text">Long id</text:span> </text:p>
        </text:list-item>
        <text:list-item>
          <text:p text:style-name="P231"><text:span text:style-name="Source_20_Text">BigDecimal amount</text:span> </text:p>
        </text:list-item>
        <text:list-item>
          <text:p text:style-name="P231"><text:span text:style-name="Source_20_Text">LocalDateTime transactionDate</text:span> </text:p>
        </text:list-item>
        <text:list-item>
          <text:p text:style-name="P231"><text:span text:style-name="Source_20_Text">UserResponse effectuePar</text:span> </text:p>
        </text:list-item>
        <text:list-item>
          <text:p text:style-name="P230"><text:span text:style-name="Source_20_Text">String notes</text:span> </text:p>
        </text:list-item>
      </text:list>
      <text:p text:style-name="Text_20_body"><text:span text:style-name="Strong_20_Emphasis">Note :</text:span></text:p>
      <text:list text:style-name="L126">
        <text:list-item>
          <text:p text:style-name="P233">Pas besoin de détails de la dette (évite boucle infinie) </text:p>
        </text:list-item>
        <text:list-item>
          <text:p text:style-name="P232">Si besoin, on l'inclut dans DetteDetailResponse </text:p>
        </text:list-item>
      </text:list>
      <text:p text:style-name="Horizontal_20_Line"/>
      <text:h text:style-name="Heading_20_2" text:outline-level="2">✅ Étape 4.7 : Créer les DTOs pour Épargne</text:h>
      <text:p text:style-name="Text_20_body"><text:span text:style-name="Strong_20_Emphasis">Ce que tu fais :</text:span></text:p>
      <text:list text:style-name="L127">
        <text:list-item>
          <text:p text:style-name="P235">Dans <text:span text:style-name="Source_20_Text">dto/response/</text:span>, crée <text:span text:style-name="Source_20_Text">EpargneResponse.java</text:span> </text:p>
        </text:list-item>
        <text:list-item>
          <text:p text:style-name="P235">Dans <text:span text:style-name="Source_20_Text">dto/response/</text:span>, crée <text:span text:style-name="Source_20_Text">EpargneDetailResponse.java</text:span> </text:p>
        </text:list-item>
        <text:list-item>
          <text:p text:style-name="P235">Dans <text:span text:style-name="Source_20_Text">dto/request/</text:span>, crée <text:span text:style-name="Source_20_Text">CreateEpargneRequest.java</text:span> </text:p>
        </text:list-item>
        <text:list-item>
          <text:p text:style-name="P235">Dans <text:span text:style-name="Source_20_Text">dto/request/</text:span>, crée <text:span text:style-name="Source_20_Text">DepotEpargneRequest.java</text:span> </text:p>
        </text:list-item>
        <text:list-item>
          <text:p text:style-name="P234">Dans <text:span text:style-name="Source_20_Text">dto/request/</text:span>, crée <text:span text:style-name="Source_20_Text">RetraitEpargneRequest.java</text:span> </text:p>
        </text:list-item>
      </text:list>
      <text:p text:style-name="Text_20_body"><text:soft-page-break/><text:span text:style-name="Strong_20_Emphasis">EpargneResponse :</text:span></text:p>
      <text:p text:style-name="Text_20_body"><text:span text:style-name="Strong_20_Emphasis">Attributs :</text:span></text:p>
      <text:list text:style-name="L128">
        <text:list-item>
          <text:p text:style-name="P237"><text:span text:style-name="Source_20_Text">Long id</text:span> </text:p>
        </text:list-item>
        <text:list-item>
          <text:p text:style-name="P237"><text:span text:style-name="Source_20_Text">ClientResponse client</text:span> </text:p>
        </text:list-item>
        <text:list-item>
          <text:p text:style-name="P237"><text:span text:style-name="Source_20_Text">PoissonnerieResponse poissonnerie</text:span> </text:p>
        </text:list-item>
        <text:list-item>
          <text:p text:style-name="P237"><text:span text:style-name="Source_20_Text">BigDecimal currentBalance</text:span> </text:p>
        </text:list-item>
        <text:list-item>
          <text:p text:style-name="P236"><text:span text:style-name="Source_20_Text">LocalDateTime createdAt</text:span> </text:p>
        </text:list-item>
      </text:list>
      <text:p text:style-name="Text_20_body"><text:span text:style-name="Strong_20_Emphasis">EpargneDetailResponse :</text:span></text:p>
      <text:p text:style-name="Text_20_body"><text:span text:style-name="Strong_20_Emphasis">Hérite de EpargneResponse, ajoute :</text:span></text:p>
      <text:list text:style-name="L129">
        <text:list-item>
          <text:p text:style-name="P239"><text:span text:style-name="Source_20_Text">UserResponse createdBy</text:span> </text:p>
        </text:list-item>
        <text:list-item>
          <text:p text:style-name="P239"><text:span text:style-name="Source_20_Text">List&lt;TransactionEpargneResponse&gt; transactions</text:span> </text:p>
        </text:list-item>
        <text:list-item>
          <text:p text:style-name="P239"><text:span text:style-name="Source_20_Text">Integer nombreTransactions</text:span> </text:p>
        </text:list-item>
        <text:list-item>
          <text:p text:style-name="P239"><text:span text:style-name="Source_20_Text">BigDecimal totalDepots</text:span> (calculé) </text:p>
        </text:list-item>
        <text:list-item>
          <text:p text:style-name="P238"><text:span text:style-name="Source_20_Text">BigDecimal totalRetraits</text:span> (calculé) </text:p>
        </text:list-item>
      </text:list>
      <text:p text:style-name="Text_20_body"><text:span text:style-name="Strong_20_Emphasis">CreateEpargneRequest :</text:span></text:p>
      <text:p text:style-name="Text_20_body"><text:span text:style-name="Strong_20_Emphasis">Attributs :</text:span></text:p>
      <text:list text:style-name="L130">
        <text:list-item>
          <text:p text:style-name="P241"><text:span text:style-name="Source_20_Text">Long clientId</text:span> - <text:span text:style-name="Source_20_Text">@NotNull</text:span> </text:p>
        </text:list-item>
        <text:list-item>
          <text:p text:style-name="P241"><text:span text:style-name="Source_20_Text">Long poissonnerieId</text:span> - <text:span text:style-name="Source_20_Text">@NotNull</text:span> </text:p>
        </text:list-item>
        <text:list-item>
          <text:p text:style-name="P240"><text:span text:style-name="Source_20_Text">BigDecimal initialAmount</text:span> - <text:span text:style-name="Source_20_Text">@NotNull</text:span>, <text:span text:style-name="Source_20_Text">@DecimalMin("0.01")</text:span> (premier dépôt) </text:p>
        </text:list-item>
      </text:list>
      <text:p text:style-name="Text_20_body"><text:span text:style-name="Strong_20_Emphasis">DepotEpargneRequest :</text:span></text:p>
      <text:p text:style-name="Text_20_body"><text:span text:style-name="Strong_20_Emphasis">Attributs :</text:span></text:p>
      <text:list text:style-name="L131">
        <text:list-item>
          <text:p text:style-name="P243"><text:span text:style-name="Source_20_Text">Long epargneId</text:span> - <text:span text:style-name="Source_20_Text">@NotNull</text:span> </text:p>
        </text:list-item>
        <text:list-item>
          <text:p text:style-name="P243"><text:span text:style-name="Source_20_Text">BigDecimal amount</text:span> - <text:span text:style-name="Source_20_Text">@NotNull</text:span>, <text:span text:style-name="Source_20_Text">@DecimalMin("0.01")</text:span> </text:p>
        </text:list-item>
        <text:list-item>
          <text:p text:style-name="P242"><text:span text:style-name="Source_20_Text">String notes</text:span> </text:p>
        </text:list-item>
      </text:list>
      <text:p text:style-name="Text_20_body"><text:span text:style-name="Strong_20_Emphasis">RetraitEpargneRequest :</text:span></text:p>
      <text:p text:style-name="Text_20_body"><text:span text:style-name="Strong_20_Emphasis">Attributs :</text:span></text:p>
      <text:list text:style-name="L132">
        <text:list-item>
          <text:p text:style-name="P245"><text:span text:style-name="Source_20_Text">Long epargneId</text:span> - <text:span text:style-name="Source_20_Text">@NotNull</text:span> </text:p>
        </text:list-item>
        <text:list-item>
          <text:p text:style-name="P245"><text:span text:style-name="Source_20_Text">BigDecimal amount</text:span> - <text:span text:style-name="Source_20_Text">@NotNull</text:span>, <text:span text:style-name="Source_20_Text">@DecimalMin("0.01")</text:span> </text:p>
        </text:list-item>
        <text:list-item>
          <text:p text:style-name="P244"><text:span text:style-name="Source_20_Text">String notes</text:span> </text:p>
        </text:list-item>
      </text:list>
      <text:p text:style-name="Horizontal_20_Line"/>
      <text:h text:style-name="Heading_20_2" text:outline-level="2">✅ Étape 4.8 : Créer les DTOs pour TransactionEpargne</text:h>
      <text:p text:style-name="Text_20_body"><text:span text:style-name="Strong_20_Emphasis">Ce que tu fais :</text:span></text:p>
      <text:list text:style-name="L133">
        <text:list-item>
          <text:p text:style-name="P246">Dans <text:span text:style-name="Source_20_Text">dto/response/</text:span>, crée <text:span text:style-name="Source_20_Text">TransactionEpargneResponse.java</text:span> </text:p>
        </text:list-item>
      </text:list>
      <text:p text:style-name="Text_20_body"><text:span text:style-name="Strong_20_Emphasis">TransactionEpargneResponse :</text:span></text:p>
      <text:p text:style-name="Text_20_body"><text:soft-page-break/><text:span text:style-name="Strong_20_Emphasis">Attributs :</text:span></text:p>
      <text:list text:style-name="L134">
        <text:list-item>
          <text:p text:style-name="P248"><text:span text:style-name="Source_20_Text">Long id</text:span> </text:p>
        </text:list-item>
        <text:list-item>
          <text:p text:style-name="P248"><text:span text:style-name="Source_20_Text">TypeTransactionEpargne type</text:span> </text:p>
        </text:list-item>
        <text:list-item>
          <text:p text:style-name="P248"><text:span text:style-name="Source_20_Text">BigDecimal amount</text:span> </text:p>
        </text:list-item>
        <text:list-item>
          <text:p text:style-name="P248"><text:span text:style-name="Source_20_Text">LocalDateTime transactionDate</text:span> </text:p>
        </text:list-item>
        <text:list-item>
          <text:p text:style-name="P248"><text:span text:style-name="Source_20_Text">UserResponse effectuePar</text:span> </text:p>
        </text:list-item>
        <text:list-item>
          <text:p text:style-name="P247"><text:span text:style-name="Source_20_Text">String notes</text:span> </text:p>
        </text:list-item>
      </text:list>
      <text:p text:style-name="Horizontal_20_Line"/>
      <text:h text:style-name="Heading_20_2" text:outline-level="2">✅ Étape 4.9 : Créer les DTOs pour Notification</text:h>
      <text:p text:style-name="Text_20_body"><text:span text:style-name="Strong_20_Emphasis">Ce que tu fais :</text:span></text:p>
      <text:list text:style-name="L135">
        <text:list-item>
          <text:p text:style-name="P249">Dans <text:span text:style-name="Source_20_Text">dto/response/</text:span>, crée <text:span text:style-name="Source_20_Text">NotificationResponse.java</text:span> </text:p>
        </text:list-item>
      </text:list>
      <text:p text:style-name="Text_20_body"><text:span text:style-name="Strong_20_Emphasis">NotificationResponse :</text:span></text:p>
      <text:p text:style-name="Text_20_body"><text:span text:style-name="Strong_20_Emphasis">Attributs :</text:span></text:p>
      <text:list text:style-name="L136">
        <text:list-item>
          <text:p text:style-name="P251"><text:span text:style-name="Source_20_Text">Long id</text:span> </text:p>
        </text:list-item>
        <text:list-item>
          <text:p text:style-name="P251"><text:span text:style-name="Source_20_Text">TypeNotification type</text:span> </text:p>
        </text:list-item>
        <text:list-item>
          <text:p text:style-name="P251"><text:span text:style-name="Source_20_Text">String message</text:span> </text:p>
        </text:list-item>
        <text:list-item>
          <text:p text:style-name="P251"><text:span text:style-name="Source_20_Text">Boolean read</text:span> </text:p>
        </text:list-item>
        <text:list-item>
          <text:p text:style-name="P251"><text:span text:style-name="Source_20_Text">PoissonnerieResponse poissonnerie</text:span> </text:p>
        </text:list-item>
        <text:list-item>
          <text:p text:style-name="P250"><text:span text:style-name="Source_20_Text">LocalDateTime createdAt</text:span> </text:p>
        </text:list-item>
      </text:list>
      <text:p text:style-name="Horizontal_20_Line"/>
      <text:h text:style-name="Heading_20_2" text:outline-level="2">✅ Étape 4.10 : Créer le DTO pour "Payer Dette avec Épargne"</text:h>
      <text:p text:style-name="Text_20_body"><text:span text:style-name="Strong_20_Emphasis">Ce que tu fais :</text:span></text:p>
      <text:list text:style-name="L137">
        <text:list-item>
          <text:p text:style-name="P252">Dans <text:span text:style-name="Source_20_Text">dto/request/</text:span>, crée <text:span text:style-name="Source_20_Text">PayerDetteAvecEpargneRequest.java</text:span> </text:p>
        </text:list-item>
      </text:list>
      <text:p text:style-name="Text_20_body"><text:span text:style-name="Strong_20_Emphasis">À quoi ça sert :</text:span></text:p>
      <text:list text:style-name="L138">
        <text:list-item>
          <text:p text:style-name="P254">Fonctionnalité spéciale : utiliser son épargne pour rembourser sa dette </text:p>
        </text:list-item>
        <text:list-item>
          <text:p text:style-name="P254">Une seule requête crée : </text:p>
          <text:list>
            <text:list-item>
              <text:p text:style-name="P254">Un retrait d'épargne </text:p>
            </text:list-item>
            <text:list-item>
              <text:p text:style-name="P254">Un remboursement de dette </text:p>
            </text:list-item>
            <text:list-item>
              <text:p text:style-name="P253">Lien entre les deux dans l'historique </text:p>
            </text:list-item>
          </text:list>
        </text:list-item>
      </text:list>
      <text:p text:style-name="Text_20_body"><text:span text:style-name="Strong_20_Emphasis">PayerDetteAvecEpargneRequest :</text:span></text:p>
      <text:p text:style-name="Text_20_body"><text:span text:style-name="Strong_20_Emphasis">Attributs :</text:span></text:p>
      <text:list text:style-name="L139">
        <text:list-item>
          <text:p text:style-name="P256"><text:span text:style-name="Source_20_Text">Long detteId</text:span> - <text:span text:style-name="Source_20_Text">@NotNull</text:span> </text:p>
        </text:list-item>
        <text:list-item>
          <text:p text:style-name="P256"><text:span text:style-name="Source_20_Text">Long epargneId</text:span> - <text:span text:style-name="Source_20_Text">@NotNull</text:span> </text:p>
        </text:list-item>
        <text:list-item>
          <text:p text:style-name="P255"><text:span text:style-name="Source_20_Text">BigDecimal amount</text:span> - <text:span text:style-name="Source_20_Text">@NotNull</text:span>, <text:span text:style-name="Source_20_Text">@DecimalMin("0.01")</text:span> </text:p>
        </text:list-item>
      </text:list>
      <text:p text:style-name="Text_20_body"><text:soft-page-break/><text:span text:style-name="Strong_20_Emphasis">Validation métier (sera dans le Service) :</text:span></text:p>
      <text:list text:style-name="L140">
        <text:list-item>
          <text:p text:style-name="P258">Vérifier que dette et épargne appartiennent au même client </text:p>
        </text:list-item>
        <text:list-item>
          <text:p text:style-name="P258">Vérifier que le solde épargne &gt;= montant </text:p>
        </text:list-item>
        <text:list-item>
          <text:p text:style-name="P257">Vérifier que la dette restante &gt;= montant </text:p>
        </text:list-item>
      </text:list>
      <text:p text:style-name="Horizontal_20_Line"/>
      <text:h text:style-name="Heading_20_2" text:outline-level="2">✅ Étape 4.11 : Créer des DTOs pour les Statistiques/Rapports</text:h>
      <text:p text:style-name="Text_20_body"><text:span text:style-name="Strong_20_Emphasis">Ce que tu fais :</text:span></text:p>
      <text:list text:style-name="L141">
        <text:list-item>
          <text:p text:style-name="P260">Dans <text:span text:style-name="Source_20_Text">dto/response/</text:span>, crée <text:span text:style-name="Source_20_Text">StatistiquesDetteResponse.java</text:span> </text:p>
        </text:list-item>
        <text:list-item>
          <text:p text:style-name="P260">Dans <text:span text:style-name="Source_20_Text">dto/response/</text:span>, crée <text:span text:style-name="Source_20_Text">StatistiquesEpargneResponse.java</text:span> </text:p>
        </text:list-item>
        <text:list-item>
          <text:p text:style-name="P259">Dans <text:span text:style-name="Source_20_Text">dto/response/</text:span>, crée <text:span text:style-name="Source_20_Text">StatistiquesPoissonnerieResponse.java</text:span> </text:p>
        </text:list-item>
      </text:list>
      <text:p text:style-name="Text_20_body"><text:span text:style-name="Strong_20_Emphasis">StatistiquesDetteResponse :</text:span></text:p>
      <text:p text:style-name="Text_20_body"><text:span text:style-name="Strong_20_Emphasis">Attributs :</text:span></text:p>
      <text:list text:style-name="L142">
        <text:list-item>
          <text:p text:style-name="P262"><text:span text:style-name="Source_20_Text">Long poissonnerieId</text:span> </text:p>
        </text:list-item>
        <text:list-item>
          <text:p text:style-name="P262"><text:span text:style-name="Source_20_Text">String poissonnerieNom</text:span> </text:p>
        </text:list-item>
        <text:list-item>
          <text:p text:style-name="P262"><text:span text:style-name="Source_20_Text">Integer nombreDettesActives</text:span> </text:p>
        </text:list-item>
        <text:list-item>
          <text:p text:style-name="P262"><text:span text:style-name="Source_20_Text">Integer nombreDettesSoldees</text:span> </text:p>
        </text:list-item>
        <text:list-item>
          <text:p text:style-name="P262"><text:span text:style-name="Source_20_Text">BigDecimal totalDettesActives</text:span> </text:p>
        </text:list-item>
        <text:list-item>
          <text:p text:style-name="P262"><text:span text:style-name="Source_20_Text">BigDecimal totalRembourseMoisCourant</text:span> </text:p>
        </text:list-item>
        <text:list-item>
          <text:p text:style-name="P261"><text:span text:style-name="Source_20_Text">List&lt;TopDebiteurResponse&gt; topDebiteurs</text:span> </text:p>
        </text:list-item>
      </text:list>
      <text:p text:style-name="Text_20_body"><text:span text:style-name="Strong_20_Emphasis">TopDebiteurResponse :</text:span></text:p>
      <text:list text:style-name="L143">
        <text:list-item>
          <text:p text:style-name="P264"><text:span text:style-name="Source_20_Text">ClientResponse client</text:span> </text:p>
        </text:list-item>
        <text:list-item>
          <text:p text:style-name="P263"><text:span text:style-name="Source_20_Text">BigDecimal montantDette</text:span> </text:p>
        </text:list-item>
      </text:list>
      <text:p text:style-name="Text_20_body"><text:span text:style-name="Strong_20_Emphasis">StatistiquesEpargneResponse :</text:span></text:p>
      <text:p text:style-name="Text_20_body"><text:span text:style-name="Strong_20_Emphasis">Attributs :</text:span></text:p>
      <text:list text:style-name="L144">
        <text:list-item>
          <text:p text:style-name="P266"><text:span text:style-name="Source_20_Text">Long poissonnerieId</text:span> </text:p>
        </text:list-item>
        <text:list-item>
          <text:p text:style-name="P266"><text:span text:style-name="Source_20_Text">String poissonnerieNom</text:span> </text:p>
        </text:list-item>
        <text:list-item>
          <text:p text:style-name="P266"><text:span text:style-name="Source_20_Text">Integer nombreComptes</text:span> </text:p>
        </text:list-item>
        <text:list-item>
          <text:p text:style-name="P266"><text:span text:style-name="Source_20_Text">BigDecimal totalEpargnes</text:span> </text:p>
        </text:list-item>
        <text:list-item>
          <text:p text:style-name="P265"><text:span text:style-name="Source_20_Text">BigDecimal moyenneParCompte</text:span> </text:p>
        </text:list-item>
      </text:list>
      <text:p text:style-name="Text_20_body"><text:span text:style-name="Strong_20_Emphasis">StatistiquesPoissonnerieResponse (vue globale) :</text:span></text:p>
      <text:p text:style-name="Text_20_body"><text:span text:style-name="Strong_20_Emphasis">Attributs :</text:span></text:p>
      <text:list text:style-name="L145">
        <text:list-item>
          <text:p text:style-name="P268"><text:span text:style-name="Source_20_Text">PoissonnerieResponse poissonnerie</text:span> </text:p>
        </text:list-item>
        <text:list-item>
          <text:p text:style-name="P268"><text:span text:style-name="Source_20_Text">Integer nombreClients</text:span> </text:p>
        </text:list-item>
        <text:list-item>
          <text:p text:style-name="P268"><text:span text:style-name="Source_20_Text">StatistiquesDetteResponse dettes</text:span> </text:p>
        </text:list-item>
        <text:list-item>
          <text:p text:style-name="P267"><text:span text:style-name="Source_20_Text">StatistiquesEpargneResponse epargnes</text:span> </text:p>
        </text:list-item>
      </text:list>
      <text:p text:style-name="Horizontal_20_Line"><text:soft-page-break/></text:p>
      <text:h text:style-name="Heading_20_2" text:outline-level="2">✅ Étape 4.12 : Vérifier la compilation des DTOs</text:h>
      <text:p text:style-name="Text_20_body"><text:span text:style-name="Strong_20_Emphasis">Ce que tu fais :</text:span></text:p>
      <text:list text:style-name="L146">
        <text:list-item>
          <text:p text:style-name="P269">Rebuild du projet : <text:span text:style-name="Source_20_Text">mvn clean compile</text:span> </text:p>
        </text:list-item>
      </text:list>
      <text:p text:style-name="Text_20_body"><text:span text:style-name="Strong_20_Emphasis">Tu dois voir :</text:span></text:p>
      <text:list text:style-name="L147">
        <text:list-item>
          <text:p text:style-name="P271">BUILD SUCCESS </text:p>
        </text:list-item>
        <text:list-item>
          <text:p text:style-name="P270">Aucune erreur de validation Spring </text:p>
        </text:list-item>
      </text:list>
      <text:p text:style-name="Text_20_body"><text:span text:style-name="Strong_20_Emphasis">Comment savoir que ça marche :</text:span></text:p>
      <text:list text:style-name="L148">
        <text:list-item>
          <text:p text:style-name="P273">Tous les DTOs compilent </text:p>
        </text:list-item>
        <text:list-item>
          <text:p text:style-name="P273">Les annotations de validation sont reconnues </text:p>
        </text:list-item>
        <text:list-item>
          <text:p text:style-name="P272">Lombok génère bien les getters/setters </text:p>
        </text:list-item>
      </text:list>
      <text:p text:style-name="Text_20_body"><text:span text:style-name="Strong_20_Emphasis">Si ça ne marche pas :</text:span></text:p>
      <text:list text:style-name="L149">
        <text:list-item>
          <text:p text:style-name="P275">Vérifie les imports (javax.validation.constraints.*) </text:p>
        </text:list-item>
        <text:list-item>
          <text:p text:style-name="P274">Vérifie que Lombok est configuré dans le pom.xml </text:p>
        </text:list-item>
      </text:list>
      <text:p text:style-name="Horizontal_20_Line"/>
      <text:h text:style-name="Heading_20_1" text:outline-level="1">🔄 JOUR 6 : CRÉATION DES MAPPERS (MapStruct) (3-4 heures)</text:h>
      <text:h text:style-name="Heading_20_2" text:outline-level="2">✅ Étape 5.1 : Comprendre MapStruct</text:h>
      <text:p text:style-name="Text_20_body"><text:span text:style-name="Strong_20_Emphasis">À quoi ça sert :</text:span></text:p>
      <text:list text:style-name="L150">
        <text:list-item>
          <text:p text:style-name="P277">Convertir automatiquement Entity ↔ DTO </text:p>
        </text:list-item>
        <text:list-item>
          <text:p text:style-name="P276">Évite d'écrire du code répétitif </text:p>
        </text:list-item>
      </text:list>
      <text:p text:style-name="Text_20_body"><text:span text:style-name="Strong_20_Emphasis">Sans MapStruct (manuel) :</text:span></text:p>
      <text:p text:style-name="Preformatted_20_Text"><text:span text:style-name="Source_20_Text">ClientResponse response = new ClientResponse();</text:span></text:p>
      <text:p text:style-name="Preformatted_20_Text"><text:span text:style-name="Source_20_Text">response.setId(client.getId());</text:span></text:p>
      <text:p text:style-name="Preformatted_20_Text"><text:span text:style-name="Source_20_Text">response.setFirstName(client.getFirstName());</text:span></text:p>
      <text:p text:style-name="Preformatted_20_Text"><text:span text:style-name="Source_20_Text">response.setLastName(client.getLastName());</text:span></text:p>
      <text:p text:style-name="P1"><text:span text:style-name="Source_20_Text">// ... 15 lignes de plus</text:span></text:p>
      <text:p text:style-name="Text_20_body"><text:span text:style-name="Strong_20_Emphasis">Avec MapStruct (automatique) :</text:span></text:p>
      <text:p text:style-name="Preformatted_20_Text"><text:span text:style-name="Source_20_Text">ClientResponse response = clientMapper.toResponse(client);</text:span></text:p>
      <text:p text:style-name="P1"><text:span text:style-name="Source_20_Text">// 1 ligne !</text:span></text:p>
      <text:p text:style-name="Text_20_body"><text:span text:style-name="Strong_20_Emphasis">Comment ça marche :</text:span></text:p>
      <text:list text:style-name="L151">
        <text:list-item>
          <text:p text:style-name="P279">Tu écris une interface avec les signatures </text:p>
        </text:list-item>
        <text:list-item>
          <text:p text:style-name="P279">MapStruct génère le code d'implémentation à la compilation </text:p>
        </text:list-item>
        <text:list-item>
          <text:p text:style-name="P278">Code optimisé (pas de reflection) </text:p>
        </text:list-item>
      </text:list>
      <text:p text:style-name="Horizontal_20_Line"><text:soft-page-break/></text:p>
      <text:h text:style-name="Heading_20_2" text:outline-level="2">✅ Étape 5.2 : Créer PoissonnerieMapper</text:h>
      <text:p text:style-name="Text_20_body"><text:span text:style-name="Strong_20_Emphasis">Ce que tu fais :</text:span></text:p>
      <text:list text:style-name="L152">
        <text:list-item>
          <text:p text:style-name="P280">Dans le package <text:span text:style-name="Source_20_Text">mapper</text:span>, crée une interface <text:span text:style-name="Source_20_Text">PoissonnerieMapper.java</text:span> </text:p>
        </text:list-item>
      </text:list>
      <text:p text:style-name="Text_20_body"><text:span text:style-name="Strong_20_Emphasis">Ce que l'interface doit contenir :</text:span></text:p>
      <text:p text:style-name="Text_20_body"><text:span text:style-name="Strong_20_Emphasis">Annotations :</text:span></text:p>
      <text:list text:style-name="L153">
        <text:list-item>
          <text:p text:style-name="P282"><text:span text:style-name="Source_20_Text">@Mapper(componentModel = "spring")</text:span> </text:p>
          <text:list>
            <text:list-item>
              <text:p text:style-name="P282"><text:span text:style-name="Source_20_Text">componentModel = "spring"</text:span> : intègre le mapper comme bean Spring </text:p>
            </text:list-item>
            <text:list-item>
              <text:p text:style-name="P281">Injection automatique dans les Services </text:p>
            </text:list-item>
          </text:list>
        </text:list-item>
      </text:list>
      <text:p text:style-name="Text_20_body"><text:span text:style-name="Strong_20_Emphasis">Méthodes :</text:span></text:p>
      <text:list text:style-name="L154">
        <text:list-item>
          <text:p text:style-name="P283"><text:span text:style-name="Source_20_Text">PoissonnerieResponse toResponse(Poissonnerie entity)</text:span></text:p>
          <text:list>
            <text:list-item>
              <text:p text:style-name="P284">Convertit Entity → Response </text:p>
            </text:list-item>
            <text:list-item>
              <text:p text:style-name="P284">MapStruct mappe automatiquement les champs de même nom </text:p>
            </text:list-item>
          </text:list>
        </text:list-item>
        <text:list-item>
          <text:p text:style-name="P283"><text:span text:style-name="Source_20_Text">Poissonnerie toEntity(CreatePoissonnerieRequest request)</text:span></text:p>
          <text:list>
            <text:list-item>
              <text:p text:style-name="P284">Convertit Request → Entity (pour création) </text:p>
            </text:list-item>
            <text:list-item>
              <text:p text:style-name="P284">Champs manquants (id, dates) seront null (normal) </text:p>
            </text:list-item>
          </text:list>
        </text:list-item>
        <text:list-item>
          <text:p text:style-name="P283"><text:span text:style-name="Source_20_Text">void updateEntityFromRequest(UpdatePoissonnerieRequest request, @MappingTarget Poissonnerie entity)</text:span></text:p>
          <text:list>
            <text:list-item>
              <text:p text:style-name="P284">Met à jour une entité existante avec les données du Request </text:p>
            </text:list-item>
            <text:list-item>
              <text:p text:style-name="P284"><text:span text:style-name="Source_20_Text">@MappingTarget</text:span> : modifie l'objet en paramètre </text:p>
            </text:list-item>
            <text:list-item>
              <text:p text:style-name="P283">Seuls les champs non-null du Request sont appliqués </text:p>
            </text:list-item>
          </text:list>
        </text:list-item>
      </text:list>
      <text:p text:style-name="Text_20_body"><text:span text:style-name="Strong_20_Emphasis">Comment savoir que ça marche :</text:span></text:p>
      <text:list text:style-name="L155">
        <text:list-item>
          <text:p text:style-name="P286">Compilation : <text:span text:style-name="Source_20_Text">mvn clean compile</text:span> </text:p>
        </text:list-item>
        <text:list-item>
          <text:p text:style-name="P286">Dans <text:span text:style-name="Source_20_Text">target/generated-sources/annotations</text:span>, tu vois <text:span text:style-name="Source_20_Text">PoissonnerieMapperImpl.java</text:span> </text:p>
        </text:list-item>
        <text:list-item>
          <text:p text:style-name="P285">MapStruct a généré l'implémentation </text:p>
        </text:list-item>
      </text:list>
      <text:p text:style-name="Horizontal_20_Line"/>
      <text:h text:style-name="Heading_20_2" text:outline-level="2">✅ Étape 5.3 : Créer UserMapper</text:h>
      <text:p text:style-name="Text_20_body"><text:span text:style-name="Strong_20_Emphasis">Ce que tu fais :</text:span></text:p>
      <text:list text:style-name="L156">
        <text:list-item>
          <text:p text:style-name="P287">Dans le package <text:span text:style-name="Source_20_Text">mapper</text:span>, crée une interface <text:span text:style-name="Source_20_Text">UserMapper.java</text:span> </text:p>
        </text:list-item>
      </text:list>
      <text:p text:style-name="Text_20_body"><text:span text:style-name="Strong_20_Emphasis">Méthodes :</text:span></text:p>
      <text:list text:style-name="L157">
        <text:list-item>
          <text:p text:style-name="P288"><text:span text:style-name="Source_20_Text">UserResponse toResponse(User entity)</text:span></text:p>
        </text:list-item>
        <text:list-item>
          <text:p text:style-name="P288"><text:soft-page-break/><text:span text:style-name="Source_20_Text">@Mapping(source = "defaultPoissonnerieId", target = "defaultPoissonnerie", ignore = true)</text:span> <text:span text:style-name="Source_20_Text">User toEntity(CreateUserRequest request)</text:span></text:p>
          <text:list>
            <text:list-item>
              <text:p text:style-name="P289"><text:span text:style-name="Strong_20_Emphasis">Important</text:span> : <text:span text:style-name="Source_20_Text">defaultPoissonnerieId</text:span> (Long) doit être converti en <text:span text:style-name="Source_20_Text">defaultPoissonnerie</text:span> (Poissonnerie) </text:p>
            </text:list-item>
            <text:list-item>
              <text:p text:style-name="P289">On ignore dans le mapper (on le fera manuellement dans le Service) </text:p>
            </text:list-item>
          </text:list>
        </text:list-item>
        <text:list-item>
          <text:p text:style-name="P288"><text:span text:style-name="Source_20_Text">void updateEntityFromRequest(UpdateUserRequest request, @MappingTarget User entity)</text:span></text:p>
        </text:list-item>
      </text:list>
      <text:p text:style-name="Text_20_body"><text:span text:style-name="Strong_20_Emphasis">Pourquoi ignore :</text:span></text:p>
      <text:list text:style-name="L158">
        <text:list-item>
          <text:p text:style-name="P291">Le mapper ne peut pas convertir <text:span text:style-name="Source_20_Text">Long</text:span> → <text:span text:style-name="Source_20_Text">Poissonnerie</text:span> </text:p>
        </text:list-item>
        <text:list-item>
          <text:p text:style-name="P291">Il faut d'abord charger la Poissonnerie depuis la base (dans le Service) </text:p>
        </text:list-item>
        <text:list-item>
          <text:p text:style-name="P290">Puis assigner manuellement </text:p>
        </text:list-item>
      </text:list>
      <text:p text:style-name="Horizontal_20_Line"/>
      <text:h text:style-name="Heading_20_2" text:outline-level="2">✅ Étape 5.4 : Créer ClientMapper</text:h>
      <text:p text:style-name="Text_20_body"><text:span text:style-name="Strong_20_Emphasis">Ce que tu fais :</text:span></text:p>
      <text:list text:style-name="L159">
        <text:list-item>
          <text:p text:style-name="P292">Dans le package <text:span text:style-name="Source_20_Text">mapper</text:span>, crée une interface <text:span text:style-name="Source_20_Text">ClientMapper.java</text:span> </text:p>
        </text:list-item>
      </text:list>
      <text:p text:style-name="Text_20_body"><text:span text:style-name="Strong_20_Emphasis">Dépendances :</text:span></text:p>
      <text:list text:style-name="L160">
        <text:list-item>
          <text:p text:style-name="P294"><text:span text:style-name="Source_20_Text">@Mapper(componentModel = "spring", uses = {PoissonnerieMapper.class, UserMapper.class})</text:span> </text:p>
        </text:list-item>
        <text:list-item>
          <text:p text:style-name="P293"><text:span text:style-name="Source_20_Text">uses</text:span> : utilise d'autres mappers pour les sous-objets </text:p>
        </text:list-item>
      </text:list>
      <text:p text:style-name="Text_20_body"><text:span text:style-name="Strong_20_Emphasis">Méthodes :</text:span></text:p>
      <text:list text:style-name="L161">
        <text:list-item>
          <text:p text:style-name="P295"><text:span text:style-name="Source_20_Text">ClientResponse toResponse(Client entity)</text:span></text:p>
          <text:list>
            <text:list-item>
              <text:p text:style-name="P296">MapStruct utilise automatiquement <text:span text:style-name="Source_20_Text">PoissonnerieMapper.toResponse()</text:span> pour mapper <text:span text:style-name="Source_20_Text">client.poissonnerie</text:span> </text:p>
            </text:list-item>
          </text:list>
        </text:list-item>
        <text:list-item>
          <text:p text:style-name="P295"><text:span text:style-name="Source_20_Text">ClientDetailResponse toDetailResponse(Client entity)</text:span></text:p>
          <text:list>
            <text:list-item>
              <text:p text:style-name="P296">Mappe vers le DTO détaillé </text:p>
            </text:list-item>
            <text:list-item>
              <text:p text:style-name="P296"><text:span text:style-name="Source_20_Text">@Mapping(target = "totalDetteActive", ignore = true)</text:span> </text:p>
            </text:list-item>
            <text:list-item>
              <text:p text:style-name="P296"><text:span text:style-name="Source_20_Text">@Mapping(target = "soldeEpargne", ignore = true)</text:span> </text:p>
            </text:list-item>
            <text:list-item>
              <text:p text:style-name="P296">Ces champs sont calculés (on les remplit dans le Service) </text:p>
            </text:list-item>
          </text:list>
        </text:list-item>
        <text:list-item>
          <text:p text:style-name="P295"><text:span text:style-name="Source_20_Text">@Mapping(source = "poissonnerieId", target = "poissonnerie", ignore = true)</text:span> <text:span text:style-name="Source_20_Text">Client toEntity(CreateClientRequest request)</text:span></text:p>
        </text:list-item>
        <text:list-item>
          <text:p text:style-name="P295"><text:span text:style-name="Source_20_Text">void updateEntityFromRequest(UpdateClientRequest request, @MappingTarget Client entity)</text:span></text:p>
        </text:list-item>
      </text:list>
      <text:p text:style-name="Horizontal_20_Line"/>
      <text:h text:style-name="Heading_20_2" text:outline-level="2"><text:soft-page-break/>✅ Étape 5.5 : Créer DetteMapper</text:h>
      <text:p text:style-name="Text_20_body"><text:span text:style-name="Strong_20_Emphasis">Ce que tu fais :</text:span></text:p>
      <text:list text:style-name="L162">
        <text:list-item>
          <text:p text:style-name="P297">Dans le package <text:span text:style-name="Source_20_Text">mapper</text:span>, crée une interface <text:span text:style-name="Source_20_Text">DetteMapper.java</text:span> </text:p>
        </text:list-item>
      </text:list>
      <text:p text:style-name="Text_20_body"><text:span text:style-name="Strong_20_Emphasis">Dépendances :</text:span></text:p>
      <text:list text:style-name="L163">
        <text:list-item>
          <text:p text:style-name="P298"><text:span text:style-name="Source_20_Text">uses = {ClientMapper.class, PoissonnerieMapper.class, UserMapper.class, TransactionDetteMapper.class}</text:span> </text:p>
        </text:list-item>
      </text:list>
      <text:p text:style-name="Text_20_body"><text:span text:style-name="Strong_20_Emphasis">Méthodes :</text:span></text:p>
      <text:list text:style-name="L164">
        <text:list-item>
          <text:p text:style-name="P299"><text:span text:style-name="Source_20_Text">DetteResponse toResponse(Dette entity)</text:span></text:p>
        </text:list-item>
        <text:list-item>
          <text:p text:style-name="P299"><text:span text:style-name="Source_20_Text">DetteDetailResponse toDetailResponse(Dette entity)</text:span></text:p>
          <text:list>
            <text:list-item>
              <text:p text:style-name="P300"><text:span text:style-name="Source_20_Text">@Mapping(target = "nombreRemboursements", ignore = true)</text:span> </text:p>
            </text:list-item>
            <text:list-item>
              <text:p text:style-name="P300"><text:span text:style-name="Source_20_Text">@Mapping(target = "totalRembourse", ignore = true)</text:span> </text:p>
            </text:list-item>
            <text:list-item>
              <text:p text:style-name="P300">Calculés dans le Service </text:p>
            </text:list-item>
          </text:list>
        </text:list-item>
        <text:list-item>
          <text:p text:style-name="P299"><text:span text:style-name="Source_20_Text">Dette toEntity(CreateDetteRequest request)</text:span></text:p>
          <text:list>
            <text:list-item>
              <text:p text:style-name="P300"><text:span text:style-name="Source_20_Text">@Mapping(source = "clientId", target = "client", ignore = true)</text:span> </text:p>
            </text:list-item>
            <text:list-item>
              <text:p text:style-name="P300"><text:span text:style-name="Source_20_Text">@Mapping(source = "poissonnerieId", target = "poissonnerie", ignore = true)</text:span> </text:p>
            </text:list-item>
            <text:list-item>
              <text:p text:style-name="P300"><text:span text:style-name="Source_20_Text">@Mapping(source = "amount", target = "initialAmount")</text:span> </text:p>
            </text:list-item>
            <text:list-item>
              <text:p text:style-name="P300"><text:span text:style-name="Source_20_Text">@Mapping(source = "amount", target = "remainingAmount")</text:span> </text:p>
            </text:list-item>
            <text:list-item>
              <text:p text:style-name="P299">Au début, montant restant = montant initial </text:p>
            </text:list-item>
          </text:list>
        </text:list-item>
      </text:list>
      <text:p text:style-name="Horizontal_20_Line"/>
      <text:h text:style-name="Heading_20_2" text:outline-level="2">✅ Étape 5.6 : Créer TransactionDetteMapper</text:h>
      <text:p text:style-name="Text_20_body"><text:span text:style-name="Strong_20_Emphasis">Ce que tu fais :</text:span></text:p>
      <text:list text:style-name="L165">
        <text:list-item>
          <text:p text:style-name="P301">Dans le package <text:span text:style-name="Source_20_Text">mapper</text:span>, crée une interface <text:span text:style-name="Source_20_Text">TransactionDetteMapper.java</text:span> </text:p>
        </text:list-item>
      </text:list>
      <text:p text:style-name="Text_20_body"><text:span text:style-name="Strong_20_Emphasis">Méthodes :</text:span></text:p>
      <text:list text:style-name="L166">
        <text:list-item>
          <text:p text:style-name="P302"><text:span text:style-name="Source_20_Text">TransactionDetteResponse toResponse(TransactionDette entity)</text:span></text:p>
          <text:list>
            <text:list-item>
              <text:p text:style-name="P303"><text:span text:style-name="Source_20_Text">uses = {UserMapper.class}</text:span> </text:p>
            </text:list-item>
          </text:list>
        </text:list-item>
        <text:list-item>
          <text:p text:style-name="P302"><text:span text:style-name="Source_20_Text">TransactionDette toEntity(RemboursementRequest request)</text:span></text:p>
          <text:list>
            <text:list-item>
              <text:p text:style-name="P303"><text:span text:style-name="Source_20_Text">@Mapping(source = "detteId", target = "dette", ignore = true)</text:span> </text:p>
            </text:list-item>
            <text:list-item>
              <text:p text:style-name="P303"><text:span text:style-name="Source_20_Text">@Mapping(target = "transactionDate", expression = "java(java.time.LocalDateTime.now())")</text:span> </text:p>
            </text:list-item>
            <text:list-item>
              <text:p text:style-name="P302">Expression : génère automatiquement la date/heure actuelle </text:p>
            </text:list-item>
          </text:list>
        </text:list-item>
      </text:list>
      <text:p text:style-name="Text_20_body"><text:span text:style-name="Strong_20_Emphasis">Annotations avancées :</text:span></text:p>
      <text:list text:style-name="L167">
        <text:list-item>
          <text:p text:style-name="P305"><text:span text:style-name="Source_20_Text">expression</text:span> : exécute du code Java custom </text:p>
        </text:list-item>
        <text:list-item>
          <text:p text:style-name="P304"><text:soft-page-break/>Utile pour valeurs calculées ou dates </text:p>
        </text:list-item>
      </text:list>
      <text:p text:style-name="Horizontal_20_Line"/>
      <text:h text:style-name="Heading_20_2" text:outline-level="2">✅ Étape 5.7 : Créer EpargneMapper</text:h>
      <text:p text:style-name="Text_20_body"><text:span text:style-name="Strong_20_Emphasis">Ce que tu fais :</text:span></text:p>
      <text:list text:style-name="L168">
        <text:list-item>
          <text:p text:style-name="P306">Dans le package <text:span text:style-name="Source_20_Text">mapper</text:span>, crée une interface <text:span text:style-name="Source_20_Text">EpargneMapper.java</text:span> </text:p>
        </text:list-item>
      </text:list>
      <text:p text:style-name="Text_20_body"><text:span text:style-name="Strong_20_Emphasis">Méthodes :</text:span></text:p>
      <text:list text:style-name="L169">
        <text:list-item>
          <text:p text:style-name="P307"><text:span text:style-name="Source_20_Text">EpargneResponse toResponse(Epargne entity)</text:span></text:p>
        </text:list-item>
        <text:list-item>
          <text:p text:style-name="P307"><text:span text:style-name="Source_20_Text">EpargneDetailResponse toDetailResponse(Epargne entity)</text:span></text:p>
          <text:list>
            <text:list-item>
              <text:p text:style-name="P308"><text:span text:style-name="Source_20_Text">@Mapping(target = "nombreTransactions", ignore = true)</text:span> </text:p>
            </text:list-item>
            <text:list-item>
              <text:p text:style-name="P308"><text:span text:style-name="Source_20_Text">@Mapping(target = "totalDepots", ignore = true)</text:span> </text:p>
            </text:list-item>
            <text:list-item>
              <text:p text:style-name="P308"><text:span text:style-name="Source_20_Text">@Mapping(target = "totalRetraits", ignore = true)</text:span> </text:p>
            </text:list-item>
          </text:list>
        </text:list-item>
        <text:list-item>
          <text:p text:style-name="P307"><text:span text:style-name="Source_20_Text">Epargne toEntity(CreateEpargneRequest request)</text:span></text:p>
          <text:list>
            <text:list-item>
              <text:p text:style-name="P308"><text:span text:style-name="Source_20_Text">@Mapping(source = "clientId", target = "client", ignore = true)</text:span> </text:p>
            </text:list-item>
            <text:list-item>
              <text:p text:style-name="P308"><text:span text:style-name="Source_20_Text">@Mapping(source = "poissonnerieId", target = "poissonnerie", ignore = true)</text:span> </text:p>
            </text:list-item>
            <text:list-item>
              <text:p text:style-name="P307"><text:span text:style-name="Source_20_Text">@Mapping(source = "initialAmount", target = "currentBalance")</text:span> </text:p>
            </text:list-item>
          </text:list>
        </text:list-item>
      </text:list>
      <text:p text:style-name="Horizontal_20_Line"/>
      <text:h text:style-name="Heading_20_2" text:outline-level="2">✅ Étape 5.8 : Créer TransactionEpargneMapper</text:h>
      <text:p text:style-name="Text_20_body"><text:span text:style-name="Strong_20_Emphasis">Ce que tu fais :</text:span></text:p>
      <text:list text:style-name="L170">
        <text:list-item>
          <text:p text:style-name="P309">Dans le package <text:span text:style-name="Source_20_Text">mapper</text:span>, crée une interface <text:span text:style-name="Source_20_Text">TransactionEpargneMapper.java</text:span> </text:p>
        </text:list-item>
      </text:list>
      <text:p text:style-name="Text_20_body"><text:span text:style-name="Strong_20_Emphasis">Méthodes :</text:span></text:p>
      <text:list text:style-name="L171">
        <text:list-item>
          <text:p text:style-name="P310"><text:span text:style-name="Source_20_Text">TransactionEpargneResponse toResponse(TransactionEpargne entity)</text:span></text:p>
        </text:list-item>
        <text:list-item>
          <text:p text:style-name="P310"><text:span text:style-name="Source_20_Text">TransactionEpargne toEntity(DepotEpargneRequest request)</text:span></text:p>
          <text:list>
            <text:list-item>
              <text:p text:style-name="P311"><text:span text:style-name="Source_20_Text">@Mapping(source = "epargneId", target = "epargne", ignore = true)</text:span> </text:p>
            </text:list-item>
            <text:list-item>
              <text:p text:style-name="P311"><text:span text:style-name="Source_20_Text">@Mapping(constant = "DEPOT", target = "type")</text:span> </text:p>
            </text:list-item>
            <text:list-item>
              <text:p text:style-name="P311"><text:span text:style-name="Source_20_Text">constant</text:span> : valeur fixe </text:p>
            </text:list-item>
          </text:list>
        </text:list-item>
        <text:list-item>
          <text:p text:style-name="P310"><text:span text:style-name="Source_20_Text">TransactionEpargne toEntity(RetraitEpargneRequest request)</text:span></text:p>
          <text:list>
            <text:list-item>
              <text:p text:style-name="P310"><text:span text:style-name="Source_20_Text">@Mapping(constant = "RETRAIT", target = "type")</text:span> </text:p>
            </text:list-item>
          </text:list>
        </text:list-item>
      </text:list>
      <text:p text:style-name="Horizontal_20_Line"/>
      <text:h text:style-name="Heading_20_2" text:outline-level="2"><text:soft-page-break/>✅ Étape 5.9 : Créer NotificationMapper</text:h>
      <text:p text:style-name="Text_20_body"><text:span text:style-name="Strong_20_Emphasis">Ce que tu fais :</text:span></text:p>
      <text:list text:style-name="L172">
        <text:list-item>
          <text:p text:style-name="P312">Dans le package <text:span text:style-name="Source_20_Text">mapper</text:span>, crée une interface <text:span text:style-name="Source_20_Text">NotificationMapper.java</text:span> </text:p>
        </text:list-item>
      </text:list>
      <text:p text:style-name="Text_20_body"><text:span text:style-name="Strong_20_Emphasis">Méthodes :</text:span></text:p>
      <text:list text:style-name="L173">
        <text:list-item>
          <text:p text:style-name="P313"><text:span text:style-name="Source_20_Text">NotificationResponse toResponse(Notification entity)</text:span> </text:p>
        </text:list-item>
      </text:list>
      <text:p text:style-name="Horizontal_20_Line"/>
      <text:h text:style-name="Heading_20_2" text:outline-level="2">✅ Étape 5.10 : Vérifier la génération des Mappers</text:h>
      <text:p text:style-name="Text_20_body"><text:span text:style-name="Strong_20_Emphasis">Ce que tu fais :</text:span></text:p>
      <text:list text:style-name="L174">
        <text:list-item>
          <text:p text:style-name="P314">Rebuild : <text:span text:style-name="Source_20_Text">mvn clean compile</text:span> </text:p>
        </text:list-item>
      </text:list>
      <text:p text:style-name="Text_20_body"><text:span text:style-name="Strong_20_Emphasis">Tu dois voir :</text:span></text:p>
      <text:list text:style-name="L175">
        <text:list-item>
          <text:p text:style-name="P316">Dans <text:span text:style-name="Source_20_Text">target/generated-sources/annotations/com/fishcam/mapper/</text:span> : </text:p>
          <text:list>
            <text:list-item>
              <text:p text:style-name="P316"><text:span text:style-name="Source_20_Text">PoissonnerieMapperImpl.java</text:span> </text:p>
            </text:list-item>
            <text:list-item>
              <text:p text:style-name="P316"><text:span text:style-name="Source_20_Text">UserMapperImpl.java</text:span> </text:p>
            </text:list-item>
            <text:list-item>
              <text:p text:style-name="P316"><text:span text:style-name="Source_20_Text">ClientMapperImpl.java</text:span> </text:p>
            </text:list-item>
            <text:list-item>
              <text:p text:style-name="P315">etc. </text:p>
            </text:list-item>
          </text:list>
        </text:list-item>
      </text:list>
      <text:p text:style-name="Text_20_body"><text:span text:style-name="Strong_20_Emphasis">Ouvre un fichier Impl pour comprendre :</text:span></text:p>
      <text:list text:style-name="L176">
        <text:list-item>
          <text:p text:style-name="P318">Tu vois le code Java généré par MapStruct </text:p>
        </text:list-item>
        <text:list-item>
          <text:p text:style-name="P318">C'est du code simple (getters/setters) </text:p>
        </text:list-item>
        <text:list-item>
          <text:p text:style-name="P317">Optimisé (pas de reflection)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7:27:53.834436458</meta:creation-date>
    <dc:date>2025-11-25T12:38:46.217725116</dc:date>
    <meta:editing-duration>PT4H35M46S</meta:editing-duration>
    <meta:editing-cycles>1</meta:editing-cycles>
    <meta:document-statistic meta:table-count="0" meta:image-count="0" meta:object-count="0" meta:page-count="39" meta:paragraph-count="1289" meta:word-count="6644" meta:character-count="47001" meta:non-whitespace-character-count="41132"/>
    <meta:generator>LibreOffice/24.2.7.2$Linux_X86_64 LibreOffice_project/420$Build-2</meta:generator>
  </office:meta>
</office:document-meta>
</file>